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바탕체" svg:font-family="바탕체"/>
    <style:font-face style:name="Arial" svg:font-family="Arial"/>
    <style:font-face style:name="굴림체" svg:font-family="굴림체"/>
    <style:font-face style:name="한컴바탕" svg:font-family="한컴바탕"/>
    <style:font-face style:name="한컴바탕" svg:font-family="한컴바탕"/>
    <style:font-face style:name="한컴바탕" svg:font-family="한컴바탕"/>
    <style:font-face style:name="Arial" svg:font-family="Arial"/>
    <style:font-face style:name="한컴바탕" svg:font-family="한컴바탕"/>
    <style:font-face style:name="Arial" svg:font-family="Arial"/>
    <style:font-face style:name="한컴바탕" svg:font-family="한컴바탕"/>
    <style:font-face style:name="한컴바탕" svg:font-family="한컴바탕"/>
    <style:font-face style:name="한컴바탕" svg:font-family="한컴바탕"/>
    <style:font-face style:name="한컴바탕" svg:font-family="한컴바탕"/>
    <style:font-face style:name="한컴바탕" svg:font-family="한컴바탕"/>
    <style:font-face style:name="한컴바탕" svg:font-family="한컴바탕"/>
    <style:font-face style:name="한컴바탕" svg:font-family="한컴바탕"/>
    <style:font-face style:name="한컴바탕" svg:font-family="한컴바탕"/>
    <style:font-face style:name="한컴바탕" svg:font-family="한컴바탕"/>
    <style:font-face style:name="돋움" svg:font-family="돋움"/>
    <style:font-face style:name="Arial" svg:font-family="Arial"/>
    <style:font-face style:name="돋움" svg:font-family="돋움"/>
    <style:font-face style:name="굴림" svg:font-family="굴림"/>
    <style:font-face style:name="굴림" svg:font-family="굴림"/>
    <style:font-face style:name="굴림" svg:font-family="굴림"/>
  </office:font-face-decls>
  <office:automatic-styles>
    <style:style style:name="co8" style:family="table-column">
      <style:table-column-properties fo:break-before="auto" style:column-width="1.472cm"/>
    </style:style>
    <style:style style:name="ID0EFJDM" style:family="table-column">
      <style:table-column-properties style:column-width="2.42cm"/>
    </style:style>
    <style:style style:name="ID0ELJDM" style:family="table-column">
      <style:table-column-properties style:column-width="2.691cm"/>
    </style:style>
    <style:style style:name="ID0ERJDM" style:family="table-column">
      <style:table-column-properties style:column-width="2.42cm"/>
    </style:style>
    <style:style style:name="co9" style:family="table-column">
      <style:table-column-properties fo:break-before="auto" style:column-width="1.472cm"/>
    </style:style>
    <style:style style:name="ID0ENJEM" style:family="table-column">
      <style:table-column-properties style:column-width="4.714cm"/>
    </style:style>
    <style:style style:name="co10" style:family="table-column">
      <style:table-column-properties fo:break-before="auto" style:column-width="1.472cm"/>
    </style:style>
    <style:style style:name="ID0ERTEM" style:family="table-column">
      <style:table-column-properties style:column-width="2.755cm"/>
    </style:style>
    <style:style style:name="ID0EYTEM" style:family="table-column">
      <style:table-column-properties style:column-width="2.899cm"/>
    </style:style>
    <style:style style:name="ID0E5TEM" style:family="table-column">
      <style:table-column-properties style:column-width="4.256cm"/>
    </style:style>
    <style:style style:name="ID0EEUEM" style:family="table-column">
      <style:table-column-properties style:column-width="3.443cm"/>
    </style:style>
    <style:style style:name="ID0EKUEM" style:family="table-column">
      <style:table-column-properties style:column-width="9.077cm"/>
    </style:style>
    <style:style style:name="ID0EQUEM" style:family="table-column">
      <style:table-column-properties style:column-width="2.42cm"/>
    </style:style>
    <style:style style:name="co11" style:family="table-column">
      <style:table-column-properties fo:break-before="auto" style:column-width="1.472cm"/>
    </style:style>
    <style:style style:name="ID0ER1IM" style:family="table-column">
      <style:table-column-properties style:column-width="2.217cm"/>
    </style:style>
    <style:style style:name="ID0EY1IM" style:family="table-column">
      <style:table-column-properties style:column-width="3.232cm"/>
    </style:style>
    <style:style style:name="ID0E51IM" style:family="table-column">
      <style:table-column-properties style:column-width="5.613cm"/>
    </style:style>
    <style:style style:name="ID0EF2IM" style:family="table-column">
      <style:table-column-properties style:column-width="12.912cm"/>
    </style:style>
    <style:style style:name="ID0EL2IM" style:family="table-column">
      <style:table-column-properties style:column-width="2.817cm"/>
    </style:style>
    <style:style style:name="ID0ER2IM" style:family="table-column">
      <style:table-column-properties style:column-width="1.878cm"/>
    </style:style>
    <style:style style:name="ro8" style:family="table-row">
      <style:table-row-properties fo:break-before="auto" style:row-height="0.459cm"/>
    </style:style>
    <style:style style:name="ID0EYJDM" style:family="table-row">
      <style:table-row-properties fo:break-before="auto" style:row-height="0.623cm" style:use-optimal-row-height="false"/>
    </style:style>
    <style:style style:name="ID0EGLDM" style:family="table-row">
      <style:table-row-properties fo:break-before="auto" style:row-height="0.471cm" style:use-optimal-row-height="true"/>
    </style:style>
    <style:style style:name="ID0ETMDM" style:family="table-row">
      <style:table-row-properties fo:break-before="auto" style:row-height="0.579cm" style:use-optimal-row-height="false"/>
    </style:style>
    <style:style style:name="ID0ERNDM" style:family="table-row">
      <style:table-row-properties fo:break-before="auto" style:row-height="0.579cm" style:use-optimal-row-height="false"/>
    </style:style>
    <style:style style:name="ID0EPODM" style:family="table-row">
      <style:table-row-properties fo:break-before="auto" style:row-height="0.579cm" style:use-optimal-row-height="false"/>
    </style:style>
    <style:style style:name="ID0ENPDM" style:family="table-row">
      <style:table-row-properties fo:break-before="auto" style:row-height="0.579cm" style:use-optimal-row-height="false"/>
    </style:style>
    <style:style style:name="ID0ELQDM" style:family="table-row">
      <style:table-row-properties fo:break-before="auto" style:row-height="0.579cm" style:use-optimal-row-height="false"/>
    </style:style>
    <style:style style:name="ID0EJRDM" style:family="table-row">
      <style:table-row-properties fo:break-before="auto" style:row-height="0.579cm" style:use-optimal-row-height="false"/>
    </style:style>
    <style:style style:name="ID0EHSDM" style:family="table-row">
      <style:table-row-properties fo:break-before="auto" style:row-height="0.579cm" style:use-optimal-row-height="false"/>
    </style:style>
    <style:style style:name="ID0EFTDM" style:family="table-row">
      <style:table-row-properties fo:break-before="auto" style:row-height="0.579cm" style:use-optimal-row-height="false"/>
    </style:style>
    <style:style style:name="ID0EDUDM" style:family="table-row">
      <style:table-row-properties fo:break-before="auto" style:row-height="0.43cm" style:use-optimal-row-height="true"/>
    </style:style>
    <style:style style:name="ID0E3UDM" style:family="table-row">
      <style:table-row-properties fo:break-before="auto" style:row-height="0.452cm" style:use-optimal-row-height="false"/>
    </style:style>
    <style:style style:name="ID0EWVDM" style:family="table-row">
      <style:table-row-properties fo:break-before="auto" style:row-height="0.452cm" style:use-optimal-row-height="false"/>
    </style:style>
    <style:style style:name="ID0EQWDM" style:family="table-row">
      <style:table-row-properties fo:break-before="auto" style:row-height="0.452cm" style:use-optimal-row-height="false"/>
    </style:style>
    <style:style style:name="ID0EKXDM" style:family="table-row">
      <style:table-row-properties fo:break-before="auto" style:row-height="0.579cm" style:use-optimal-row-height="false"/>
    </style:style>
    <style:style style:name="ID0EIYDM" style:family="table-row">
      <style:table-row-properties fo:break-before="auto" style:row-height="0.579cm" style:use-optimal-row-height="false"/>
    </style:style>
    <style:style style:name="ID0EGZDM" style:family="table-row">
      <style:table-row-properties fo:break-before="auto" style:row-height="0.579cm" style:use-optimal-row-height="false"/>
    </style:style>
    <style:style style:name="ID0EE1DM" style:family="table-row">
      <style:table-row-properties fo:break-before="auto" style:row-height="0.579cm" style:use-optimal-row-height="false"/>
    </style:style>
    <style:style style:name="ID0EC2DM" style:family="table-row">
      <style:table-row-properties fo:break-before="auto" style:row-height="0.579cm" style:use-optimal-row-height="false"/>
    </style:style>
    <style:style style:name="ID0EA3DM" style:family="table-row">
      <style:table-row-properties fo:break-before="auto" style:row-height="0.579cm" style:use-optimal-row-height="false"/>
    </style:style>
    <style:style style:name="ID0E53DM" style:family="table-row">
      <style:table-row-properties fo:break-before="auto" style:row-height="0.579cm" style:use-optimal-row-height="false"/>
    </style:style>
    <style:style style:name="ID0E34DM" style:family="table-row">
      <style:table-row-properties fo:break-before="auto" style:row-height="0.471cm" style:use-optimal-row-height="true"/>
    </style:style>
    <style:style style:name="ID0EJ6DM" style:family="table-row">
      <style:table-row-properties fo:break-before="auto" style:row-height="0.496cm" style:use-optimal-row-height="false"/>
    </style:style>
    <style:style style:name="ID0EXAEM" style:family="table-row">
      <style:table-row-properties fo:break-before="auto" style:row-height="0.496cm" style:use-optimal-row-height="false"/>
    </style:style>
    <style:style style:name="ID0EFCEM" style:family="table-row">
      <style:table-row-properties fo:break-before="auto" style:row-height="0.496cm" style:use-optimal-row-height="false"/>
    </style:style>
    <style:style style:name="ID0ETDEM" style:family="table-row">
      <style:table-row-properties fo:break-before="auto" style:row-height="0.471cm" style:use-optimal-row-height="true"/>
    </style:style>
    <style:style style:name="ro9" style:family="table-row">
      <style:table-row-properties fo:break-before="auto" style:row-height="0.459cm"/>
    </style:style>
    <style:style style:name="ID0EUJEM" style:family="table-row">
      <style:table-row-properties fo:break-before="auto" style:row-height="1.348cm" style:use-optimal-row-height="false"/>
    </style:style>
    <style:style style:name="ID0EUKEM" style:family="table-row">
      <style:table-row-properties fo:break-before="auto" style:row-height="0.953cm" style:use-optimal-row-height="false"/>
    </style:style>
    <style:style style:name="ID0EWLEM" style:family="table-row">
      <style:table-row-properties fo:break-before="auto" style:row-height="0.953cm" style:use-optimal-row-height="false"/>
    </style:style>
    <style:style style:name="ID0E5MEM" style:family="table-row">
      <style:table-row-properties fo:break-before="auto" style:row-height="1.032cm" style:use-optimal-row-height="false"/>
    </style:style>
    <style:style style:name="ID0EFOEM" style:family="table-row">
      <style:table-row-properties fo:break-before="auto" style:row-height="1.032cm" style:use-optimal-row-height="false"/>
    </style:style>
    <style:style style:name="ID0EMPEM" style:family="table-row">
      <style:table-row-properties fo:break-before="auto" style:row-height="1.032cm" style:use-optimal-row-height="false"/>
    </style:style>
    <style:style style:name="ID0ERQEM" style:family="table-row">
      <style:table-row-properties fo:break-before="auto" style:row-height="1.032cm" style:use-optimal-row-height="false"/>
    </style:style>
    <style:style style:name="ro10" style:family="table-row">
      <style:table-row-properties fo:break-before="auto" style:row-height="0.529cm"/>
    </style:style>
    <style:style style:name="ID0EXUEM" style:family="table-row">
      <style:table-row-properties fo:break-before="auto" style:row-height="1.408cm" style:use-optimal-row-height="false"/>
    </style:style>
    <style:style style:name="ID0EDWEM" style:family="table-row">
      <style:table-row-properties fo:break-before="auto" style:row-height="1.408cm" style:use-optimal-row-height="false"/>
    </style:style>
    <style:style style:name="ID0EVXEM" style:family="table-row">
      <style:table-row-properties fo:break-before="auto" style:row-height="1.408cm" style:use-optimal-row-height="false"/>
    </style:style>
    <style:style style:name="ID0ERZEM" style:family="table-row">
      <style:table-row-properties fo:break-before="auto" style:row-height="4.822cm" style:use-optimal-row-height="true"/>
    </style:style>
    <style:style style:name="ID0EM2EM" style:family="table-row">
      <style:table-row-properties fo:break-before="auto" style:row-height="7.634cm" style:use-optimal-row-height="false"/>
    </style:style>
    <style:style style:name="ID0EA4EM" style:family="table-row">
      <style:table-row-properties fo:break-before="auto" style:row-height="0.538cm" style:use-optimal-row-height="false"/>
    </style:style>
    <style:style style:name="ID0EU5EM" style:family="table-row">
      <style:table-row-properties fo:break-before="auto" style:row-height="5.738cm" style:use-optimal-row-height="false"/>
    </style:style>
    <style:style style:name="ID0EKAFM" style:family="table-row">
      <style:table-row-properties fo:break-before="auto" style:row-height="3.844cm" style:use-optimal-row-height="false"/>
    </style:style>
    <style:style style:name="ID0E3BFM" style:family="table-row">
      <style:table-row-properties fo:break-before="auto" style:row-height="3.844cm" style:use-optimal-row-height="false"/>
    </style:style>
    <style:style style:name="ID0EQDFM" style:family="table-row">
      <style:table-row-properties fo:break-before="auto" style:row-height="1cm" style:use-optimal-row-height="false"/>
    </style:style>
    <style:style style:name="ID0ECFFM" style:family="table-row">
      <style:table-row-properties fo:break-before="auto" style:row-height="1cm" style:use-optimal-row-height="false"/>
    </style:style>
    <style:style style:name="ID0EWGFM" style:family="table-row">
      <style:table-row-properties fo:break-before="auto" style:row-height="0.538cm" style:use-optimal-row-height="false"/>
    </style:style>
    <style:style style:name="ID0EMIFM" style:family="table-row">
      <style:table-row-properties fo:break-before="auto" style:row-height="0.538cm" style:use-optimal-row-height="false"/>
    </style:style>
    <style:style style:name="ID0E5JFM" style:family="table-row">
      <style:table-row-properties fo:break-before="auto" style:row-height="3.369cm" style:use-optimal-row-height="false"/>
    </style:style>
    <style:style style:name="ID0ESLFM" style:family="table-row">
      <style:table-row-properties fo:break-before="auto" style:row-height="3.369cm" style:use-optimal-row-height="false"/>
    </style:style>
    <style:style style:name="ID0EGNFM" style:family="table-row">
      <style:table-row-properties fo:break-before="auto" style:row-height="1.946cm" style:use-optimal-row-height="false"/>
    </style:style>
    <style:style style:name="ID0E1OFM" style:family="table-row">
      <style:table-row-properties fo:break-before="auto" style:row-height="0.538cm" style:use-optimal-row-height="false"/>
    </style:style>
    <style:style style:name="ID0EKQFM" style:family="table-row">
      <style:table-row-properties fo:break-before="auto" style:row-height="0.538cm" style:use-optimal-row-height="false"/>
    </style:style>
    <style:style style:name="ID0E3RFM" style:family="table-row">
      <style:table-row-properties fo:break-before="auto" style:row-height="1cm" style:use-optimal-row-height="false"/>
    </style:style>
    <style:style style:name="ID0EUTFM" style:family="table-row">
      <style:table-row-properties fo:break-before="auto" style:row-height="1.946cm" style:use-optimal-row-height="false"/>
    </style:style>
    <style:style style:name="ID0EKVFM" style:family="table-row">
      <style:table-row-properties fo:break-before="auto" style:row-height="1cm" style:use-optimal-row-height="false"/>
    </style:style>
    <style:style style:name="ID0EEXFM" style:family="table-row">
      <style:table-row-properties fo:break-before="auto" style:row-height="1cm" style:use-optimal-row-height="false"/>
    </style:style>
    <style:style style:name="ID0EUYFM" style:family="table-row">
      <style:table-row-properties fo:break-before="auto" style:row-height="1cm" style:use-optimal-row-height="false"/>
    </style:style>
    <style:style style:name="ID0EE1FM" style:family="table-row">
      <style:table-row-properties fo:break-before="auto" style:row-height="1cm" style:use-optimal-row-height="false"/>
    </style:style>
    <style:style style:name="ID0EW2FM" style:family="table-row">
      <style:table-row-properties fo:break-before="auto" style:row-height="1.946cm" style:use-optimal-row-height="false"/>
    </style:style>
    <style:style style:name="ID0EK4FM" style:family="table-row">
      <style:table-row-properties fo:break-before="auto" style:row-height="1.946cm" style:use-optimal-row-height="false"/>
    </style:style>
    <style:style style:name="ID0EC6FM" style:family="table-row">
      <style:table-row-properties fo:break-before="auto" style:row-height="0.538cm" style:use-optimal-row-height="false"/>
    </style:style>
    <style:style style:name="ID0ESAGM" style:family="table-row">
      <style:table-row-properties fo:break-before="auto" style:row-height="1.946cm" style:use-optimal-row-height="false"/>
    </style:style>
    <style:style style:name="ID0ECCGM" style:family="table-row">
      <style:table-row-properties fo:break-before="auto" style:row-height="0.538cm" style:use-optimal-row-height="false"/>
    </style:style>
    <style:style style:name="ID0EUDGM" style:family="table-row">
      <style:table-row-properties fo:break-before="auto" style:row-height="0.538cm" style:use-optimal-row-height="false"/>
    </style:style>
    <style:style style:name="ID0EKFGM" style:family="table-row">
      <style:table-row-properties fo:break-before="auto" style:row-height="0.538cm" style:use-optimal-row-height="false"/>
    </style:style>
    <style:style style:name="ID0E1GGM" style:family="table-row">
      <style:table-row-properties fo:break-before="auto" style:row-height="0.538cm" style:use-optimal-row-height="false"/>
    </style:style>
    <style:style style:name="ID0EKIGM" style:family="table-row">
      <style:table-row-properties fo:break-before="auto" style:row-height="0.538cm" style:use-optimal-row-height="false"/>
    </style:style>
    <style:style style:name="ID0E3JGM" style:family="table-row">
      <style:table-row-properties fo:break-before="auto" style:row-height="0.538cm" style:use-optimal-row-height="false"/>
    </style:style>
    <style:style style:name="ID0EQLGM" style:family="table-row">
      <style:table-row-properties fo:break-before="auto" style:row-height="1.473cm" style:use-optimal-row-height="false"/>
    </style:style>
    <style:style style:name="ID0ECNGM" style:family="table-row">
      <style:table-row-properties fo:break-before="auto" style:row-height="1cm" style:use-optimal-row-height="false"/>
    </style:style>
    <style:style style:name="ID0EUOGM" style:family="table-row">
      <style:table-row-properties fo:break-before="auto" style:row-height="2.422cm" style:use-optimal-row-height="false"/>
    </style:style>
    <style:style style:name="ID0EGQGM" style:family="table-row">
      <style:table-row-properties fo:break-before="auto" style:row-height="0.538cm" style:use-optimal-row-height="false"/>
    </style:style>
    <style:style style:name="ID0EYRGM" style:family="table-row">
      <style:table-row-properties fo:break-before="auto" style:row-height="0.538cm" style:use-optimal-row-height="false"/>
    </style:style>
    <style:style style:name="ID0EMTGM" style:family="table-row">
      <style:table-row-properties fo:break-before="auto" style:row-height="1.473cm" style:use-optimal-row-height="false"/>
    </style:style>
    <style:style style:name="ID0EAVGM" style:family="table-row">
      <style:table-row-properties fo:break-before="auto" style:row-height="1.473cm" style:use-optimal-row-height="false"/>
    </style:style>
    <style:style style:name="ID0EQWGM" style:family="table-row">
      <style:table-row-properties fo:break-before="auto" style:row-height="1.473cm" style:use-optimal-row-height="false"/>
    </style:style>
    <style:style style:name="ID0EAYGM" style:family="table-row">
      <style:table-row-properties fo:break-before="auto" style:row-height="1cm" style:use-optimal-row-height="false"/>
    </style:style>
    <style:style style:name="ID0EYZGM" style:family="table-row">
      <style:table-row-properties fo:break-before="auto" style:row-height="1cm" style:use-optimal-row-height="false"/>
    </style:style>
    <style:style style:name="ID0EI2GM" style:family="table-row">
      <style:table-row-properties fo:break-before="auto" style:row-height="1cm" style:use-optimal-row-height="false"/>
    </style:style>
    <style:style style:name="ID0EY3GM" style:family="table-row">
      <style:table-row-properties fo:break-before="auto" style:row-height="1.057cm" style:use-optimal-row-height="false"/>
    </style:style>
    <style:style style:name="ID0EI5GM" style:family="table-row">
      <style:table-row-properties fo:break-before="auto" style:row-height="2.895cm" style:use-optimal-row-height="false"/>
    </style:style>
    <style:style style:name="ID0E36GM" style:family="table-row">
      <style:table-row-properties fo:break-before="auto" style:row-height="1.473cm" style:use-optimal-row-height="false"/>
    </style:style>
    <style:style style:name="ID0EOBHM" style:family="table-row">
      <style:table-row-properties fo:break-before="auto" style:row-height="2.127cm" style:use-optimal-row-height="true"/>
    </style:style>
    <style:style style:name="ID0EFDHM" style:family="table-row">
      <style:table-row-properties fo:break-before="auto" style:row-height="1.473cm" style:use-optimal-row-height="false"/>
    </style:style>
    <style:style style:name="ID0EVEHM" style:family="table-row">
      <style:table-row-properties fo:break-before="auto" style:row-height="1cm" style:use-optimal-row-height="false"/>
    </style:style>
    <style:style style:name="ID0ELGHM" style:family="table-row">
      <style:table-row-properties fo:break-before="auto" style:row-height="1cm" style:use-optimal-row-height="false"/>
    </style:style>
    <style:style style:name="ID0E6HHM" style:family="table-row">
      <style:table-row-properties fo:break-before="auto" style:row-height="1cm" style:use-optimal-row-height="false"/>
    </style:style>
    <style:style style:name="ID0EVJHM" style:family="table-row">
      <style:table-row-properties fo:break-before="auto" style:row-height="1.473cm" style:use-optimal-row-height="false"/>
    </style:style>
    <style:style style:name="ID0EJLHM" style:family="table-row">
      <style:table-row-properties fo:break-before="auto" style:row-height="1.473cm" style:use-optimal-row-height="false"/>
    </style:style>
    <style:style style:name="ID0E2MHM" style:family="table-row">
      <style:table-row-properties fo:break-before="auto" style:row-height="0.538cm" style:use-optimal-row-height="false"/>
    </style:style>
    <style:style style:name="ID0EPOHM" style:family="table-row">
      <style:table-row-properties fo:break-before="auto" style:row-height="0.538cm" style:use-optimal-row-height="false"/>
    </style:style>
    <style:style style:name="ID0E6PHM" style:family="table-row">
      <style:table-row-properties fo:break-before="auto" style:row-height="0.538cm" style:use-optimal-row-height="false"/>
    </style:style>
    <style:style style:name="ID0EPRHM" style:family="table-row">
      <style:table-row-properties fo:break-before="auto" style:row-height="0.538cm" style:use-optimal-row-height="false"/>
    </style:style>
    <style:style style:name="ID0E6SHM" style:family="table-row">
      <style:table-row-properties fo:break-before="auto" style:row-height="1.473cm" style:use-optimal-row-height="false"/>
    </style:style>
    <style:style style:name="ID0ETUHM" style:family="table-row">
      <style:table-row-properties fo:break-before="auto" style:row-height="0.582cm" style:use-optimal-row-height="false"/>
    </style:style>
    <style:style style:name="ID0EFWHM" style:family="table-row">
      <style:table-row-properties fo:break-before="auto" style:row-height="0.609cm" style:use-optimal-row-height="false"/>
    </style:style>
    <style:style style:name="ID0EXXHM" style:family="table-row">
      <style:table-row-properties fo:break-before="auto" style:row-height="0.582cm" style:use-optimal-row-height="false"/>
    </style:style>
    <style:style style:name="ID0ETZHM" style:family="table-row">
      <style:table-row-properties fo:break-before="auto" style:row-height="0.582cm" style:use-optimal-row-height="false"/>
    </style:style>
    <style:style style:name="ID0ED2HM" style:family="table-row">
      <style:table-row-properties fo:break-before="auto" style:row-height="0.582cm" style:use-optimal-row-height="false"/>
    </style:style>
    <style:style style:name="ID0ET3HM" style:family="table-row">
      <style:table-row-properties fo:break-before="auto" style:row-height="0.538cm" style:use-optimal-row-height="false"/>
    </style:style>
    <style:style style:name="ID0EL5HM" style:family="table-row">
      <style:table-row-properties fo:break-before="auto" style:row-height="0.538cm" style:use-optimal-row-height="false"/>
    </style:style>
    <style:style style:name="ID0E26HM" style:family="table-row">
      <style:table-row-properties fo:break-before="auto" style:row-height="0.538cm" style:use-optimal-row-height="false"/>
    </style:style>
    <style:style style:name="ID0ERBIM" style:family="table-row">
      <style:table-row-properties fo:break-before="auto" style:row-height="0.538cm" style:use-optimal-row-height="false"/>
    </style:style>
    <style:style style:name="ID0EDDIM" style:family="table-row">
      <style:table-row-properties fo:break-before="auto" style:row-height="0.538cm" style:use-optimal-row-height="false"/>
    </style:style>
    <style:style style:name="ID0EXEIM" style:family="table-row">
      <style:table-row-properties fo:break-before="auto" style:row-height="0.538cm" style:use-optimal-row-height="false"/>
    </style:style>
    <style:style style:name="ID0ELGIM" style:family="table-row">
      <style:table-row-properties fo:break-before="auto" style:row-height="0.538cm" style:use-optimal-row-height="false"/>
    </style:style>
    <style:style style:name="ID0E2HIM" style:family="table-row">
      <style:table-row-properties fo:break-before="auto" style:row-height="0.538cm" style:use-optimal-row-height="false"/>
    </style:style>
    <style:style style:name="ID0ELJIM" style:family="table-row">
      <style:table-row-properties fo:break-before="auto" style:row-height="0.538cm" style:use-optimal-row-height="false"/>
    </style:style>
    <style:style style:name="ID0E2KIM" style:family="table-row">
      <style:table-row-properties fo:break-before="auto" style:row-height="1cm" style:use-optimal-row-height="false"/>
    </style:style>
    <style:style style:name="ID0ENMIM" style:family="table-row">
      <style:table-row-properties fo:break-before="auto" style:row-height="0.538cm" style:use-optimal-row-height="false"/>
    </style:style>
    <style:style style:name="ID0E6NIM" style:family="table-row">
      <style:table-row-properties fo:break-before="auto" style:row-height="0.538cm" style:use-optimal-row-height="false"/>
    </style:style>
    <style:style style:name="ID0EPPIM" style:family="table-row">
      <style:table-row-properties fo:break-before="auto" style:row-height="1cm" style:use-optimal-row-height="false"/>
    </style:style>
    <style:style style:name="ID0E6QIM" style:family="table-row">
      <style:table-row-properties fo:break-before="auto" style:row-height="0.51cm" style:use-optimal-row-height="true"/>
    </style:style>
    <style:style style:name="ID0EQRIM" style:family="table-row">
      <style:table-row-properties fo:break-before="auto" style:row-height="0.538cm" style:use-optimal-row-height="false"/>
    </style:style>
    <style:style style:name="ID0ECSIM" style:family="table-row">
      <style:table-row-properties fo:break-before="auto" style:row-height="0.538cm" style:use-optimal-row-height="false"/>
    </style:style>
    <style:style style:name="ID0EUSIM" style:family="table-row">
      <style:table-row-properties fo:break-before="auto" style:row-height="0.538cm" style:use-optimal-row-height="false"/>
    </style:style>
    <style:style style:name="ID0EGTIM" style:family="table-row">
      <style:table-row-properties fo:break-before="auto" style:row-height="0.538cm" style:use-optimal-row-height="false"/>
    </style:style>
    <style:style style:name="ID0EYTIM" style:family="table-row">
      <style:table-row-properties fo:break-before="auto" style:row-height="0.538cm" style:use-optimal-row-height="false"/>
    </style:style>
    <style:style style:name="ro11" style:family="table-row">
      <style:table-row-properties fo:break-before="auto" style:row-height="0.529cm"/>
    </style:style>
    <style:style style:name="ID0EY2IM" style:family="table-row">
      <style:table-row-properties fo:break-before="auto" style:row-height="0.628cm" style:use-optimal-row-height="false"/>
    </style:style>
    <style:style style:name="ID0EE4IM" style:family="table-row">
      <style:table-row-properties fo:break-before="auto" style:row-height="0.628cm" style:use-optimal-row-height="false"/>
    </style:style>
    <style:style style:name="ID0EW5IM" style:family="table-row">
      <style:table-row-properties fo:break-before="auto" style:row-height="0.51cm" style:use-optimal-row-height="true"/>
    </style:style>
    <style:style style:name="ID0EPAJM" style:family="table-row">
      <style:table-row-properties fo:break-before="auto" style:row-height="1.529cm" style:use-optimal-row-height="true"/>
    </style:style>
    <style:style style:name="ID0EICJM" style:family="table-row">
      <style:table-row-properties fo:break-before="auto" style:row-height="2.549cm" style:use-optimal-row-height="true"/>
    </style:style>
    <style:style style:name="ID0E4DJM" style:family="table-row">
      <style:table-row-properties fo:break-before="auto" style:row-height="0.661cm" style:use-optimal-row-height="false"/>
    </style:style>
    <style:style style:name="ID0ETFJM" style:family="table-row">
      <style:table-row-properties fo:break-before="auto" style:row-height="1.02cm" style:use-optimal-row-height="true"/>
    </style:style>
    <style:style style:name="ID0EOHJM" style:family="table-row">
      <style:table-row-properties fo:break-before="auto" style:row-height="2.039cm" style:use-optimal-row-height="true"/>
    </style:style>
    <style:style style:name="ID0EFJJM" style:family="table-row">
      <style:table-row-properties fo:break-before="auto" style:row-height="1.02cm" style:use-optimal-row-height="true"/>
    </style:style>
    <style:style style:name="ID0E1KJM" style:family="table-row">
      <style:table-row-properties fo:break-before="auto" style:row-height="1.529cm" style:use-optimal-row-height="true"/>
    </style:style>
    <style:style style:name="ID0EPMJM" style:family="table-row">
      <style:table-row-properties fo:break-before="auto" style:row-height="1.02cm" style:use-optimal-row-height="true"/>
    </style:style>
    <style:style style:name="ID0EKOJM" style:family="table-row">
      <style:table-row-properties fo:break-before="auto" style:row-height="1.02cm" style:use-optimal-row-height="true"/>
    </style:style>
    <style:style style:name="ID0EFQJM" style:family="table-row">
      <style:table-row-properties fo:break-before="auto" style:row-height="0.714cm" style:use-optimal-row-height="false"/>
    </style:style>
    <style:style style:name="ID0E2RJM" style:family="table-row">
      <style:table-row-properties fo:break-before="auto" style:row-height="1.02cm" style:use-optimal-row-height="true"/>
    </style:style>
    <style:style style:name="ID0EQTJM" style:family="table-row">
      <style:table-row-properties fo:break-before="auto" style:row-height="0.51cm" style:use-optimal-row-height="true"/>
    </style:style>
    <style:style style:name="ID0EHVJM" style:family="table-row">
      <style:table-row-properties fo:break-before="auto" style:row-height="0.51cm" style:use-optimal-row-height="true"/>
    </style:style>
    <style:style style:name="ID0EYWJM" style:family="table-row">
      <style:table-row-properties fo:break-before="auto" style:row-height="0.51cm" style:use-optimal-row-height="true"/>
    </style:style>
    <style:style style:name="ID0EJYJM" style:family="table-row">
      <style:table-row-properties fo:break-before="auto" style:row-height="0.51cm" style:use-optimal-row-height="true"/>
    </style:style>
    <style:style style:name="ID0E1ZJM" style:family="table-row">
      <style:table-row-properties fo:break-before="auto" style:row-height="0.51cm" style:use-optimal-row-height="true"/>
    </style:style>
    <style:style style:name="ID0ER2JM" style:family="table-row">
      <style:table-row-properties fo:break-before="auto" style:row-height="0.51cm" style:use-optimal-row-height="true"/>
    </style:style>
    <style:style style:name="ID0EC4JM" style:family="table-row">
      <style:table-row-properties fo:break-before="auto" style:row-height="0.51cm" style:use-optimal-row-height="true"/>
    </style:style>
    <style:style style:name="ID0ET5JM" style:family="table-row">
      <style:table-row-properties fo:break-before="auto" style:row-height="0.51cm" style:use-optimal-row-height="true"/>
    </style:style>
    <style:style style:name="ID0EIAKM" style:family="table-row">
      <style:table-row-properties fo:break-before="auto" style:row-height="0.51cm" style:use-optimal-row-height="true"/>
    </style:style>
    <style:style style:name="ID0E2BKM" style:family="table-row">
      <style:table-row-properties fo:break-before="auto" style:row-height="0.51cm" style:use-optimal-row-height="true"/>
    </style:style>
    <style:style style:name="ID0EQDKM" style:family="table-row">
      <style:table-row-properties fo:break-before="auto" style:row-height="0.51cm" style:use-optimal-row-height="true"/>
    </style:style>
    <style:style style:name="ID0EBFKM" style:family="table-row">
      <style:table-row-properties fo:break-before="auto" style:row-height="0.51cm" style:use-optimal-row-height="true"/>
    </style:style>
    <style:style style:name="ID0ESGKM" style:family="table-row">
      <style:table-row-properties fo:break-before="auto" style:row-height="0.51cm" style:use-optimal-row-height="true"/>
    </style:style>
    <style:style style:name="ID0EDIKM" style:family="table-row">
      <style:table-row-properties fo:break-before="auto" style:row-height="0.51cm" style:use-optimal-row-height="true"/>
    </style:style>
    <style:style style:name="ID0EWJKM" style:family="table-row">
      <style:table-row-properties fo:break-before="auto" style:row-height="0.51cm" style:use-optimal-row-height="true"/>
    </style:style>
    <style:style style:name="ID0EJLKM" style:family="table-row">
      <style:table-row-properties fo:break-before="auto" style:row-height="0.51cm" style:use-optimal-row-height="true"/>
    </style:style>
    <style:style style:name="ID0E3MKM" style:family="table-row">
      <style:table-row-properties fo:break-before="auto" style:row-height="0.51cm" style:use-optimal-row-height="true"/>
    </style:style>
    <style:style style:name="ID0EPOKM" style:family="table-row">
      <style:table-row-properties fo:break-before="auto" style:row-height="0.51cm" style:use-optimal-row-height="true"/>
    </style:style>
    <style:style style:name="ID0EGQKM" style:family="table-row">
      <style:table-row-properties fo:break-before="auto" style:row-height="0.51cm" style:use-optimal-row-height="true"/>
    </style:style>
    <style:style style:name="ID0EZRKM" style:family="table-row">
      <style:table-row-properties fo:break-before="auto" style:row-height="0.51cm" style:use-optimal-row-height="true"/>
    </style:style>
    <style:style style:name="ID0EKTKM" style:family="table-row">
      <style:table-row-properties fo:break-before="auto" style:row-height="0.51cm" style:use-optimal-row-height="true"/>
    </style:style>
    <style:style style:name="ID0E2UKM" style:family="table-row">
      <style:table-row-properties fo:break-before="auto" style:row-height="0.51cm" style:use-optimal-row-height="true"/>
    </style:style>
    <style:style style:name="ID0EOWKM" style:family="table-row">
      <style:table-row-properties fo:break-before="auto" style:row-height="0.51cm" style:use-optimal-row-height="true"/>
    </style:style>
    <style:style style:name="ID0E6XKM" style:family="table-row">
      <style:table-row-properties fo:break-before="auto" style:row-height="0.51cm" style:use-optimal-row-height="true"/>
    </style:style>
    <style:style style:name="ID0EQZKM" style:family="table-row">
      <style:table-row-properties fo:break-before="auto" style:row-height="0.51cm" style:use-optimal-row-height="true"/>
    </style:style>
    <style:style style:name="ID0EB2KM" style:family="table-row">
      <style:table-row-properties fo:break-before="auto" style:row-height="0.51cm" style:use-optimal-row-height="true"/>
    </style:style>
    <style:style style:name="ID0ES3KM" style:family="table-row">
      <style:table-row-properties fo:break-before="auto" style:row-height="0.51cm" style:use-optimal-row-height="true"/>
    </style:style>
    <style:style style:name="ID0EP5KM" style:family="table-row">
      <style:table-row-properties fo:break-before="auto" style:row-height="0.51cm" style:use-optimal-row-height="true"/>
    </style:style>
    <style:style style:name="ID0EGALM" style:family="table-row">
      <style:table-row-properties fo:break-before="auto" style:row-height="0.51cm" style:use-optimal-row-height="true"/>
    </style:style>
    <style:style style:name="ID0E4BLM" style:family="table-row">
      <style:table-row-properties fo:break-before="auto" style:row-height="4.078cm" style:use-optimal-row-height="true"/>
    </style:style>
    <style:style style:name="ID0EWDLM" style:family="table-row">
      <style:table-row-properties fo:break-before="auto" style:row-height="0.51cm" style:use-optimal-row-height="true"/>
    </style:style>
    <style:style style:name="ID0ENFLM" style:family="table-row">
      <style:table-row-properties fo:break-before="auto" style:row-height="0.51cm" style:use-optimal-row-height="true"/>
    </style:style>
    <style:style style:name="ID0ECHLM" style:family="table-row">
      <style:table-row-properties fo:break-before="auto" style:row-height="0.51cm" style:use-optimal-row-height="true"/>
    </style:style>
    <style:style style:name="ID0EXILM" style:family="table-row">
      <style:table-row-properties fo:break-before="auto" style:row-height="0.51cm" style:use-optimal-row-height="true"/>
    </style:style>
    <style:style style:name="ID0EMKLM" style:family="table-row">
      <style:table-row-properties fo:break-before="auto" style:row-height="0.51cm" style:use-optimal-row-height="true"/>
    </style:style>
    <style:style style:name="ID0EBMLM" style:family="table-row">
      <style:table-row-properties fo:break-before="auto" style:row-height="0.51cm" style:use-optimal-row-height="true"/>
    </style:style>
    <style:style style:name="ID0EWNLM" style:family="table-row">
      <style:table-row-properties fo:break-before="auto" style:row-height="0.51cm" style:use-optimal-row-height="true"/>
    </style:style>
    <style:style style:name="ID0ENPLM" style:family="table-row">
      <style:table-row-properties fo:break-before="auto" style:row-height="0.51cm" style:use-optimal-row-height="true"/>
    </style:style>
    <style:style style:name="ID0ECRLM" style:family="table-row">
      <style:table-row-properties fo:break-before="auto" style:row-height="0.51cm" style:use-optimal-row-height="true"/>
    </style:style>
    <style:style style:name="ID0EXSLM" style:family="table-row">
      <style:table-row-properties fo:break-before="auto" style:row-height="0.51cm" style:use-optimal-row-height="true"/>
    </style:style>
    <style:style style:name="ID0EMULM" style:family="table-row">
      <style:table-row-properties fo:break-before="auto" style:row-height="0.51cm" style:use-optimal-row-height="true"/>
    </style:style>
    <style:style style:name="ID0E6VLM" style:family="table-row">
      <style:table-row-properties fo:break-before="auto" style:row-height="0.51cm" style:use-optimal-row-height="true"/>
    </style:style>
    <style:style style:name="ID0EQXLM" style:family="table-row">
      <style:table-row-properties fo:break-before="auto" style:row-height="0.51cm" style:use-optimal-row-height="true"/>
    </style:style>
    <style:style style:name="ID0EBZLM" style:family="table-row">
      <style:table-row-properties fo:break-before="auto" style:row-height="0.51cm" style:use-optimal-row-height="true"/>
    </style:style>
    <style:style style:name="ID0ES1LM" style:family="table-row">
      <style:table-row-properties fo:break-before="auto" style:row-height="0.51cm" style:use-optimal-row-height="true"/>
    </style:style>
    <style:style style:name="ID0ED3LM" style:family="table-row">
      <style:table-row-properties fo:break-before="auto" style:row-height="0.51cm" style:use-optimal-row-height="true"/>
    </style:style>
    <style:style style:name="ID0EW4LM" style:family="table-row">
      <style:table-row-properties fo:break-before="auto" style:row-height="0.51cm" style:use-optimal-row-height="true"/>
    </style:style>
    <style:style style:name="ID0EJ6LM" style:family="table-row">
      <style:table-row-properties fo:break-before="auto" style:row-height="0.51cm" style:use-optimal-row-height="true"/>
    </style:style>
    <style:style style:name="ID0E3AMM" style:family="table-row">
      <style:table-row-properties fo:break-before="auto" style:row-height="0.51cm" style:use-optimal-row-height="true"/>
    </style:style>
    <style:style style:name="ID0EPCMM" style:family="table-row">
      <style:table-row-properties fo:break-before="auto" style:row-height="0.51cm" style:use-optimal-row-height="true"/>
    </style:style>
    <style:style style:name="ID0EAEMM" style:family="table-row">
      <style:table-row-properties fo:break-before="auto" style:row-height="0.51cm" style:use-optimal-row-height="true"/>
    </style:style>
    <style:style style:name="ID0ETFMM" style:family="table-row">
      <style:table-row-properties fo:break-before="auto" style:row-height="0.51cm" style:use-optimal-row-height="true"/>
    </style:style>
    <style:style style:name="ID0EGHMM" style:family="table-row">
      <style:table-row-properties fo:break-before="auto" style:row-height="0.51cm" style:use-optimal-row-height="true"/>
    </style:style>
    <style:style style:name="ID0EXIMM" style:family="table-row">
      <style:table-row-properties fo:break-before="auto" style:row-height="0.51cm" style:use-optimal-row-height="true"/>
    </style:style>
    <style:style style:name="ID0EIKMM" style:family="table-row">
      <style:table-row-properties fo:break-before="auto" style:row-height="0.51cm" style:use-optimal-row-height="true"/>
    </style:style>
    <style:style style:name="ID0E4LMM" style:family="table-row">
      <style:table-row-properties fo:break-before="auto" style:row-height="0.51cm" style:use-optimal-row-height="true"/>
    </style:style>
    <style:style style:name="ID0EQNMM" style:family="table-row">
      <style:table-row-properties fo:break-before="auto" style:row-height="0.51cm" style:use-optimal-row-height="true"/>
    </style:style>
    <style:style style:name="ID0EDPMM" style:family="table-row">
      <style:table-row-properties fo:break-before="auto" style:row-height="0.51cm" style:use-optimal-row-height="true"/>
    </style:style>
    <style:style style:name="ID0EWQMM" style:family="table-row">
      <style:table-row-properties fo:break-before="auto" style:row-height="3.568cm" style:use-optimal-row-height="true"/>
    </style:style>
    <style:style style:name="ID0EJSMM" style:family="table-row">
      <style:table-row-properties fo:break-before="auto" style:row-height="0.51cm" style:use-optimal-row-height="true"/>
    </style:style>
    <style:style style:name="ID0E3TMM" style:family="table-row">
      <style:table-row-properties fo:break-before="auto" style:row-height="0.51cm" style:use-optimal-row-height="true"/>
    </style:style>
    <style:style style:name="ID0ERVMM" style:family="table-row">
      <style:table-row-properties fo:break-before="auto" style:row-height="0.51cm" style:use-optimal-row-height="true"/>
    </style:style>
    <style:style style:name="ID0EEXMM" style:family="table-row">
      <style:table-row-properties fo:break-before="auto" style:row-height="0.51cm" style:use-optimal-row-height="true"/>
    </style:style>
    <style:style style:name="ID0EXYMM" style:family="table-row">
      <style:table-row-properties fo:break-before="auto" style:row-height="0.51cm" style:use-optimal-row-height="true"/>
    </style:style>
    <style:style style:name="ID0EK1MM" style:family="table-row">
      <style:table-row-properties fo:break-before="auto" style:row-height="0.51cm" style:use-optimal-row-height="true"/>
    </style:style>
    <style:style style:name="ID0E42MM" style:family="table-row">
      <style:table-row-properties fo:break-before="auto" style:row-height="2.549cm" style:use-optimal-row-height="true"/>
    </style:style>
    <style:style style:name="ID0EQ4MM" style:family="table-row">
      <style:table-row-properties fo:break-before="auto" style:row-height="0.51cm" style:use-optimal-row-height="true"/>
    </style:style>
    <style:style style:name="ID0EF6MM" style:family="table-row">
      <style:table-row-properties fo:break-before="auto" style:row-height="0.51cm" style:use-optimal-row-height="true"/>
    </style:style>
    <style:style style:name="ID0EYANM" style:family="table-row">
      <style:table-row-properties fo:break-before="auto" style:row-height="0.51cm" style:use-optimal-row-height="true"/>
    </style:style>
    <style:style style:name="ID0ELCNM" style:family="table-row">
      <style:table-row-properties fo:break-before="auto" style:row-height="0.51cm" style:use-optimal-row-height="true"/>
    </style:style>
    <style:style style:name="ID0E5DNM" style:family="table-row">
      <style:table-row-properties fo:break-before="auto" style:row-height="0.51cm" style:use-optimal-row-height="true"/>
    </style:style>
    <style:style style:name="ID0EPFNM" style:family="table-row">
      <style:table-row-properties fo:break-before="auto" style:row-height="0.51cm" style:use-optimal-row-height="true"/>
    </style:style>
    <style:style style:name="ID0EAHNM" style:family="table-row">
      <style:table-row-properties fo:break-before="auto" style:row-height="0.51cm" style:use-optimal-row-height="true"/>
    </style:style>
    <style:style style:name="ID0ERINM" style:family="table-row">
      <style:table-row-properties fo:break-before="auto" style:row-height="0.51cm" style:use-optimal-row-height="true"/>
    </style:style>
    <style:style style:name="ID0EEKNM" style:family="table-row">
      <style:table-row-properties fo:break-before="auto" style:row-height="0.51cm" style:use-optimal-row-height="true"/>
    </style:style>
    <style:style style:name="ID0EXLNM" style:family="table-row">
      <style:table-row-properties fo:break-before="auto" style:row-height="0.51cm" style:use-optimal-row-height="true"/>
    </style:style>
    <style:style style:name="ID0EINNM" style:family="table-row">
      <style:table-row-properties fo:break-before="auto" style:row-height="0.51cm" style:use-optimal-row-height="true"/>
    </style:style>
    <style:style style:name="ID0EZONM" style:family="table-row">
      <style:table-row-properties fo:break-before="auto" style:row-height="0.51cm" style:use-optimal-row-height="true"/>
    </style:style>
    <number:number-style xmlns:c="http://schemas.openxmlformats.org/drawingml/2006/chart" style:name="N1">
      <number:number number:decimal-places="0" number:min-integer-digits="1"/>
    </number:number-style>
    <number:number-style xmlns:c="http://schemas.openxmlformats.org/drawingml/2006/chart" style:name="N2">
      <number:number number:decimal-places="2" number:min-integer-digits="1"/>
    </number:number-style>
    <number:number-style xmlns:c="http://schemas.openxmlformats.org/drawingml/2006/chart" style:name="N5">
      <number:number number:decimal-places="0" number:min-integer-digits="0"/>
    </number:number-style>
    <number:number-style xmlns:c="http://schemas.openxmlformats.org/drawingml/2006/chart" style:name="N6">
      <number:number number:decimal-places="0" number:min-integer-digits="0"/>
    </number:number-style>
    <number:number-style xmlns:c="http://schemas.openxmlformats.org/drawingml/2006/chart" style:name="N4">
      <number:number number:decimal-places="2" number:min-integer-digits="1" number:grouping="true"/>
    </number:number-style>
    <number:number-style xmlns:c="http://schemas.openxmlformats.org/drawingml/2006/chart" style:name="N38">
      <number:number number:decimal-places="0" number:min-integer-digits="0"/>
    </number:number-style>
    <number:percentage-style xmlns:c="http://schemas.openxmlformats.org/drawingml/2006/chart" style:name="N10">
      <number:number number:decimal-places="2" number:min-integer-digits="1"/>
      <number:text>%</number:text>
    </number:percentage-style>
    <number:number-style xmlns:c="http://schemas.openxmlformats.org/drawingml/2006/chart" style:name="N3">
      <number:number number:decimal-places="0" number:min-integer-digits="1" number:grouping="true"/>
    </number:number-style>
    <number:number-style xmlns:c="http://schemas.openxmlformats.org/drawingml/2006/chart" style:name="N40">
      <number:number number:decimal-places="0" number:min-integer-digits="0"/>
    </number:number-style>
    <number:number-style xmlns:c="http://schemas.openxmlformats.org/drawingml/2006/chart" style:name="N7">
      <number:number number:decimal-places="0" number:min-integer-digits="0"/>
    </number:number-style>
    <number:date-style xmlns:c="http://schemas.openxmlformats.org/drawingml/2006/chart" style:name="N14">
      <number:month/>
      <number:text>/</number:text>
      <number:day/>
      <number:text>/</number:text>
      <number:year number:style="long"/>
    </number:date-style>
    <number:time-style xmlns:c="http://schemas.openxmlformats.org/drawingml/2006/chart" style:name="N18">
      <number:hours/>
      <number:text>:</number:text>
      <number:minutes number:style="long"/>
      <number:text> </number:text>
      <number:am-pm/>
    </number:time-style>
    <number:date-style xmlns:c="http://schemas.openxmlformats.org/drawingml/2006/chart" style:name="N22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xmlns:c="http://schemas.openxmlformats.org/drawingml/2006/chart" style:name="ID0EBD">
      <number:year number:style="long"/>
      <number:text>년</number:text>
      <number:month/>
      <number:text>월</number:text>
      <number:day/>
      <number:text>일</number:text>
    </number:date-style>
    <number:number-style xmlns:c="http://schemas.openxmlformats.org/drawingml/2006/chart" style:name="ID0EEDP0">
      <number:text>₩</number:text>
      <number:number number:decimal-places="0" number:min-integer-digits="1" number:decimal-replacement="" number:grouping="true"/>
    </number:number-style>
    <number:number-style xmlns:c="http://schemas.openxmlformats.org/drawingml/2006/chart" style:name="ID0EED">
      <style:text-properties fo:color="#ff0000"/>
      <number:number number:decimal-places="0" number:min-integer-digits="1" number:decimal-replacement="" number:grouping="true"/>
      <style:map style:condition="value()&gt;=0" style:apply-style-name="ID0EEDP0"/>
    </number:number-style>
    <number:number-style xmlns:c="http://schemas.openxmlformats.org/drawingml/2006/chart" style:name="ID0EHDP0">
      <number:text>₩</number:text>
      <number:number number:decimal-places="2" number:min-integer-digits="1" number:grouping="true"/>
    </number:number-style>
    <number:number-style xmlns:c="http://schemas.openxmlformats.org/drawingml/2006/chart" style:name="ID0EHD">
      <style:text-properties fo:color="#ff0000"/>
      <number:number number:decimal-places="2" number:min-integer-digits="1" number:grouping="true"/>
      <style:map style:condition="value()&gt;=0" style:apply-style-name="ID0EHDP0"/>
    </number:number-style>
    <number:currency-style xmlns:c="http://schemas.openxmlformats.org/drawingml/2006/chart" style:name="ID0EKDP0">
      <number:currency-symbol number:language="ko" number:country="KR">￦</number:currency-symbol>
      <number:number number:decimal-places="0" number:min-integer-digits="1" number:decimal-replacement="" number:grouping="true"/>
    </number:currency-style>
    <number:currency-style xmlns:c="http://schemas.openxmlformats.org/drawingml/2006/chart" style:name="ID0EKD">
      <style:text-properties fo:color="#ff0000"/>
      <number:text>-</number:text>
      <number:currency-symbol number:language="ko" number:country="KR">￦</number:currency-symbol>
      <number:number number:decimal-places="0" number:min-integer-digits="1" number:decimal-replacement="" number:grouping="true"/>
      <style:map style:condition="value()&gt;=0" style:apply-style-name="ID0EKDP0"/>
    </number:currency-style>
    <style:style style:name="ID0EX6AE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AAG" style:family="table-cell" style:data-style-name="N1" style:parent-style-name="Default">
      <style:table-cell-properties style:vertical-align="middle"/>
      <style:paragraph-properties fo:text-align="center"/>
      <style:text-properties style:font-name="한컴바탕" fo:font-size="14" style:font-size-asian="14pt" style:font-size-complex="14pt" style:font-name-asian="한컴바탕" fo:color="#000000" style:font-weight-asian="bold" fo:font-weight="bold"/>
    </style:style>
    <style:style style:name="ID0EQAAG" style:family="table-cell" style:data-style-name="N1" style:parent-style-name="Default">
      <style:table-cell-properties style:vertical-align="middle"/>
      <style:paragraph-properties fo:text-align="center"/>
      <style:text-properties style:font-name="한컴바탕" fo:font-size="11" style:font-size-asian="11pt" style:font-size-complex="11pt" style:font-name-asian="한컴바탕" fo:color="#000000" style:font-weight-asian="bold" fo:font-weight="bold"/>
    </style:style>
    <style:style style:name="ID0E5AAG" style:family="table-cell" style:data-style-name="N1" style:parent-style-name="Default">
      <style:table-cell-properties style:vertical-align="middle"/>
      <style:paragraph-properties fo:text-align="center"/>
      <style:text-properties style:font-name="한컴바탕" fo:font-size="10" style:font-size-asian="10pt" style:font-size-complex="10pt" style:font-name-asian="한컴바탕" fo:color="#000000"/>
    </style:style>
    <style:style style:name="ID0EMBAG" style:family="table-cell" style:data-style-name="N1" style:parent-style-name="Default">
      <style:table-cell-properties style:vertical-align="middle"/>
      <style:paragraph-properties fo:text-align="center"/>
      <style:text-properties style:font-name="한컴바탕" fo:font-size="11" style:font-size-asian="11pt" style:font-size-complex="11pt" style:font-name-asian="한컴바탕" fo:color="#000000"/>
    </style:style>
    <style:style style:name="ID0EZBAG" style:family="table-cell" style:data-style-name="N1" style:parent-style-name="Default">
      <style:table-cell-properties style:vertical-align="middle"/>
      <style:paragraph-properties fo:text-align="center"/>
      <style:text-properties style:font-name="한컴바탕" fo:font-size="14" style:font-size-asian="14pt" style:font-size-complex="14pt" style:font-name-asian="한컴바탕" fo:color="#000000" style:font-weight-asian="bold" fo:font-weight="bold"/>
    </style:style>
    <style:style style:name="ID0EHCAG" style:family="table-cell" style:data-style-name="N1" style:parent-style-name="Default">
      <style:table-cell-properties style:vertical-align="middl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VCAG" style:family="table-cell" style:data-style-name="N1" style:parent-style-name="Default">
      <style:table-cell-properties style:vertical-align="middle"/>
      <style:paragraph-properties fo:text-align="general"/>
      <style:text-properties style:font-name="한컴바탕" fo:font-size="11" style:font-size-asian="11pt" style:font-size-complex="11pt" style:font-name-asian="한컴바탕" fo:color="#000000"/>
    </style:style>
    <style:style style:name="ID0ECDAG" style:family="table-cell" style:data-style-name="N1" style:parent-style-name="Default">
      <style:table-cell-properties style:vertical-align="middle" fo:wrap-option="wrap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RDAG" style:family="table-cell" style:data-style-name="N1" style:parent-style-name="Default">
      <style:table-cell-properties style:vertical-align="middle"/>
      <style:paragraph-properties fo:text-align="general"/>
      <style:text-properties style:font-name="한컴바탕" fo:font-size="10" style:font-size-asian="10pt" style:font-size-complex="10pt" style:font-name-asian="한컴바탕" fo:color="#000000"/>
    </style:style>
    <style:style style:name="ID0E5D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 fo:background-color="#c0c0c0"/>
      <style:paragraph-properties fo:text-align="center"/>
      <style:text-properties style:font-name="한컴바탕" fo:font-size="14" style:font-size-asian="14pt" style:font-size-complex="14pt" style:font-name-asian="한컴바탕" fo:color="#000000" style:font-weight-asian="bold" fo:font-weight="bold"/>
    </style:style>
    <style:style style:name="ID0ENE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 fo:background-color="#c0c0c0"/>
      <style:paragraph-properties fo:text-align="center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ID0E3E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 fo:background-color="#c0c0c0"/>
      <style:paragraph-properties fo:text-align="center"/>
      <style:text-properties style:font-name="한컴바탕" fo:font-size="11" style:font-size-asian="11pt" style:font-size-complex="11pt" style:font-name-asian="한컴바탕" fo:color="#000000" style:font-weight-asian="bold" fo:font-weight="bold"/>
    </style:style>
    <style:style style:name="ID0ELF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0" style:font-size-asian="10pt" style:font-size-complex="10pt" style:font-name-asian="한컴바탕" fo:color="#000000"/>
    </style:style>
    <style:style style:name="ID0EZFAG" style:family="table-cell" style:data-style-name="N1" style:parent-style-name="Default">
      <style:table-cell-properties style:vertical-align="middle" fo:border-bottom="0.002cm solid #000000" fo:border-right="none" fo:border-left="none" fo:border-top="0.002cm solid #000000" fo:background-color="#c0c0c0"/>
      <style:paragraph-properties fo:text-align="center"/>
      <style:text-properties style:font-name="한컴바탕" fo:font-size="14" style:font-size-asian="14pt" style:font-size-complex="14pt" style:font-name-asian="한컴바탕" fo:color="#000000" style:font-weight-asian="bold" fo:font-weight="bold"/>
    </style:style>
    <style:style style:name="ID0EIGAG" style:family="table-cell" style:data-style-name="N1" style:parent-style-name="Default">
      <style:table-cell-properties style:vertical-align="middle" fo:border-bottom="0.002cm solid #000000" fo:border-right="0.002cm solid #000000" fo:border-left="none" fo:border-top="0.002cm solid #000000" fo:background-color="#c0c0c0"/>
      <style:paragraph-properties fo:text-align="center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ID0EXGAG" style:family="table-cell" style:data-style-name="ID0EBD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0" style:font-size-asian="10pt" style:font-size-complex="10pt" style:font-name-asian="한컴바탕" fo:color="#000000"/>
    </style:style>
    <style:style style:name="ID0EEH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SH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1" style:font-size-asian="11pt" style:font-size-complex="11pt" style:font-name-asian="한컴바탕" fo:color="#000000"/>
    </style:style>
    <style:style style:name="ID0EAIAG" style:family="table-cell" style:data-style-name="N1" style:parent-style-name="Default">
      <style:table-cell-properties style:vertical-align="middle" fo:border-bottom="0.002cm solid #000000" fo:border-right="none" fo:border-left="0.002cm solid #000000" fo:border-top="0.002cm solid #000000" fo:background-color="#c0c0c0"/>
      <style:paragraph-properties fo:text-align="center"/>
      <style:text-properties style:font-name="한컴바탕" fo:font-size="11" style:font-size-asian="11pt" style:font-size-complex="11pt" style:font-name-asian="한컴바탕" fo:color="#000000" style:font-weight-asian="bold" fo:font-weight="bold"/>
    </style:style>
    <style:style style:name="ID0EPI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5IAG" style:family="table-cell" style:data-style-name="N1" style:parent-style-name="Default">
      <style:table-cell-properties style:vertical-align="middle" fo:border-bottom="0.002cm solid #000000" fo:border-right="none" fo:border-left="0.002cm solid #000000" fo:border-top="0.002cm solid #000000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MJAG" style:family="table-cell" style:data-style-name="N1" style:parent-style-name="Default">
      <style:table-cell-properties style:vertical-align="middle" fo:border-bottom="0.002cm solid #000000" fo:border-right="none" fo:border-left="none" fo:border-top="0.002cm solid #000000"/>
      <style:paragraph-properties fo:text-align="center"/>
      <style:text-properties style:font-name="한컴바탕" fo:font-size="11" style:font-size-asian="11pt" style:font-size-complex="11pt" style:font-name-asian="한컴바탕" fo:color="#000000"/>
    </style:style>
    <style:style style:name="ID0E1JAG" style:family="table-cell" style:data-style-name="N1" style:parent-style-name="Default">
      <style:table-cell-properties style:vertical-align="middle" fo:border-bottom="0.002cm solid #000000" fo:border-right="none" fo:border-left="none" fo:border-top="0.002cm solid #000000" fo:background-color="#c0c0c0"/>
      <style:paragraph-properties fo:text-align="center"/>
      <style:text-properties style:font-name="한컴바탕" fo:font-size="11" style:font-size-asian="11pt" style:font-size-complex="11pt" style:font-name-asian="한컴바탕" fo:color="#000000" style:font-weight-asian="bold" fo:font-weight="bold"/>
    </style:style>
    <style:style style:name="ID0EJKAG" style:family="table-cell" style:data-style-name="N1" style:parent-style-name="Default">
      <style:table-cell-properties style:vertical-align="middle" fo:wrap-option="wrap" fo:border-bottom="0.002cm solid #000000" fo:border-right="0.002cm solid #000000" fo:border-left="none" fo:border-top="0.002cm solid #000000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YKAG" style:family="table-cell" style:data-style-name="N1" style:parent-style-name="Default">
      <style:table-cell-properties style:vertical-align="middle" fo:border-bottom="0.002cm solid #000000" fo:border-right="0.002cm solid #000000" fo:border-left="none" fo:border-top="0.002cm solid #000000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GLAG" style:family="table-cell" style:data-style-name="N1" style:parent-style-name="Default">
      <style:table-cell-properties style:vertical-align="middle" fo:border-bottom="0.002cm solid #000000" fo:border-right="none" fo:border-left="none" fo:border-top="0.002cm solid #000000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ULAG" style:family="table-cell" style:data-style-name="N1" style:parent-style-name="Default">
      <style:table-cell-properties style:vertical-align="middle" fo:border-bottom="0.002cm solid #000000" fo:border-right="0.002cm solid #000000" fo:border-left="none" fo:border-top="0.002cm solid #000000" fo:background-color="#c0c0c0"/>
      <style:paragraph-properties fo:text-align="center"/>
      <style:text-properties style:font-name="한컴바탕" fo:font-size="14" style:font-size-asian="14pt" style:font-size-complex="14pt" style:font-name-asian="한컴바탕" fo:color="#000000" style:font-weight-asian="bold" fo:font-weight="bold"/>
    </style:style>
    <style:style style:name="ID0EDMAG" style:family="table-cell" style:data-style-name="N1" style:parent-style-name="Default">
      <style:table-cell-properties style:vertical-align="middle" fo:border-bottom="0.002cm solid #000000" fo:border-right="0.002cm solid #000000" fo:border-left="none" fo:border-top="0.002cm solid #000000"/>
      <style:paragraph-properties fo:text-align="center"/>
      <style:text-properties style:font-name="한컴바탕" fo:font-size="11" style:font-size-asian="11pt" style:font-size-complex="11pt" style:font-name-asian="한컴바탕" fo:color="#000000"/>
    </style:style>
    <style:style style:name="ID0ERMAG" style:family="table-cell" style:data-style-name="N1" style:parent-style-name="Default">
      <style:table-cell-properties style:vertical-align="middle" fo:wrap-option="wrap" fo:border-bottom="none" fo:border-right="none" fo:border-left="0.002cm solid #000000" fo:border-top="none" fo:background-color="#bfbfbf"/>
      <style:paragraph-properties fo:text-align="center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ID0EBN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 fo:background-color="#bfbfbf"/>
      <style:paragraph-properties fo:text-align="center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6NAG" style:family="table-cell" style:data-style-name="N1" style:parent-style-name="Default">
      <style:table-cell-properties style:vertical-align="bottom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ID0ELOAG" style:family="table-cell" style:data-style-name="N1" style:parent-style-name="Default">
      <style:table-cell-properties style:vertical-align="middle" fo:wrap-option="wrap" fo:border-bottom="none" fo:border-right="0.002cm solid #000000" fo:border-left="0.002cm solid #000000" fo:border-top="none" fo:background-color="#bfbfbf"/>
      <style:paragraph-properties fo:text-align="center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ID0E2O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 fo:background-color="#ffffff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KPAG" style:family="table-cell" style:data-style-name="N1" style:parent-style-name="Default">
      <style:table-cell-properties style:vertical-align="middle" fo:border-bottom="none" fo:border-right="0.002cm solid #000000" fo:border-left="0.002cm solid #000000" fo:border-top="none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YP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none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GQAG" style:family="table-cell" style:data-style-name="N1" style:parent-style-name="Default">
      <style:table-cell-properties style:vertical-align="middle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TQ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ID0ECRAG" style:family="table-cell" style:data-style-name="N1" style:parent-style-name="Default">
      <style:table-cell-properties style:vertical-align="middle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6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Arial" fo:font-size="12" style:font-size-asian="12pt" style:font-size-complex="12pt" style:font-name-asian="Arial" fo:color="#000000"/>
    </style:style>
    <style:style style:name="ID0EOS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 fo:background-color="#ffffff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4S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start"/>
      <style:text-properties style:font-name="돋움" fo:font-size="12" style:font-size-asian="12pt" style:font-size-complex="12pt" style:font-name-asian="돋움" fo:color="#000000"/>
    </style:style>
    <style:style style:name="ID0EMT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start"/>
      <style:text-properties style:font-name="Arial" fo:font-size="12" style:font-size-asian="12pt" style:font-size-complex="12pt" style:font-name-asian="Arial" fo:color="#000000"/>
    </style:style>
    <style:style style:name="ID0E2T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start"/>
      <style:text-properties style:font-name="한컴바탕" fo:font-size="12" style:font-size-asian="12pt" style:font-size-complex="12pt" style:font-name-asian="한컴바탕" fo:color="#000000"/>
    </style:style>
    <style:style style:name="ID0EJU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start"/>
      <style:text-properties style:font-name="돋움" fo:font-size="12" style:font-size-asian="12pt" style:font-size-complex="12pt" style:font-name-asian="돋움" fo:color="#000000"/>
    </style:style>
    <style:style style:name="ID0EXUAG" style:family="table-cell" style:data-style-name="N1" style:parent-style-name="Default">
      <style:table-cell-properties style:vertical-align="middle" fo:border-bottom="0.002cm solid #000000" fo:border-right="none" fo:border-left="0.002cm solid #000000" fo:border-top="none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FV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TVA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ID0EAWAG" style:family="table-cell" style:data-style-name="N1" style:parent-style-name="Default">
      <style:table-cell-properties style:vertical-align="middle" fo:wrap-option="wrap" fo:border-bottom="none" fo:border-right="none" fo:border-left="0.002cm solid #000000" fo:border-top="none" fo:background-color="#bfbfbf"/>
      <style:paragraph-properties fo:text-align="center"/>
      <style:text-properties style:font-name="돋움" fo:font-size="12" style:font-size-asian="12pt" style:font-size-complex="12pt" style:font-name-asian="돋움" fo:color="#000000" style:font-weight-asian="bold" fo:font-weight="bold"/>
    </style:style>
    <style:style style:name="ID0EQW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 fo:background-color="#bfbfbf"/>
      <style:paragraph-properties fo:text-align="center"/>
      <style:text-properties style:font-name="돋움" fo:font-size="12" style:font-size-asian="12pt" style:font-size-complex="12pt" style:font-name-asian="돋움" fo:color="#000000" style:font-weight-asian="bold" fo:font-weight="bold"/>
    </style:style>
    <style:style style:name="ID0EAX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OXAG" style:family="table-cell" style:data-style-name="N1" style:parent-style-name="Default">
      <style:table-cell-properties style:vertical-align="middle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2XAG" style:family="table-cell" style:data-style-name="N1" style:parent-style-name="Default">
      <style:table-cell-properties style:vertical-align="middle" fo:wrap-option="wrap" fo:border-bottom="none" fo:border-right="0.002cm solid #000000" fo:border-left="0.002cm solid #000000" fo:border-top="none" fo:background-color="#bfbfbf"/>
      <style:paragraph-properties fo:text-align="center"/>
      <style:text-properties style:font-name="돋움" fo:font-size="12" style:font-size-asian="12pt" style:font-size-complex="12pt" style:font-name-asian="돋움" fo:color="#000000" style:font-weight-asian="bold" fo:font-weight="bold"/>
    </style:style>
    <style:style style:name="ID0ELY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ZY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 style:font-weight-asian="bold" fo:font-weight="bold"/>
    </style:style>
    <style:style style:name="ID0EIZ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2" style:font-size-asian="12pt" style:font-size-complex="12pt" style:font-name-asian="돋움" fo:color="#000000"/>
    </style:style>
    <style:style style:name="ID0EWZAG" style:family="table-cell" style:data-style-name="N1" style:parent-style-name="Default">
      <style:table-cell-properties style:vertical-align="middle"/>
      <style:paragraph-properties fo:text-align="start"/>
      <style:text-properties style:font-name="돋움" fo:font-size="12" style:font-size-asian="12pt" style:font-size-complex="12pt" style:font-name-asian="돋움" fo:color="#000000"/>
    </style:style>
    <style:style style:name="ID0ED1AG" style:family="table-cell" style:data-style-name="N1" style:parent-style-name="Default">
      <style:table-cell-properties style:vertical-align="middle" fo:border-bottom="0.002cm solid #000000" fo:border-right="none" fo:border-left="0.002cm solid #000000" fo:border-top="none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R1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none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61AG" style:family="table-cell" style:data-style-name="N1" style:parent-style-name="Default">
      <style:table-cell-properties style:vertical-align="middle" fo:background-color="#ffff66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N2AG" style:family="table-cell" style:parent-style-name="Default">
      <style:table-cell-properties style:vertical-align="bottom"/>
      <style:paragraph-properties fo:text-align="general"/>
      <style:text-properties style:font-name="돋움" fo:font-size="12" style:font-size-asian="12pt" style:font-size-complex="12pt" style:font-name-asian="돋움" fo:color="#000000"/>
    </style:style>
    <style:style style:name="ID0EY2AG" style:family="table-cell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D3AG" style:family="table-cell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 style:font-weight-asian="bold" fo:font-weight="bold" fo:font-style="italic" style:text-underline-type="single" style:text-underline-style="solid" style:text-underline-width="normal"/>
    </style:style>
    <style:style style:name="ID0EO3AG" style:family="table-cell" style:data-style-name="ID0EKD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 style:font-weight-asian="bold" fo:font-weight="bold" fo:font-style="italic" style:text-underline-type="single" style:text-underline-style="solid" style:text-underline-width="normal"/>
    </style:style>
    <style:style style:name="ID0E13AG" style:family="table-cell" style:parent-style-name="Default">
      <style:table-cell-properties style:vertical-align="bottom"/>
      <style:paragraph-properties fo:text-align="center"/>
      <style:text-properties style:font-name="돋움" fo:font-size="16" style:font-size-asian="16pt" style:font-size-complex="16pt" style:font-name-asian="돋움" fo:color="#000000" style:font-weight-asian="bold" fo:font-weight="bold" fo:font-style="italic"/>
    </style:style>
    <style:style style:name="ID0EG4AG" style:family="table-cell" style:parent-style-name="Default">
      <style:table-cell-properties style:vertical-align="bottom" style:rotation-angle="90" style:rotation-align="none"/>
      <style:paragraph-properties fo:text-align="center"/>
      <style:text-properties style:font-name="돋움" fo:font-size="16" style:font-size-asian="16pt" style:font-size-complex="16pt" style:font-name-asian="돋움" fo:color="#000000" style:font-weight-asian="bold" fo:font-weight="bold" fo:font-style="italic"/>
    </style:style>
    <style:style style:name="ID0ET4AG" style:family="table-cell" style:data-style-name="N1" style:parent-style-name="Default">
      <style:table-cell-properties style:vertical-align="bottom"/>
      <style:paragraph-properties fo:text-align="general"/>
      <style:text-properties style:font-name="바탕체" fo:font-size="12" style:font-size-asian="12pt" style:font-size-complex="12pt" style:font-name-asian="바탕체" fo:color="#000000"/>
    </style:style>
    <style:style style:name="ID0EB5AG" style:family="table-cell" style:data-style-name="N1" style:parent-style-name="Default">
      <style:table-cell-properties style:vertical-align="bottom"/>
      <style:paragraph-properties fo:text-align="general"/>
      <style:text-properties style:font-name="바탕체" fo:font-size="12" style:font-size-asian="12pt" style:font-size-complex="12pt" style:font-name-asian="바탕체" fo:color="#000000"/>
    </style:style>
    <style:style style:name="ID0EP5AG" style:family="table-cell" style:data-style-name="N1" style:parent-style-name="Default">
      <style:table-cell-properties style:vertical-align="bottom"/>
      <style:paragraph-properties fo:text-align="general"/>
      <style:text-properties style:font-name="바탕체" fo:font-size="12" style:font-size-asian="12pt" style:font-size-complex="12pt" style:font-name-asian="바탕체" fo:color="#000000"/>
    </style:style>
    <style:style style:name="ID0E45AG" style:family="table-cell" style:data-style-name="N1" style:parent-style-name="Default">
      <style:table-cell-properties style:vertical-align="bottom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L6AG" style:family="table-cell" style:data-style-name="N1" style:parent-style-name="Default">
      <style:table-cell-properties style:vertical-align="bottom"/>
      <style:paragraph-properties fo:text-align="general"/>
      <style:text-properties style:font-name="굴림체" fo:font-size="10" style:font-size-asian="10pt" style:font-size-complex="10pt" style:font-name-asian="굴림체" fo:color="#000000"/>
    </style:style>
    <style:style style:name="ID0EZ6AG" style:family="table-cell" style:data-style-name="N1" style:parent-style-name="Default">
      <style:table-cell-properties style:vertical-align="bottom"/>
      <style:paragraph-properties fo:text-align="general"/>
      <style:text-properties style:font-name="바탕체" fo:font-size="12" style:font-size-asian="12pt" style:font-size-complex="12pt" style:font-name-asian="바탕체" fo:color="#000000"/>
    </style:style>
    <style:style style:name="ID0EHABG" style:family="table-cell" style:data-style-name="N1" style:parent-style-name="Default">
      <style:table-cell-properties style:vertical-align="bottom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VABG" style:family="table-cell" style:data-style-name="N1" style:parent-style-name="Default">
      <style:table-cell-properties style:vertical-align="bottom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ID0EDBBG" style:family="table-cell" style:data-style-name="N1" style:parent-style-name="Default">
      <style:table-cell-properties style:vertical-align="bottom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ID0ERB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00"/>
    </style:style>
    <style:style style:name="ID0E6B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00"/>
    </style:style>
    <style:style style:name="ID0ENC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ID0E2C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ID0EJDBG" style:family="table-cell" style:data-style-name="N1" style:parent-style-name="Default">
      <style:table-cell-properties style:vertical-align="bottom" fo:border-bottom="0.002cm solid #000000" fo:border-right="none" fo:border-left="none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00" style:font-weight-asian="bold" fo:font-weight="bold"/>
    </style:style>
    <style:style style:name="ID0EXDBG" style:family="table-cell" style:data-style-name="N1" style:parent-style-name="Default">
      <style:table-cell-properties style:vertical-align="bottom" fo:border-bottom="0.002cm solid #000000" fo:border-right="0.002cm solid #000000" fo:border-left="none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00" style:font-weight-asian="bold" fo:font-weight="bold"/>
    </style:style>
    <style:style style:name="ID0EFE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SEBG" style:family="table-cell" style:data-style-name="ID0EHD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AFBG" style:family="table-cell" style:data-style-name="ID0EHD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OFBG" style:family="table-cell" style:data-style-name="N2" style:parent-style-name="Default">
      <style:table-cell-properties style:vertical-align="bottom" fo:border-bottom="0.002cm solid #000000" fo:border-right="none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2F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굴림체" fo:font-size="10" style:font-size-asian="10pt" style:font-size-complex="10pt" style:font-name-asian="굴림체" fo:color="#000000"/>
    </style:style>
    <style:style style:name="ID0EJGBG" style:family="table-cell" style:data-style-name="N5" style:parent-style-name="Default">
      <style:table-cell-properties style:vertical-align="bottom" fo:border-bottom="0.002cm solid #000000" fo:border-right="none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WGBG" style:family="table-cell" style:data-style-name="ID0EED" style:parent-style-name="Default">
      <style:table-cell-properties style:vertical-align="bottom" fo:border-bottom="0.002cm solid #000000" fo:border-right="none" fo:border-left="none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EHBG" style:family="table-cell" style:data-style-name="ID0EED" style:parent-style-name="Default">
      <style:table-cell-properties style:vertical-align="bottom" fo:border-bottom="0.002cm solid #000000" fo:border-right="none" fo:border-left="none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SHBG" style:family="table-cell" style:data-style-name="N6" style:parent-style-name="Default">
      <style:table-cell-properties style:vertical-align="bottom" fo:border-bottom="0.002cm solid #000000" fo:border-right="0.002cm solid #000000" fo:border-left="none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6HBG" style:family="table-cell" style:data-style-name="N1" style:parent-style-name="Default">
      <style:table-cell-properties style:vertical-align="bottom" fo:border-bottom="0.002cm solid #000000" fo:border-right="0.002cm solid #000000" fo:border-left="none" fo:border-top="0.002cm solid #000000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ID0ENIBG" style:family="table-cell" style:data-style-name="N4" style:parent-style-name="Default">
      <style:table-cell-properties style:vertical-align="bottom" fo:border-bottom="0.002cm solid #000000" fo:border-right="none" fo:border-left="none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1IBG" style:family="table-cell" style:data-style-name="N4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HJBG" style:family="table-cell" style:data-style-name="N38" style:parent-style-name="Default">
      <style:table-cell-properties style:vertical-align="bottom" fo:border-bottom="0.002cm solid #000000" fo:border-right="0.002cm solid #000000" fo:border-left="none" fo:border-top="0.002cm solid #000000" fo:background-color="#ffffff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D0EWJBG" style:family="table-cell" style:data-style-name="N38" style:parent-style-name="Default">
      <style:table-cell-properties style:vertical-align="bottom" fo:border-bottom="0.002cm solid #000000" fo:border-right="0.002cm solid #000000" fo:border-left="none" fo:border-top="0.002cm solid #000000" fo:background-color="#ffffff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D0EFKBG" style:family="table-cell" style:data-style-name="N38" style:parent-style-name="Default">
      <style:table-cell-properties style:vertical-align="bottom" fo:border-bottom="none" fo:border-right="none" fo:border-left="0.002cm solid #000000" fo:border-top="none" fo:background-color="#c0c0c0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D0EUKBG" style:family="table-cell" style:data-style-name="N38" style:parent-style-name="Default">
      <style:table-cell-properties style:vertical-align="bottom" fo:border-bottom="0.002cm solid #000000" fo:border-right="0.002cm solid #000000" fo:border-left="0.002cm solid #000000" fo:border-top="0.002cm solid #000000" fo:background-color="#c0c0c0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D0EDLBG" style:family="table-cell" style:data-style-name="N38" style:parent-style-name="Default">
      <style:table-cell-properties style:vertical-align="bottom" fo:border-bottom="0.002cm solid #000000" fo:border-right="0.002cm solid #000000" fo:border-left="0.002cm solid #000000" fo:border-top="0.002cm solid #000000" fo:background-color="#ffffff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D0ESL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start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ID0EAMBG" style:family="table-cell" style:data-style-name="N1" style:parent-style-name="Default">
      <style:table-cell-properties style:vertical-align="bottom" fo:border-bottom="none" fo:border-right="0.002cm solid #000000" fo:border-left="0.002cm solid #000000" fo:border-top="none"/>
      <style:paragraph-properties fo:text-align="start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ID0EOMB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start"/>
      <style:text-properties style:font-name="Arial" fo:font-size="12" style:font-size-asian="12pt" style:font-size-complex="12pt" style:font-name-asian="Arial" fo:color="#000000" style:font-weight-asian="bold" fo:font-weight="bold"/>
    </style:style>
    <style:style style:name="ID0E3MBG" style:family="table-cell" style:data-style-name="N1" style:parent-style-name="Default">
      <style:table-cell-properties style:vertical-align="middle" fo:border-bottom="none" fo:border-right="0.002cm solid #000000" fo:border-left="0.002cm solid #000000" fo:border-top="none"/>
      <style:paragraph-properties fo:text-align="start"/>
      <style:text-properties style:font-name="Arial" fo:font-size="12" style:font-size-asian="12pt" style:font-size-complex="12pt" style:font-name-asian="Arial" fo:color="#000000" style:font-weight-asian="bold" fo:font-weight="bold"/>
    </style:style>
    <style:style style:name="ID0EKNB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none"/>
      <style:paragraph-properties fo:text-align="start"/>
      <style:text-properties style:font-name="Arial" fo:font-size="12" style:font-size-asian="12pt" style:font-size-complex="12pt" style:font-name-asian="Arial" fo:color="#000000" style:font-weight-asian="bold" fo:font-weight="bold"/>
    </style:style>
    <style:style style:name="ID0EYNBG" style:family="table-cell" style:data-style-name="N1" style:parent-style-name="Default">
      <style:table-cell-properties style:vertical-align="middle"/>
      <style:paragraph-properties fo:text-align="start"/>
      <style:text-properties style:font-name="Arial" fo:font-size="12" style:font-size-asian="12pt" style:font-size-complex="12pt" style:font-name-asian="Arial" fo:color="#000000" style:font-weight-asian="bold" fo:font-weight="bold"/>
    </style:style>
    <style:style style:name="ID0EGO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ff" style:text-underline-type="single" style:text-underline-style="solid" style:text-underline-width="normal"/>
    </style:style>
    <style:style style:name="ID0EUOBG" style:family="table-cell" style:data-style-name="N10" style:parent-style-name="Default">
      <style:table-cell-properties style:vertical-align="bottom" fo:background-color="#ffffff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D0EDPBG" style:family="table-cell" style:data-style-name="N10" style:parent-style-name="Default">
      <style:table-cell-properties style:vertical-align="bottom" fo:border-bottom="0.002cm solid #000000" fo:border-right="0.002cm solid #000000" fo:border-left="0.002cm solid #000000" fo:border-top="0.002cm solid #000000" fo:background-color="#ffffff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D0ESPBG" style:family="table-cell" style:data-style-name="N10" style:parent-style-name="Default">
      <style:table-cell-properties style:vertical-align="bottom" fo:border-bottom="0.002cm solid #000000" fo:border-right="0.002cm solid #000000" fo:border-left="0.002cm solid #000000" fo:border-top="0.002cm solid #000000" fo:background-color="#ffffcc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D0EBQBG" style:family="table-cell" style:data-style-name="N10" style:parent-style-name="Default">
      <style:table-cell-properties style:vertical-align="bottom" fo:border-bottom="0.002cm solid #000000" fo:border-right="0.002cm solid #000000" fo:border-left="0.002cm solid #000000" fo:border-top="0.002cm solid #000000" fo:background-color="#ffffcc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D0EQQBG" style:family="table-cell" style:data-style-name="N10" style:parent-style-name="Default">
      <style:table-cell-properties style:vertical-align="bottom" fo:border-bottom="0.002cm solid #000000" fo:border-right="0.002cm solid #000000" fo:border-left="0.002cm solid #000000" fo:border-top="0.002cm solid #000000" fo:background-color="#ffffff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D0E6Q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1" style:font-size-asian="11pt" style:font-size-complex="11pt" style:font-name-asian="한컴바탕" fo:color="#000000" style:font-weight-asian="bold" fo:font-weight="bold"/>
    </style:style>
    <style:style style:name="ID0ENR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1" style:font-size-asian="11pt" style:font-size-complex="11pt" style:font-name-asian="한컴바탕" fo:color="#000000" style:font-weight-asian="bold" fo:font-weight="bold"/>
    </style:style>
    <style:style style:name="ID0E2RBG" style:family="table-cell" style:data-style-name="N3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ISBG" style:family="table-cell" style:data-style-name="N3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VSBG" style:family="table-cell" style:data-style-name="N1" style:parent-style-name="Default">
      <style:table-cell-properties style:vertical-align="bottom" fo:border-bottom="0.002cm solid #000000" fo:border-right="none" fo:border-left="0.002cm solid #000000" fo:border-top="none"/>
      <style:paragraph-properties fo:text-align="general"/>
      <style:text-properties style:font-name="한컴바탕" fo:font-size="10" style:font-size-asian="10pt" style:font-size-complex="10pt" style:font-name-asian="한컴바탕" fo:color="#000000"/>
    </style:style>
    <style:style style:name="ID0EDT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none"/>
      <style:paragraph-properties fo:text-align="general"/>
      <style:text-properties style:font-name="한컴바탕" fo:font-size="10" style:font-size-asian="10pt" style:font-size-complex="10pt" style:font-name-asian="한컴바탕" fo:color="#000000"/>
    </style:style>
    <style:style style:name="ID0ERTBG" style:family="table-cell" style:data-style-name="N3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5T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MUBG" style:family="table-cell" style:data-style-name="N10" style:parent-style-name="Default">
      <style:table-cell-properties style:vertical-align="bottom" fo:border-bottom="none" fo:border-right="none" fo:border-left="0.002cm solid #000000" fo:border-top="none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1UBG" style:family="table-cell" style:data-style-name="N10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IV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1" style:font-size-asian="11pt" style:font-size-complex="11pt" style:font-name-asian="한컴바탕" fo:color="#000000" style:font-weight-asian="bold" fo:font-weight="bold"/>
    </style:style>
    <style:style style:name="ID0EWV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1" style:font-size-asian="11pt" style:font-size-complex="11pt" style:font-name-asian="한컴바탕" fo:color="#000000" style:font-weight-asian="bold" fo:font-weight="bold"/>
    </style:style>
    <style:style style:name="ID0EEWBG" style:family="table-cell" style:data-style-name="N1" style:parent-style-name="Default">
      <style:table-cell-properties style:vertical-align="bottom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ID0ESWBG" style:family="table-cell" style:data-style-name="N40" style:parent-style-name="Default">
      <style:table-cell-properties style:vertical-align="bottom" fo:border-bottom="none" fo:border-right="0.002cm solid #000000" fo:border-left="0.002cm solid #000000" fo:border-top="none"/>
      <style:paragraph-properties fo:text-align="general"/>
      <style:text-properties style:font-name="한컴바탕" fo:font-size="14" style:font-size-asian="14pt" style:font-size-complex="14pt" style:font-name-asian="한컴바탕" fo:color="#000000"/>
    </style:style>
    <style:style style:name="ID0EAXBG" style:family="table-cell" style:data-style-name="N38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4" style:font-size-asian="14pt" style:font-size-complex="14pt" style:font-name-asian="한컴바탕" fo:color="#000000"/>
    </style:style>
    <style:style style:name="ID0EOX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4" style:font-size-asian="14pt" style:font-size-complex="14pt" style:font-name-asian="한컴바탕" fo:color="#000000"/>
    </style:style>
    <style:style style:name="ID0E3X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4" style:font-size-asian="14pt" style:font-size-complex="14pt" style:font-name-asian="한컴바탕" fo:color="#000000"/>
    </style:style>
    <style:style style:name="ID0EKY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ID0EYYBG" style:family="table-cell" style:data-style-name="N7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FZ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TZ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B1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00"/>
    </style:style>
    <style:style style:name="ID0EP1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00"/>
    </style:style>
    <style:style style:name="ID0E41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L2BG" style:family="table-cell" style:data-style-name="N1" style:parent-style-name="Default">
      <style:table-cell-properties style:vertical-align="bottom"/>
      <style:paragraph-properties fo:text-align="general"/>
      <style:text-properties style:font-name="바탕체" fo:font-size="12" style:font-size-asian="12pt" style:font-size-complex="12pt" style:font-name-asian="바탕체" fo:color="#000000"/>
    </style:style>
    <style:style style:name="ID0EZ2BG" style:family="table-cell" style:data-style-name="N1" style:parent-style-name="Default">
      <style:table-cell-properties style:vertical-align="bottom" fo:border-bottom="0.002cm solid #000000" fo:border-right="none" fo:border-left="0.002cm solid #000000" fo:border-top="none"/>
      <style:paragraph-properties fo:text-align="general"/>
      <style:text-properties style:font-name="바탕체" fo:font-size="12" style:font-size-asian="12pt" style:font-size-complex="12pt" style:font-name-asian="바탕체" fo:color="#000000"/>
    </style:style>
    <style:style style:name="ID0EH3BG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none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V3BG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D4BG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R4BG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64BG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N5BG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25BG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J6BG" style:family="table-cell" style:data-style-name="N1" style:parent-style-name="Default">
      <style:table-cell-properties style:vertical-align="middle"/>
      <style:paragraph-properties fo:text-align="general"/>
      <style:text-properties style:font-name="한컴바탕" fo:font-size="11" style:font-size-asian="11pt" style:font-size-complex="11pt" style:font-name-asian="한컴바탕" fo:color="#000000"/>
    </style:style>
    <style:style style:name="ID0EX6BG" style:family="table-cell" style:data-style-name="N1" style:parent-style-name="Default">
      <style:table-cell-properties style:vertical-align="middle"/>
      <style:paragraph-properties fo:text-align="general"/>
      <style:text-properties style:font-name="한컴바탕" fo:font-size="11" style:font-size-asian="11pt" style:font-size-complex="11pt" style:font-name-asian="한컴바탕" fo:color="#000000"/>
    </style:style>
    <style:style style:name="ID0EGAAI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UAAI" style:family="table-cell" style:data-style-name="N1" style:parent-style-name="Default">
      <style:table-cell-properties style:vertical-align="bottom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CBAI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QBAI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5BAI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MCAI" style:family="table-cell" style:data-style-name="N1" style:parent-style-name="Default">
      <style:table-cell-properties style:vertical-align="bottom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1CAI" style:family="table-cell" style:data-style-name="N1" style:parent-style-name="Default">
      <style:table-cell-properties style:vertical-align="middle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IDAI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WDAI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EEAI" style:family="table-cell" style:data-style-name="N1" style:parent-style-name="Default">
      <style:table-cell-properties style:vertical-align="middle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SEAI" style:family="table-cell" style:data-style-name="N1" style:parent-style-name="Default">
      <style:table-cell-properties style:vertical-align="middle"/>
      <style:paragraph-properties fo:text-align="general"/>
      <style:text-properties style:font-name="한컴바탕" fo:font-size="11" style:font-size-asian="11pt" style:font-size-complex="11pt" style:font-name-asian="한컴바탕" fo:color="#000000"/>
    </style:style>
    <style:style style:name="ID0EAFAI" style:family="table-cell" style:data-style-name="N1" style:parent-style-name="Default">
      <style:table-cell-properties style:vertical-align="middle"/>
      <style:paragraph-properties fo:text-align="general"/>
      <style:text-properties style:font-name="한컴바탕" fo:font-size="11" style:font-size-asian="11pt" style:font-size-complex="11pt" style:font-name-asian="한컴바탕" fo:color="#000000"/>
    </style:style>
    <style:style style:name="ID0EOFAI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3F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start"/>
      <style:text-properties style:font-name="Arial" fo:font-size="12" style:font-size-asian="12pt" style:font-size-complex="12pt" style:font-name-asian="Arial" fo:color="#000000"/>
    </style:style>
    <style:style style:name="ID0EKG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start"/>
      <style:text-properties style:font-name="돋움" fo:font-size="12" style:font-size-asian="12pt" style:font-size-complex="12pt" style:font-name-asian="돋움" fo:color="#000000"/>
    </style:style>
    <style:style style:name="ID0EYG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GHAI" style:family="table-cell" style:data-style-name="N14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HAI" style:family="table-cell" style:data-style-name="N18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HAI" style:family="table-cell" style:data-style-name="N22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IAI" style:family="table-cell" style:data-style-name="N1" style:parent-style-name="Default">
      <style:table-cell-properties style:vertical-align="middle" fo:wrap-option="wrap" fo:border-bottom="none" fo:border-right="none" fo:border-left="0.002cm solid #000000" fo:border-top="none" fo:background-color="#bfbfbf"/>
      <style:paragraph-properties fo:text-align="center"/>
      <style:text-properties style:font-name="굴림" fo:font-size="12" style:font-size-asian="12pt" style:font-size-complex="12pt" style:font-name-asian="굴림" fo:color="#000000" style:font-weight-asian="bold" fo:font-weight="bold"/>
    </style:style>
    <style:style style:name="ID0EUIAI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 fo:background-color="#bfbfbf"/>
      <style:paragraph-properties fo:text-align="center"/>
      <style:text-properties style:font-name="굴림" fo:font-size="12" style:font-size-asian="12pt" style:font-size-complex="12pt" style:font-name-asian="굴림" fo:color="#000000" style:font-weight-asian="bold" fo:font-weight="bold"/>
    </style:style>
    <style:style style:name="ID0EEJAI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 style:font-weight-asian="bold" fo:font-weight="bold"/>
    </style:style>
    <style:style style:name="ID0ETJAI" style:family="table-cell" style:data-style-name="N1" style:parent-style-name="Default">
      <style:table-cell-properties style:vertical-align="middle" fo:border-bottom="0.002cm solid #000000" fo:border-right="none" fo:border-left="0.002cm solid #000000" fo:border-top="none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P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4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general"/>
      <style:text-properties style:font-name="굴림" fo:font-size="12" style:font-size-asian="12pt" style:font-size-complex="12pt" style:font-name-asian="굴림" fo:color="#000000"/>
    </style:style>
    <style:style style:name="ID0ELLAI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start"/>
      <style:text-properties style:font-name="굴림" fo:font-size="12" style:font-size-asian="12pt" style:font-size-complex="12pt" style:font-name-asian="굴림" fo:color="#000000"/>
    </style:style>
    <style:style style:name="ID0E1L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start"/>
      <style:text-properties style:font-name="굴림" fo:font-size="12" style:font-size-asian="12pt" style:font-size-complex="12pt" style:font-name-asian="굴림" fo:color="#000000"/>
    </style:style>
    <style:style style:name="ID0EIM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start"/>
      <style:text-properties style:font-name="굴림" fo:font-size="12" style:font-size-asian="12pt" style:font-size-complex="12pt" style:font-name-asian="굴림" fo:color="#000000"/>
    </style:style>
    <style:style style:name="ID0EWM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ENAI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TNAI" style:family="table-cell" style:data-style-name="N1" style:parent-style-name="Default">
      <style:table-cell-properties style:vertical-align="middle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AOAI" style:family="table-cell" style:parent-style-name="Default">
      <style:table-cell-properties style:vertical-align="bottom"/>
      <style:paragraph-properties fo:text-align="general"/>
      <style:text-properties style:font-name="굴림" fo:font-size="10" style:font-size-asian="10pt" style:font-size-complex="10pt" style:font-name-asian="굴림" fo:color="#000000"/>
    </style:style>
    <style:style style:name="ID0ECAAGID0ECA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center"/>
      <style:text-properties style:font-name="한컴바탕" fo:font-size="14" style:font-size-asian="14pt" style:font-size-complex="14pt" style:font-name-asian="한컴바탕" fo:color="#000000" style:font-weight-asian="bold" fo:font-weight="bold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HCAGID0EHCAG" style:family="table-cell" style:data-style-name="N1" style:parent-style-name="Default">
      <style:table-cell-properties style:vertical-align="middle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CDAGID0ECDAG" style:family="table-cell" style:data-style-name="N1" style:parent-style-name="Default">
      <style:table-cell-properties style:vertical-align="middle" fo:wrap-option="wrap" fo:border-bottom="none" fo:border-right="none" fo:border-left="none" fo:border-top="none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5DAGID0E5D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 fo:background-color="#c0c0c0"/>
      <style:paragraph-properties fo:text-align="center"/>
      <style:text-properties style:font-name="한컴바탕" fo:font-size="14" style:font-size-asian="14pt" style:font-size-complex="14pt" style:font-name-asian="한컴바탕" fo:color="#000000" style:font-weight-asian="bold" fo:font-weight="bold"/>
    </style:style>
    <style:style style:name="ID0ENEAGID0ENE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 fo:background-color="#c0c0c0"/>
      <style:paragraph-properties fo:text-align="center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ID0ESHAGID0ESH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1" style:font-size-asian="11pt" style:font-size-complex="11pt" style:font-name-asian="한컴바탕" fo:color="#000000"/>
    </style:style>
    <style:style style:name="ID0EPIAGID0EPI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PIAGID0EPI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PIAGID0EPI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EHAGID0EEH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start"/>
      <style:text-properties style:font-name="한컴바탕" fo:font-size="10" style:font-size-asian="10pt" style:font-size-complex="10pt" style:font-name-asian="한컴바탕" fo:color="#000000"/>
    </style:style>
    <style:style style:name="ID0ERMAGID0ERMAG" style:family="table-cell" style:data-style-name="N1" style:parent-style-name="Default">
      <style:table-cell-properties style:vertical-align="middle" fo:wrap-option="wrap" fo:border-bottom="none" fo:border-right="none" fo:border-left="0.002cm solid #000000" fo:border-top="none" fo:background-color="#bfbfbf"/>
      <style:paragraph-properties fo:text-align="center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ID0EBNAGID0EBN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 fo:background-color="#bfbfbf"/>
      <style:paragraph-properties fo:text-align="center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ID0ETQAGID0ETQ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ID0EXUAGID0EXUAG" style:family="table-cell" style:data-style-name="N1" style:parent-style-name="Default">
      <style:table-cell-properties style:vertical-align="middle" fo:border-bottom="0.002cm solid #000000" fo:border-right="none" fo:border-left="0.002cm solid #000000" fo:border-top="none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OSAGID0EOS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 fo:background-color="#ffffff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QRAGID0EQRAG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돋움" fo:font-size="12" style:font-size-asian="12pt" style:font-size-complex="12pt" style:font-name-asian="돋움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RNAGID0ERNAG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ID0EEIAIID0EEIAI" style:family="table-cell" style:data-style-name="N1" style:parent-style-name="Default">
      <style:table-cell-properties style:vertical-align="middle" fo:wrap-option="wrap" fo:border-bottom="none" fo:border-right="none" fo:border-left="0.002cm solid #000000" fo:border-top="none" fo:background-color="#bfbfbf"/>
      <style:paragraph-properties fo:text-align="center"/>
      <style:text-properties style:font-name="굴림" fo:font-size="12" style:font-size-asian="12pt" style:font-size-complex="12pt" style:font-name-asian="굴림" fo:color="#000000" style:font-weight-asian="bold" fo:font-weight="bold"/>
    </style:style>
    <style:style style:name="ID0EUIAIID0EUIAI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 fo:background-color="#bfbfbf"/>
      <style:paragraph-properties fo:text-align="center"/>
      <style:text-properties style:font-name="굴림" fo:font-size="12" style:font-size-asian="12pt" style:font-size-complex="12pt" style:font-name-asian="굴림" fo:color="#000000" style:font-weight-asian="bold" fo:font-weight="bold"/>
    </style:style>
    <style:style style:name="ID0EEJAIID0EEJAI" style:family="table-cell" style:data-style-name="N1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 style:font-weight-asian="bold" fo:font-weight="bold"/>
    </style:style>
    <style:style style:name="ID0ETJAIID0ETJAI" style:family="table-cell" style:data-style-name="N1" style:parent-style-name="Default">
      <style:table-cell-properties style:vertical-align="middle" fo:border-bottom="0.002cm solid #000000" fo:border-right="none" fo:border-left="0.002cm solid #000000" fo:border-top="none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4KAIID0E4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general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WMAIID0EWM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BKAIID0EBKAI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center"/>
      <style:text-properties style:font-name="굴림" fo:font-size="12" style:font-size-asian="12pt" style:font-size-complex="12pt" style:font-name-asian="굴림" fo:color="#000000"/>
    </style:style>
    <style:style style:name="ID0EAVNM" style:family="table" style:master-page-name="Default">
      <style:table-properties/>
    </style:style>
    <style:style style:name="ID0EFVNM" style:family="table" style:master-page-name="Default">
      <style:table-properties/>
    </style:style>
    <style:style style:name="ID0EKVNM" style:family="table" style:master-page-name="Default">
      <style:table-properties/>
    </style:style>
    <style:style style:name="ID0EPVNM" style:family="table" style:master-page-name="Default">
      <style:table-properties/>
    </style:style>
    <style:style style:name="ID0E51A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J2A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S2A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32A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F3A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Q3A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Z3A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H4A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4A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4A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5A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5A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5A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6A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6A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6A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A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A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A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A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B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B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B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C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C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C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D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D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D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E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E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E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F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F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F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G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G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G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H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H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H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H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I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I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I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J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J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J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K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K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K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L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L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L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M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M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M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N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N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N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O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O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O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O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IP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RP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3P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FQ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QQ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ZQ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ER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NR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R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S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S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S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S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T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T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U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U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U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U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V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V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V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W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W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W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X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X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X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Y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Y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Y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Y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IZ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RZ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3Z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F1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Q1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Z1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E2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R2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2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3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3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3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4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4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4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5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5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5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5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6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6B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6B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A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A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A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B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B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B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C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C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C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D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D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D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E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E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E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E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F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F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F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G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G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G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H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H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H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I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I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I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J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J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J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K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K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K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L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L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L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L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M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M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M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N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N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N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O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O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O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P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P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P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Q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Q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Q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R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R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R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R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S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S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S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T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T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T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U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U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U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V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V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V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W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W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W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X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X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X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Y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Y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Y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Y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Z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Z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Z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1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1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1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2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2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U2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42C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I3C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3C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A4C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J4C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U4C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44C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I5C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R5C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35C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F6C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Q6C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Z6C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EAD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NAD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YAD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BBD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MBD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VBD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ACD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JCD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UCDI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BD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D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D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3D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FE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E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E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F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F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UF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4F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G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G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YG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BH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MH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H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H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I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QI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ZI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J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J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J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J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IK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RK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K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L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ML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L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AM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JM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M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M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EN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NN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N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N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O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O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P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P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Q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Q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Q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R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R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R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S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S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S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T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T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UT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4T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IU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RU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3U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FV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QV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ZV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EW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NW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YW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BX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X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X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X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Y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Y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Y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Z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Z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Z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1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1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1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2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2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2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2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3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3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3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4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4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4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5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5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5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6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6DI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6DI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A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A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A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A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B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B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B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C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UC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4C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GD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PD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YD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BE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KE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VE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5E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HF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QF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ZF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CG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LG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UG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6G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IHA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2H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I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I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I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J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J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J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J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K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K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K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L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QL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ZL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EM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NM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M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N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N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N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O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O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O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P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P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P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P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IQ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RQ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Q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R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R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R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S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S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S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T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T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T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T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U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U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U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V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V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YV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BW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MW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W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AX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JX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UX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4X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Y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Y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Y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Z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Z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Z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1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1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1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1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2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2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2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3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3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3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4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4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4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5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5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5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6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6A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6A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A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A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A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A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B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B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B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C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C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C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D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D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D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E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E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E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F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F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F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G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G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G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H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H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H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H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I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I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I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J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J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J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K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K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K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L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QL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ZL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M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M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M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M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N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N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N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O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O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O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P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P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UP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4P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Q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Q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YQ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BR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MR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R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R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S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S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S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T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T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T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U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U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U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V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V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V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V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W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W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W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X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X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X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Y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Y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Y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Z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Z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Z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1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1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1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1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2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2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2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3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3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3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4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4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4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5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5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5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6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6B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6B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A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A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A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B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B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B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B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C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C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C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D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D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D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E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E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E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F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F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F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G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G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G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H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OH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XH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CI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LI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WI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6I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KJ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TJ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5J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HK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SK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2K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GL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PL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1L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DM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OM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XM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CN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LN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WN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6N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KO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TO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5O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HP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SP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2P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GQ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PQ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1QC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KR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R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R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S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S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S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T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T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T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U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U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U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V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V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V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W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W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W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W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X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X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X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Y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Y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Y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Z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Z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Z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1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1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1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2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2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2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3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3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3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4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4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4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4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5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5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5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6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6C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6C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A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A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A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B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B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B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C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C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C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D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D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D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E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E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E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E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F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F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F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G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G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G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H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H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H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I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I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I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J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J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J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K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K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K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L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L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L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L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M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M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M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NN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YN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BO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MO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O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AP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JP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UP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4P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IQ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RQ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3Q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FR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QR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ZR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ES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NS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YS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BT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MT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T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AU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JU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UU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4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5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5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5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6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6D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6D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A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A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B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B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B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C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C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C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D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E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E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E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E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F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F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F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G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G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G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H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H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H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I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I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I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J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J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J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J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K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K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K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L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L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L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M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M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M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N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N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N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O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O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O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O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P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P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P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Q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Q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Q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R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R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R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S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S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S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T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T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T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T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U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U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U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V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V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V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W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W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W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X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X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X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Y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Y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Y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Y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Z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Z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Z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1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1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1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2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2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2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3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3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3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4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4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4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5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5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5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6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6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6E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6E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A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A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A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B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B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B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C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C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C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D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D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D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E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E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E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E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F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F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F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G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G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G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H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H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H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I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I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I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J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J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J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J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K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K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K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L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L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L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M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M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M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N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N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N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O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O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O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P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P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P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Q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Q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Q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Q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R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R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R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S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S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S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T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T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T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U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U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U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V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V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V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V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W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W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BY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MY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ZY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EZ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RZ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3Z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1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1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2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2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2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3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3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3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4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4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4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5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5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5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6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6F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6F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AG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AG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AG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BG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BG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BG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CG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CG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CG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D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SD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2D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GE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PE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1E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DF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OF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XF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CG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LG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WG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6G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YH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CI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LI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VI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IJ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SJ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2J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FK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2K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FL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OL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YL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5Q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JR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SR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4R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GS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RS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1S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FT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OT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ZT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CU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NU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WU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BV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KV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VV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5V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JW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SW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4W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GX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RX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1X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FY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OY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ZY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CZ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NZ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WZ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B1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K1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V1GK" style:family="text">
      <style:text-properties fo:font-weight="normal" fo:font-style="normal" style:text-underline-type="none" style:text-position="0% 100%" style:font-name="굴림" fo:font-size="12" style:font-size-asian="12pt" style:font-size-complex="12pt" style:font-name-asian="" fo:color="#000000"/>
    </style:style>
    <style:style style:name="ID0EM5G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5G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6G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6G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6G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6G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A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A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A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B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B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B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C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C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C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D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D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D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E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E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E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E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F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F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F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G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G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G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H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H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H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I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I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I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J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J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J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J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K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K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K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L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L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L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M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M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M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N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N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N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O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O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O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O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P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P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P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Q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Q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Q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R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R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R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S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S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S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T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T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T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T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U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U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U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V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V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V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W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W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W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X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X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X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Y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Y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Y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Z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Z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Z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Z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1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1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1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2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2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2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3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3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3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4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4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4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5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5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5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5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6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6HK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6HK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A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A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A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B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B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B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C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C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C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D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D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D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D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E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F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F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F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G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G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G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H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H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I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I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I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J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J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J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K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AL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L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L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L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M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M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N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N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N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O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O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O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P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RP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3P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FQ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QQ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ZQ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ER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NR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YR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BS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MS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S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AT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JT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UT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4T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IU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RU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3U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FV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QV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ZV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EW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NW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YW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BX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MX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X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AY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JY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UY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4Y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IZ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RZ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3Z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F1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Q1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Z1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E2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N2A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Y2A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B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B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B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C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LC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WC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C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D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D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D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E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E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E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F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F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F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G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G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G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H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H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H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I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I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I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J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J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K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K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K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L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L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L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M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M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M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M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N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N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N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O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O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P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P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P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Q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Q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Q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R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OR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XR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CS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S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AT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JT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UT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4T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IU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RU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3U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FV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QV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ZV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EW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4W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IX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RX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X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EY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PY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YY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DZ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MZ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XZ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A1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L1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61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2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2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3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3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3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4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4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Y4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B5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M5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5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A6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J6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6B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6B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A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A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1A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B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MB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B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AC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JC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UC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BD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KD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TD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D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E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E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E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EF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NF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YF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BG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MG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G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5G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HH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SH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2H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GI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PI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YI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BJ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MJ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VJ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AK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L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L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M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M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M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N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N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N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UO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6O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IP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TP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3P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HQ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QQ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2Q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R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R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S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S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S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T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T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T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T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U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U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U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V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V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V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W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W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W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X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X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X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Y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Y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Y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Y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Z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Z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Z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1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1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1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2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2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2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3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3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3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4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4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4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4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5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5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5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G6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R6C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16C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FAD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OAD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ZAD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CBD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NBD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WBD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BCD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KCD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VCD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5CD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JDD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SDDM" style:family="text">
      <style:text-properties fo:font-weight="normal" fo:font-style="normal" style:text-underline-type="none" style:text-position="0% 100%" style:font-name="Arial" fo:font-size="12" style:font-size-asian="12pt" style:font-size-complex="12pt" style:font-name-asian="" fo:color="#000000"/>
    </style:style>
    <style:style style:name="ID0E4DDM" style:family="text">
      <style:text-properties fo:font-weight="normal" fo:font-style="normal" style:text-underline-type="none" style:text-position="0% 100%" style:font-name="돋움" fo:font-size="12" style:font-size-asian="12pt" style:font-size-complex="12pt" style:font-name-asian="" fo:color="#000000"/>
    </style:style>
    <style:style style:name="ID0EDFDM" style:family="graphic">
      <style:graphic-properties fo:min-height="NaNcm"/>
    </style:style>
    <style:style style:name="ID0EHGDM" style:family="graphic">
      <style:graphic-properties fo:min-height="NaNcm"/>
    </style:style>
    <style:style style:name="ID0ELHDM" style:family="graphic">
      <style:graphic-properties fo:min-height="NaNcm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표지" table:style-name="ID0EAVNM">
        <table:table-column table:style-name="ID0EFJDM" table:default-cell-style-name="ID0EX6AE"/>
        <table:table-column table:style-name="ID0ELJDM" table:default-cell-style-name="ID0EX6AE"/>
        <table:table-column table:style-name="ID0ERJDM" table:number-columns-repeated="8" table:default-cell-style-name="ID0EX6AE"/>
        <table:table-column table:style-name="co8" table:number-columns-repeated="246" table:default-cell-style-name="ID0EX6AE"/>
        <table:table-row xmlns:xdr="http://schemas.openxmlformats.org/drawingml/2006/spreadsheetDrawing" table:style-name="ID0EYJDM">
          <table:table-cell table:style-name="ID0ECAAG"/>
          <table:table-cell table:style-name="ID0ECAAG"/>
          <table:table-cell table:style-name="ID0ECAAG"/>
          <table:table-cell table:style-name="ID0ECAAG"/>
          <table:table-cell table:style-name="ID0ECA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number-columns-repeated="246"/>
        </table:table-row>
        <table:table-row xmlns:xdr="http://schemas.openxmlformats.org/drawingml/2006/spreadsheetDrawing" table:style-name="ID0EGLDM">
          <table:table-cell table:style-name="ID0EQAAG"/>
          <table:table-cell table:style-name="ID0EQAAG"/>
          <table:table-cell table:style-name="ID0EQAAG"/>
          <table:table-cell table:style-name="ID0EQAAG"/>
          <table:table-cell table:style-name="ID0EQA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number-columns-repeated="246"/>
        </table:table-row>
        <table:table-row xmlns:xdr="http://schemas.openxmlformats.org/drawingml/2006/spreadsheetDrawing" table:style-name="ID0ETMDM">
          <table:table-cell table:style-name="ID0E5AAG">
            <draw:frame xmlns:draw="urn:oasis:names:tc:opendocument:xmlns:drawing:1.0" draw:z-index="0" draw:name="Graphics 1" draw:text-style-name="P1" draw:style-name="ID0EDFDM" table:end-cell-address="'표지'.E12" svg:x="0.19cm" svg:y="0.56cm" table:end-x="0.08cm" table:end-y="0.34cm" svg:width="0cm" svg:height="0cm">
              <draw:image xmlns:xlink="http://www.w3.org/1999/xlink" xlink:type="simple" xlink:show="embed" xlink:actuate="onLoad" xlink:href="Pictures/image1.emf">
                <text:p/>
              </draw:image>
            </draw:frame>
          </table:table-cell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RNDM">
          <table:table-cell table:style-name="ID0E5AAG">
            <draw:frame xmlns:draw="urn:oasis:names:tc:opendocument:xmlns:drawing:1.0" draw:z-index="0" draw:name="Graphics 1" draw:text-style-name="P1" draw:style-name="ID0EHGDM" table:end-cell-address="'표지'.D13" svg:x="1.77cm" svg:y="0.08cm" table:end-x="2.3cm" table:end-y="0.05cm" svg:width="0cm" svg:height="0cm">
              <draw:image xmlns:xlink="http://www.w3.org/1999/xlink" xlink:type="simple" xlink:show="embed" xlink:actuate="onLoad" xlink:href="Pictures/image2.emf">
                <text:p/>
              </draw:image>
            </draw:frame>
          </table:table-cell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PO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NP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LQ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JR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HS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FT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DU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number-columns-repeated="251"/>
        </table:table-row>
        <table:table-row xmlns:xdr="http://schemas.openxmlformats.org/drawingml/2006/spreadsheetDrawing" table:style-name="ID0E3U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number-columns-repeated="251"/>
        </table:table-row>
        <table:table-row xmlns:xdr="http://schemas.openxmlformats.org/drawingml/2006/spreadsheetDrawing" table:style-name="ID0EWV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number-columns-repeated="251"/>
        </table:table-row>
        <table:table-row xmlns:xdr="http://schemas.openxmlformats.org/drawingml/2006/spreadsheetDrawing" table:style-name="ID0EQW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number-columns-repeated="251"/>
        </table:table-row>
        <table:table-row xmlns:xdr="http://schemas.openxmlformats.org/drawingml/2006/spreadsheetDrawing" table:style-name="ID0EKX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IY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GZ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E1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C2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A3DM">
          <table:table-cell table:style-name="ID0E5AAG">
            <draw:frame xmlns:draw="urn:oasis:names:tc:opendocument:xmlns:drawing:1.0" draw:z-index="0" draw:name="Graphics 1" draw:text-style-name="P1" draw:style-name="ID0ELHDM" table:end-cell-address="'표지'.J28" svg:x="0.13cm" svg:y="0.37cm" table:end-x="2.35cm" table:end-y="0.26cm" svg:width="0cm" svg:height="0cm">
              <draw:image xmlns:xlink="http://www.w3.org/1999/xlink" xlink:type="simple" xlink:show="embed" xlink:actuate="onLoad" xlink:href="Pictures/image3.emf">
                <text:p/>
              </draw:image>
            </draw:frame>
          </table:table-cell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53DM">
          <table:table-cell table:style-name="ID0E5AAG"/>
          <table:table-cell table:style-name="ID0EHCAG"/>
          <table:table-cell table:style-name="ID0EHCAG"/>
          <table:table-cell table:style-name="ID0ECDAG"/>
          <table:table-cell table:style-name="ID0ECDAG"/>
          <table:table-cell table:style-name="ID0ERDAG"/>
          <table:table-cell table:number-columns-repeated="250"/>
        </table:table-row>
        <table:table-row xmlns:xdr="http://schemas.openxmlformats.org/drawingml/2006/spreadsheetDrawing" table:style-name="ID0E34DM">
          <table:table-cell table:style-name="ID0EMB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number-columns-repeated="246"/>
        </table:table-row>
        <table:table-row xmlns:xdr="http://schemas.openxmlformats.org/drawingml/2006/spreadsheetDrawing" table:style-name="ID0EJ6DM">
          <table:table-cell table:style-name="ID0EMB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number-columns-repeated="246"/>
        </table:table-row>
        <table:table-row xmlns:xdr="http://schemas.openxmlformats.org/drawingml/2006/spreadsheetDrawing" table:style-name="ID0EXAEM">
          <table:table-cell table:style-name="ID0EMB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number-columns-repeated="246"/>
        </table:table-row>
        <table:table-row xmlns:xdr="http://schemas.openxmlformats.org/drawingml/2006/spreadsheetDrawing" table:style-name="ID0EFCEM">
          <table:table-cell table:style-name="ID0EMB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number-columns-repeated="246"/>
        </table:table-row>
        <table:table-row xmlns:xdr="http://schemas.openxmlformats.org/drawingml/2006/spreadsheetDrawing" table:style-name="ID0ETDEM">
          <table:table-cell table:style-name="ID0EMB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style-name="ID0EVCAG"/>
          <table:table-cell table:number-columns-repeated="246"/>
        </table:table-row>
        <table:table-row table:style-name="ro8" table:number-rows-repeated="65510">
          <table:table-cell table:number-columns-repeated="256"/>
        </table:table-row>
      </table:table>
      <table:table table:name="개정이력" table:style-name="ID0EFVNM">
        <table:table-column table:style-name="ID0ENJEM" table:number-columns-repeated="6" table:default-cell-style-name="ID0EX6AE"/>
        <table:table-column table:style-name="co9" table:number-columns-repeated="250" table:default-cell-style-name="ID0EX6AE"/>
        <table:table-row xmlns:xdr="http://schemas.openxmlformats.org/drawingml/2006/spreadsheetDrawing" table:style-name="ID0EUJEM">
          <table:table-cell table:style-name="ID0E5DAG" office:value-type="string">
            <text:p>문서개정이력표</text:p>
          </table:table-cell>
          <table:table-cell table:style-name="ID0E5DAG"/>
          <table:table-cell table:style-name="ID0E5DAG"/>
          <table:table-cell table:style-name="ID0E5DAG"/>
          <table:table-cell table:style-name="ID0E5DAG"/>
          <table:table-cell table:style-name="ID0E5DAG"/>
          <table:table-cell table:number-columns-repeated="250"/>
        </table:table-row>
        <table:table-row xmlns:xdr="http://schemas.openxmlformats.org/drawingml/2006/spreadsheetDrawing" table:style-name="ID0EUKEM">
          <table:table-cell table:style-name="ID0ENEAG" office:value-type="string">
            <text:p>문서명</text:p>
          </table:table-cell>
          <table:table-cell table:style-name="ID0ENEAG"/>
          <table:table-cell table:style-name="ID0ESHAG" office:value-type="string">
            <text:p>요구사항정의서</text:p>
          </table:table-cell>
          <table:table-cell table:style-name="ID0ESHAG"/>
          <table:table-cell table:style-name="ID0ESHAG"/>
          <table:table-cell table:style-name="ID0ESHAG"/>
          <table:table-cell table:number-columns-repeated="250"/>
        </table:table-row>
        <table:table-row xmlns:xdr="http://schemas.openxmlformats.org/drawingml/2006/spreadsheetDrawing" table:style-name="ID0EWLEM">
          <table:table-cell table:style-name="ID0E3EAG" office:value-type="string">
            <text:p>버전</text:p>
          </table:table-cell>
          <table:table-cell table:style-name="ID0E3EAG" office:value-type="string">
            <text:p>날짜</text:p>
          </table:table-cell>
          <table:table-cell table:style-name="ID0EAIAG" office:value-type="string">
            <text:p>내 용</text:p>
          </table:table-cell>
          <table:table-cell table:style-name="ID0E1JAG"/>
          <table:table-cell table:style-name="ID0E3EAG" office:value-type="string">
            <text:p>작성자</text:p>
          </table:table-cell>
          <table:table-cell table:style-name="ID0E3EAG" office:value-type="string">
            <text:p>승인자</text:p>
          </table:table-cell>
          <table:table-cell table:number-columns-repeated="250"/>
        </table:table-row>
        <table:table-row xmlns:xdr="http://schemas.openxmlformats.org/drawingml/2006/spreadsheetDrawing" table:style-name="ID0E5MEM">
          <table:table-cell table:style-name="ID0ELFAG" office:value-type="string">
            <text:p>V0.9</text:p>
          </table:table-cell>
          <table:table-cell table:style-name="ID0EXGAG" office:value-type="date" office:date-value="2021-02-17T00:00:00">
            <text:p>2021"년 "2"월 "17"일"</text:p>
          </table:table-cell>
          <table:table-cell table:style-name="ID0EPIAG" office:value-type="string">
            <text:p>최초제정</text:p>
          </table:table-cell>
          <table:table-cell table:style-name="ID0EPIAG"/>
          <table:table-cell table:style-name="ID0ELFAG" office:value-type="string">
            <text:p>최희수</text:p>
          </table:table-cell>
          <table:table-cell table:style-name="ID0ELFAG" office:value-type="string">
            <text:p>프로젝트관리자</text:p>
          </table:table-cell>
          <table:table-cell table:number-columns-repeated="250"/>
        </table:table-row>
        <table:table-row xmlns:xdr="http://schemas.openxmlformats.org/drawingml/2006/spreadsheetDrawing" table:style-name="ID0EFOEM">
          <table:table-cell table:style-name="ID0ELFAG" office:value-type="string">
            <text:p>V1.0</text:p>
          </table:table-cell>
          <table:table-cell table:style-name="ID0EXGAG" office:value-type="date" office:date-value="2021-02-18T00:00:00">
            <text:p>2021"년 "2"월 "18"일"</text:p>
          </table:table-cell>
          <table:table-cell table:style-name="ID0EPIAG" office:value-type="string">
            <text:p>내용 작성</text:p>
          </table:table-cell>
          <table:table-cell table:style-name="ID0EPIAG"/>
          <table:table-cell table:style-name="ID0ELFAG" office:value-type="string">
            <text:p>최희수</text:p>
          </table:table-cell>
          <table:table-cell table:style-name="ID0ELFAG" office:value-type="string">
            <text:p>프로젝트관리자</text:p>
          </table:table-cell>
          <table:table-cell table:number-columns-repeated="250"/>
        </table:table-row>
        <table:table-row xmlns:xdr="http://schemas.openxmlformats.org/drawingml/2006/spreadsheetDrawing" table:style-name="ID0EMPEM">
          <table:table-cell table:style-name="ID0ELFAG"/>
          <table:table-cell table:style-name="ID0EXGAG" office:value-type="date" office:date-value="2021-02-18T00:00:00">
            <text:p>2021"년 "2"월 "18"일"</text:p>
          </table:table-cell>
          <table:table-cell table:style-name="ID0EPIAG" office:value-type="string">
            <text:p>내용 추가</text:p>
          </table:table-cell>
          <table:table-cell table:style-name="ID0EPIAG"/>
          <table:table-cell table:style-name="ID0ELFAG" office:value-type="string">
            <text:p>양지수</text:p>
          </table:table-cell>
          <table:table-cell table:style-name="ID0ELFAG" office:value-type="string">
            <text:p>프로젝트관리자</text:p>
          </table:table-cell>
          <table:table-cell table:number-columns-repeated="250"/>
        </table:table-row>
        <table:table-row xmlns:xdr="http://schemas.openxmlformats.org/drawingml/2006/spreadsheetDrawing" table:style-name="ID0ERQEM">
          <table:table-cell table:style-name="ID0ELFAG"/>
          <table:table-cell table:style-name="ID0ELFAG"/>
          <table:table-cell table:style-name="ID0EEHAG"/>
          <table:table-cell table:style-name="ID0EEHAG"/>
          <table:table-cell table:style-name="ID0ELFAG"/>
          <table:table-cell table:style-name="ID0ELFAG"/>
          <table:table-cell table:number-columns-repeated="250"/>
        </table:table-row>
      </table:table>
      <table:table table:name="정의서1" table:style-name="ID0EKVNM">
        <table:table-column table:style-name="ID0ERTEM" table:default-cell-style-name="ID0E6NAG"/>
        <table:table-column table:style-name="ID0EYTEM" table:default-cell-style-name="ID0EX6AE"/>
        <table:table-column table:style-name="ID0E5TEM" table:default-cell-style-name="ID0EX6AE"/>
        <table:table-column table:style-name="ID0EEUEM" table:default-cell-style-name="ID0EX6AE"/>
        <table:table-column table:style-name="ID0EKUEM" table:default-cell-style-name="ID0EX6AE"/>
        <table:table-column table:style-name="ID0EQUEM" table:number-columns-repeated="3" table:default-cell-style-name="ID0EX6AE"/>
        <table:table-column table:style-name="co10" table:number-columns-repeated="248" table:default-cell-style-name="ID0EX6AE"/>
        <table:table-row xmlns:xdr="http://schemas.openxmlformats.org/drawingml/2006/spreadsheetDrawing" table:style-name="ID0EXUEM">
          <table:table-cell table:style-name="ID0ERMAG" office:value-type="string">
            <text:p>요구사항정의서</text:p>
          </table:table-cell>
          <table:table-cell table:style-name="ID0ERMAG"/>
          <table:table-cell table:style-name="ID0ERMAG"/>
          <table:table-cell table:style-name="ID0ERMAG"/>
          <table:table-cell table:style-name="ID0ERMAG"/>
          <table:table-cell table:style-name="ID0ERMAG"/>
          <table:table-cell table:style-name="ID0ERMAG"/>
          <table:table-cell table:style-name="ID0ERMAG"/>
          <table:table-cell table:style-name="ID0ERMAG"/>
          <table:table-cell table:number-columns-repeated="247"/>
        </table:table-row>
        <table:table-row xmlns:xdr="http://schemas.openxmlformats.org/drawingml/2006/spreadsheetDrawing" table:style-name="ID0EDWEM">
          <table:table-cell table:style-name="ID0EBNAG" office:value-type="string">
            <text:p>시스템명</text:p>
          </table:table-cell>
          <table:table-cell table:style-name="ID0EBNAG"/>
          <table:table-cell table:style-name="ID0ETQAG" office:value-type="string">
            <text:p>한.끝(한글끝말잇기)</text:p>
          </table:table-cell>
          <table:table-cell table:style-name="ID0ETQAG"/>
          <table:table-cell table:style-name="ID0EBNAG" office:value-type="string">
            <text:p>작성일</text:p>
          </table:table-cell>
          <table:table-cell table:style-name="ID0EXUAG" office:value-type="string">
            <text:p>2021.02.10</text:p>
          </table:table-cell>
          <table:table-cell table:style-name="ID0EXUAG"/>
          <table:table-cell table:style-name="ID0EXUAG"/>
          <table:table-cell table:style-name="ID0EXUAG"/>
          <table:table-cell table:number-columns-repeated="247"/>
        </table:table-row>
        <table:table-row xmlns:xdr="http://schemas.openxmlformats.org/drawingml/2006/spreadsheetDrawing" table:style-name="ID0EVXEM">
          <table:table-cell table:style-name="ID0EBNAG" office:value-type="string">
            <text:p>대분류</text:p>
          </table:table-cell>
          <table:table-cell table:style-name="ID0EBNAG" office:value-type="string">
            <text:p>중분류</text:p>
          </table:table-cell>
          <table:table-cell table:style-name="ID0EBNAG" office:value-type="string">
            <text:p>요구사항 ID</text:p>
          </table:table-cell>
          <table:table-cell table:style-name="ID0EBNAG" office:value-type="string">
            <text:p>소분류</text:p>
          </table:table-cell>
          <table:table-cell table:style-name="ID0EBNAG" office:value-type="string">
            <text:p>요구사항 상세내역 </text:p>
          </table:table-cell>
          <table:table-cell table:style-name="ID0EBNAG" office:value-type="string">
            <text:p>유형</text:p>
          </table:table-cell>
          <table:table-cell table:style-name="ID0EBNAG" office:value-type="string">
            <text:p>회원</text:p>
          </table:table-cell>
          <table:table-cell table:style-name="ID0EBNAG" office:value-type="string">
            <text:p>비회원</text:p>
          </table:table-cell>
          <table:table-cell table:style-name="ID0EBNAG" office:value-type="string">
            <text:p>관리자</text:p>
          </table:table-cell>
          <table:table-cell table:number-columns-repeated="247"/>
        </table:table-row>
        <table:table-row xmlns:xdr="http://schemas.openxmlformats.org/drawingml/2006/spreadsheetDrawing" table:style-name="ID0ERZEM">
          <table:table-cell table:style-name="ID0ERNAG" office:value-type="string">
            <text:p>공통</text:p>
          </table:table-cell>
          <table:table-cell table:style-name="ID0ERNAG" office:value-type="string">
            <text:p>홈페이지</text:p>
          </table:table-cell>
          <table:table-cell table:style-name="ID0ERNAG" office:value-type="string">
            <text:p>RM-A01-001</text:p>
          </table:table-cell>
          <table:table-cell table:style-name="ID0ERNAG" office:value-type="string">
            <text:p>로그인 &amp; 로그아웃</text:p>
          </table:table-cell>
          <table:table-cell table:style-name="ID0E4SAG" office:value-type="string">
            <text:p><text:span>로그인을</text:span><text:span text:style-name="ID0EM5GK"> </text:span><text:span text:style-name="ID0EX5GK">할때</text:span><text:span text:style-name="ID0EA6GK"> </text:span><text:span text:style-name="ID0EL6GK">아이디와</text:span><text:span text:style-name="ID0EU6GK"> </text:span><text:span text:style-name="ID0E66GK">비밀번호를</text:span><text:span text:style-name="ID0EIAHK"> </text:span><text:span text:style-name="ID0ETAHK">받고</text:span><text:span text:style-name="ID0E3AHK"> </text:span><text:span text:style-name="ID0EHBHK">틀리면</text:span><text:span text:style-name="ID0EQBHK"> </text:span><text:span text:style-name="ID0E2BHK">경고</text:span><text:span text:style-name="ID0EECHK"> </text:span><text:span text:style-name="ID0EPCHK">표시를</text:span><text:span text:style-name="ID0EYCHK"> </text:span><text:span text:style-name="ID0EDDHK">해준다로그인을</text:span><text:span text:style-name="ID0EMDHK"> </text:span><text:span text:style-name="ID0EXDHK">할때</text:span><text:span text:style-name="ID0EAEHK"> </text:span><text:span text:style-name="ID0ELEHK">아이디와</text:span><text:span text:style-name="ID0EUEHK"> </text:span><text:span text:style-name="ID0E6EHK">비밀번호를</text:span><text:span text:style-name="ID0EIFHK"> </text:span><text:span text:style-name="ID0ETFHK">받고</text:span><text:span text:style-name="ID0E3FHK"> </text:span><text:span text:style-name="ID0EHGHK">틀리면</text:span><text:span text:style-name="ID0EQGHK"> </text:span><text:span text:style-name="ID0E2GHK">경고</text:span><text:span text:style-name="ID0EEHHK"> </text:span><text:span text:style-name="ID0EPHHK">표시를</text:span><text:span text:style-name="ID0EYHHK"> </text:span><text:span text:style-name="ID0EDIHK">해준다로그인을</text:span><text:span text:style-name="ID0EMIHK"> </text:span><text:span text:style-name="ID0EXIHK">할때</text:span><text:span text:style-name="ID0EAJHK"> </text:span><text:span text:style-name="ID0ELJHK">아이디와</text:span><text:span text:style-name="ID0EUJHK"> </text:span><text:span text:style-name="ID0E6JHK">비밀번호를</text:span><text:span text:style-name="ID0EIKHK"> </text:span><text:span text:style-name="ID0ETKHK">받고</text:span><text:span text:style-name="ID0E3KHK"> </text:span><text:span text:style-name="ID0EHLHK">틀리면</text:span><text:span text:style-name="ID0EQLHK"> </text:span><text:span text:style-name="ID0E2LHK">경고</text:span><text:span text:style-name="ID0EEMHK"> </text:span><text:span text:style-name="ID0EPMHK">표시를</text:span><text:span text:style-name="ID0EYMHK"> </text:span><text:span text:style-name="ID0EDNHK">해준다로그인을</text:span><text:span text:style-name="ID0EMNHK"> </text:span><text:span text:style-name="ID0EXNHK">할때</text:span><text:span text:style-name="ID0EAOHK"> </text:span><text:span text:style-name="ID0ELOHK">아이디와</text:span><text:span text:style-name="ID0EUOHK"> </text:span><text:span text:style-name="ID0E6OHK">비밀번호를</text:span><text:span text:style-name="ID0EIPHK"> </text:span><text:span text:style-name="ID0ETPHK">받고</text:span><text:span text:style-name="ID0E3PHK"> </text:span><text:span text:style-name="ID0EHQHK">틀리면</text:span><text:span text:style-name="ID0EQQHK"> </text:span><text:span text:style-name="ID0E2QHK">경고</text:span><text:span text:style-name="ID0EERHK"> </text:span><text:span text:style-name="ID0EPRHK">표시를</text:span><text:span text:style-name="ID0EYRHK"> </text:span><text:span text:style-name="ID0EDSHK">해준다로그인을</text:span><text:span text:style-name="ID0EMSHK"> </text:span><text:span text:style-name="ID0EXSHK">할때</text:span><text:span text:style-name="ID0EATHK"> </text:span><text:span text:style-name="ID0ELTHK">아이디와</text:span><text:span text:style-name="ID0EUTHK"> </text:span><text:span text:style-name="ID0E6THK">비밀번호를</text:span><text:span text:style-name="ID0EIUHK"> </text:span><text:span text:style-name="ID0ETUHK">받고</text:span><text:span text:style-name="ID0E3UHK"> </text:span><text:span text:style-name="ID0EHVHK">틀리면</text:span><text:span text:style-name="ID0EQVHK"> </text:span><text:span text:style-name="ID0E2VHK">경고</text:span><text:span text:style-name="ID0EEWHK"> </text:span><text:span text:style-name="ID0EPWHK">표시를</text:span><text:span text:style-name="ID0EYWHK"> </text:span><text:span text:style-name="ID0EDXHK">해준다</text:span></text:p>
          </table:table-cell>
          <table:table-cell table:style-name="ID0ERN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M2EM">
          <table:table-cell table:style-name="ID0ERNAG"/>
          <table:table-cell table:style-name="ID0ERNAG"/>
          <table:table-cell table:style-name="ID0ERNAG"/>
          <table:table-cell table:style-name="ID0ERNAG"/>
          <table:table-cell table:style-name="ID0E3FAI" office:value-type="string">
            <text:p><text:span>ID</text:span><text:span text:style-name="ID0E2HAK">찾기는</text:span><text:span text:style-name="ID0EEIAK"> </text:span><text:span text:style-name="ID0EPIAK">이름과</text:span><text:span text:style-name="ID0EYIAK"> 전화번호가 일치 할 때 창으로,  PW찾기는 아이디와 </text:span></text:p>
            <text:p><text:span text:style-name="ID0EYIAK">휴대폰 번호가 일치할 때 이메일로 전송한다.ID</text:span><text:span text:style-name="ID0ECJAK">찾기는</text:span><text:span text:style-name="ID0ELJAK"> </text:span><text:span text:style-name="ID0EWJAK">이름과</text:span><text:span text:style-name="ID0E6JAK"> 전화번호가 일치 할 때 창으로,  PW찾기는 아이디와 </text:span></text:p>
            <text:p><text:span text:style-name="ID0E6JAK">휴대폰 번호가 일치할 때 이메일로 전송한다.ID</text:span><text:span text:style-name="ID0EJKAK">찾기는</text:span><text:span text:style-name="ID0ESKAK"> </text:span><text:span text:style-name="ID0E4KAK">이름과</text:span><text:span text:style-name="ID0EGLAK"> 전화번호가 일치 할 때 창으로,  PW찾기는 아이디와 </text:span></text:p>
            <text:p><text:span text:style-name="ID0EGLAK">휴대폰 번호가 일치할 때 이메일로 전송한다.ID</text:span><text:span text:style-name="ID0EQLAK">찾기는</text:span><text:span text:style-name="ID0EZLAK"> </text:span><text:span text:style-name="ID0EEMAK">이름과</text:span><text:span text:style-name="ID0ENMAK"> 전화번호가 일치 할 때 창으로,  PW찾기는 아이디와 </text:span></text:p>
            <text:p><text:span text:style-name="ID0ENMAK">휴대폰 번호가 일치할 때 이메일로 전송한다.ID</text:span><text:span text:style-name="ID0EXMAK">찾기는</text:span><text:span text:style-name="ID0EANAK"> </text:span><text:span text:style-name="ID0ELNAK">이름과</text:span><text:span text:style-name="ID0EUNAK"> 전화번호가 일치 할 때 창으로,  PW찾기는 아이디와 </text:span></text:p>
            <text:p><text:span text:style-name="ID0EUNAK">휴대폰 번호가 일치할 때 이메일로 전송한다.</text:span></text:p>
          </table:table-cell>
          <table:table-cell table:style-name="ID0ERN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A4EM">
          <table:table-cell table:style-name="ID0ERNAG"/>
          <table:table-cell table:style-name="ID0ERNAG"/>
          <table:table-cell table:style-name="ID0ERNAG"/>
          <table:table-cell table:style-name="ID0ERNAG"/>
          <table:table-cell table:style-name="ID0E2TAG" office:value-type="string">
            <text:p>로그아웃 버튼을 누르면 로그아웃이 된다</text:p>
          </table:table-cell>
          <table:table-cell table:style-name="ID0ERN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U5EM">
          <table:table-cell table:style-name="ID0ERNAG"/>
          <table:table-cell table:style-name="ID0ERNAG"/>
          <table:table-cell table:style-name="ID0ERNAG" office:value-type="string">
            <text:p>RM-A01-002</text:p>
          </table:table-cell>
          <table:table-cell table:style-name="ID0ERNAG" office:value-type="string">
            <text:p>회원가입</text:p>
          </table:table-cell>
          <table:table-cell table:style-name="ID0E4SAG" office:value-type="string">
            <text:p><text:span>개인정보입력</text:span><text:span text:style-name="ID0EBDDI">(</text:span><text:span text:style-name="ID0EKDDI">아이디</text:span><text:span text:style-name="ID0ETDDI">/</text:span><text:span text:style-name="ID0E3DDI">비밀번호</text:span><text:span text:style-name="ID0EFEDI">/성별/</text:span><text:span text:style-name="ID0EOEDI">생년월일/이메일/(대)주소/(소)주소/우편주소/핸드폰번호</text:span><text:span text:style-name="ID0EXEDI"> </text:span><text:span text:style-name="ID0ECFDI">등</text:span><text:span text:style-name="ID0ELFDI">)개인정보입력(</text:span><text:span text:style-name="ID0EUFDI">아이디</text:span><text:span text:style-name="ID0E4FDI">/</text:span><text:span text:style-name="ID0EGGDI">비밀번호</text:span><text:span text:style-name="ID0EPGDI">/성별/</text:span><text:span text:style-name="ID0EYGDI">생년월일/이메일/(대)주소/(소)주소/우편주소/핸드폰번호</text:span><text:span text:style-name="ID0EBHDI"> </text:span><text:span text:style-name="ID0EMHDI">등</text:span><text:span text:style-name="ID0EVHDI">)개인정보입력(</text:span><text:span text:style-name="ID0E5HDI">아이디</text:span><text:span text:style-name="ID0EHIDI">/</text:span><text:span text:style-name="ID0EQIDI">비밀번호</text:span><text:span text:style-name="ID0EZIDI">/성별/</text:span><text:span text:style-name="ID0ECJDI">생년월일/이메일/(대)주소/(소)주소/우편주소/핸드폰번호</text:span><text:span text:style-name="ID0ELJDI"> </text:span><text:span text:style-name="ID0EWJDI">등</text:span><text:span text:style-name="ID0E6JDI">)개인정보입력(</text:span><text:span text:style-name="ID0EIKDI">아이디</text:span><text:span text:style-name="ID0ERKDI">/</text:span><text:span text:style-name="ID0E1KDI">비밀번호</text:span><text:span text:style-name="ID0EDLDI">/성별/</text:span><text:span text:style-name="ID0EMLDI">생년월일/이메일/(대)주소/(소)주소/우편주소/핸드폰번호</text:span><text:span text:style-name="ID0EVLDI"> </text:span><text:span text:style-name="ID0EAMDI">등</text:span><text:span text:style-name="ID0EJMDI">)개인정보입력(</text:span><text:span text:style-name="ID0ESMDI">아이디</text:span><text:span text:style-name="ID0E2MDI">/</text:span><text:span text:style-name="ID0EENDI">비밀번호</text:span><text:span text:style-name="ID0ENNDI">/성별/</text:span><text:span text:style-name="ID0EWNDI">생년월일/이메일/(대)주소/(소)주소/우편주소/핸드폰번호</text:span><text:span text:style-name="ID0E6NDI"> </text:span><text:span text:style-name="ID0EKODI">등</text:span><text:span text:style-name="ID0ETODI">)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KAFM">
          <table:table-cell table:style-name="ID0ERNAG"/>
          <table:table-cell table:style-name="ID0ERNAG"/>
          <table:table-cell table:style-name="ID0ERNAG"/>
          <table:table-cell table:style-name="ID0ERNAG"/>
          <table:table-cell table:style-name="ID0E4SAG" office:value-type="string">
            <text:p><text:span>입력사항</text:span><text:span text:style-name="ID0EE4EK"> </text:span><text:span text:style-name="ID0EP4EK">미기재시</text:span><text:span text:style-name="ID0EY4EK"> </text:span><text:span text:style-name="ID0ED5EK">미입력사항이</text:span><text:span text:style-name="ID0EM5EK"> </text:span><text:span text:style-name="ID0EX5EK">있다는</text:span><text:span text:style-name="ID0EA6EK"> </text:span><text:span text:style-name="ID0EL6EK">경고창을</text:span><text:span text:style-name="ID0EU6EK"> </text:span><text:span text:style-name="ID0E66EK">띄운다입력사항</text:span><text:span text:style-name="ID0EIAFK"> </text:span><text:span text:style-name="ID0ETAFK">미기재시</text:span><text:span text:style-name="ID0E3AFK"> </text:span><text:span text:style-name="ID0EHBFK">미입력사항이</text:span><text:span text:style-name="ID0EQBFK"> </text:span><text:span text:style-name="ID0E2BFK">있다는</text:span><text:span text:style-name="ID0EECFK"> </text:span><text:span text:style-name="ID0EPCFK">경고창을</text:span><text:span text:style-name="ID0EYCFK"> </text:span><text:span text:style-name="ID0EDDFK">띄운다입력사항</text:span><text:span text:style-name="ID0EMDFK"> </text:span><text:span text:style-name="ID0EXDFK">미기재시</text:span><text:span text:style-name="ID0EAEFK"> </text:span><text:span text:style-name="ID0ELEFK">미입력사항이</text:span><text:span text:style-name="ID0EUEFK"> </text:span><text:span text:style-name="ID0E6EFK">있다는</text:span><text:span text:style-name="ID0EIFFK"> </text:span><text:span text:style-name="ID0ETFFK">경고창을</text:span><text:span text:style-name="ID0E3FFK"> </text:span><text:span text:style-name="ID0EHGFK">띄운다입력사항</text:span><text:span text:style-name="ID0EQGFK"> </text:span><text:span text:style-name="ID0E2GFK">미기재시</text:span><text:span text:style-name="ID0EEHFK"> </text:span><text:span text:style-name="ID0EPHFK">미입력사항이</text:span><text:span text:style-name="ID0EYHFK"> </text:span><text:span text:style-name="ID0EDIFK">있다는</text:span><text:span text:style-name="ID0EMIFK"> </text:span><text:span text:style-name="ID0EXIFK">경고창을</text:span><text:span text:style-name="ID0EAJFK"> </text:span><text:span text:style-name="ID0ELJFK">띄운다입력사항</text:span><text:span text:style-name="ID0EUJFK"> </text:span><text:span text:style-name="ID0E6JFK">미기재시</text:span><text:span text:style-name="ID0EIKFK"> </text:span><text:span text:style-name="ID0ETKFK">미입력사항이</text:span><text:span text:style-name="ID0E3KFK"> </text:span><text:span text:style-name="ID0EHLFK">있다는</text:span><text:span text:style-name="ID0EQLFK"> </text:span><text:span text:style-name="ID0E2LFK">경고창을</text:span><text:span text:style-name="ID0EEMFK"> </text:span><text:span text:style-name="ID0EPMFK">띄운다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3BFM">
          <table:table-cell table:style-name="ID0ERNAG"/>
          <table:table-cell table:style-name="ID0ERNAG"/>
          <table:table-cell table:style-name="ID0ERNAG" office:value-type="string">
            <text:p>RM-A01-003</text:p>
          </table:table-cell>
          <table:table-cell table:style-name="ID0ERNAG"/>
          <table:table-cell table:style-name="ID0E4SAG" office:value-type="string">
            <text:p><text:span>비밀번호를</text:span><text:span text:style-name="ID0EAEEK"> </text:span><text:span text:style-name="ID0ELEEK">입력하고</text:span><text:span text:style-name="ID0EUEEK"> </text:span><text:span text:style-name="ID0E6EEK">다시</text:span><text:span text:style-name="ID0EIFEK"> </text:span><text:span text:style-name="ID0ETFEK">입력하여</text:span><text:span text:style-name="ID0E3FEK"> </text:span><text:span text:style-name="ID0EHGEK">두</text:span><text:span text:style-name="ID0EQGEK"> </text:span><text:span text:style-name="ID0E2GEK">비밀번호</text:span><text:span text:style-name="ID0EEHEK"> </text:span><text:span text:style-name="ID0EPHEK">일치</text:span><text:span text:style-name="ID0EYHEK"> </text:span><text:span text:style-name="ID0EDIEK">여부</text:span><text:span text:style-name="ID0EMIEK"> </text:span><text:span text:style-name="ID0EXIEK">판별비밀번호를</text:span><text:span text:style-name="ID0EAJEK"> </text:span><text:span text:style-name="ID0ELJEK">입력하고</text:span><text:span text:style-name="ID0EUJEK"> </text:span><text:span text:style-name="ID0E6JEK">다시</text:span><text:span text:style-name="ID0EIKEK"> </text:span><text:span text:style-name="ID0ETKEK">입력하여</text:span><text:span text:style-name="ID0E3KEK"> </text:span><text:span text:style-name="ID0EHLEK">두</text:span><text:span text:style-name="ID0EQLEK"> </text:span><text:span text:style-name="ID0E2LEK">비밀번호</text:span><text:span text:style-name="ID0EEMEK"> </text:span><text:span text:style-name="ID0EPMEK">일치</text:span><text:span text:style-name="ID0EYMEK"> </text:span><text:span text:style-name="ID0EDNEK">여부</text:span><text:span text:style-name="ID0EMNEK"> </text:span><text:span text:style-name="ID0EXNEK">판별비밀번호를</text:span><text:span text:style-name="ID0EAOEK"> </text:span><text:span text:style-name="ID0ELOEK">입력하고</text:span><text:span text:style-name="ID0EUOEK"> </text:span><text:span text:style-name="ID0E6OEK">다시</text:span><text:span text:style-name="ID0EIPEK"> </text:span><text:span text:style-name="ID0ETPEK">입력하여</text:span><text:span text:style-name="ID0E3PEK"> </text:span><text:span text:style-name="ID0EHQEK">두</text:span><text:span text:style-name="ID0EQQEK"> </text:span><text:span text:style-name="ID0E2QEK">비밀번호</text:span><text:span text:style-name="ID0EEREK"> </text:span><text:span text:style-name="ID0EPREK">일치</text:span><text:span text:style-name="ID0EYREK"> </text:span><text:span text:style-name="ID0EDSEK">여부</text:span><text:span text:style-name="ID0EMSEK"> </text:span><text:span text:style-name="ID0EXSEK">판별비밀번호를</text:span><text:span text:style-name="ID0EATEK"> </text:span><text:span text:style-name="ID0ELTEK">입력하고</text:span><text:span text:style-name="ID0EUTEK"> </text:span><text:span text:style-name="ID0E6TEK">다시</text:span><text:span text:style-name="ID0EIUEK"> </text:span><text:span text:style-name="ID0ETUEK">입력하여</text:span><text:span text:style-name="ID0E3UEK"> </text:span><text:span text:style-name="ID0EHVEK">두</text:span><text:span text:style-name="ID0EQVEK"> </text:span><text:span text:style-name="ID0E2VEK">비밀번호</text:span><text:span text:style-name="ID0EEWEK"> </text:span><text:span text:style-name="ID0EPWEK">일치</text:span><text:span text:style-name="ID0EYWEK"> </text:span><text:span text:style-name="ID0EDXEK">여부</text:span><text:span text:style-name="ID0EMXEK"> </text:span><text:span text:style-name="ID0EXXEK">판별비밀번호를</text:span><text:span text:style-name="ID0EAYEK"> </text:span><text:span text:style-name="ID0ELYEK">입력하고</text:span><text:span text:style-name="ID0EUYEK"> </text:span><text:span text:style-name="ID0E6YEK">다시</text:span><text:span text:style-name="ID0EIZEK"> </text:span><text:span text:style-name="ID0ETZEK">입력하여</text:span><text:span text:style-name="ID0E3ZEK"> </text:span><text:span text:style-name="ID0EH1EK">두</text:span><text:span text:style-name="ID0EQ1EK"> </text:span><text:span text:style-name="ID0E21EK">비밀번호</text:span><text:span text:style-name="ID0EE2EK"> </text:span><text:span text:style-name="ID0EP2EK">일치</text:span><text:span text:style-name="ID0EY2EK"> </text:span><text:span text:style-name="ID0ED3EK">여부</text:span><text:span text:style-name="ID0EM3EK"> </text:span><text:span text:style-name="ID0EX3EK">판별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QDFM">
          <table:table-cell table:style-name="ID0ERNAG"/>
          <table:table-cell table:style-name="ID0ERNAG"/>
          <table:table-cell table:style-name="ID0ERNAG"/>
          <table:table-cell table:style-name="ID0ERNAG"/>
          <table:table-cell table:style-name="ID0E4SAG" office:value-type="string">
            <text:p>아이디가 존재하면 중복된 아이디라는 경고 표시를 해준다.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CFFM">
          <table:table-cell table:style-name="ID0ERNAG"/>
          <table:table-cell table:style-name="ID0ERNAG"/>
          <table:table-cell table:style-name="ID0ERNAG" office:value-type="string">
            <text:p>RM-A01-004</text:p>
          </table:table-cell>
          <table:table-cell table:style-name="ID0ERNAG"/>
          <table:table-cell table:style-name="ID0E4SAG" office:value-type="string">
            <text:p>개인정보입력 하는 곳에 정규식을 지키지 않으면 경고 표시를 해준다.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WGFM">
          <table:table-cell table:style-name="ID0ERNAG"/>
          <table:table-cell table:style-name="ID0ERNAG"/>
          <table:table-cell table:style-name="ID0ERNAG" office:value-type="string">
            <text:p>RM-A01-005</text:p>
          </table:table-cell>
          <table:table-cell table:style-name="ID0ERNAG" office:value-type="string">
            <text:p>마이페이지</text:p>
          </table:table-cell>
          <table:table-cell table:style-name="ID0E4SAG" office:value-type="string">
            <text:p>본인의 회원 정보를 조회할 수 있다.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MIFM">
          <table:table-cell table:style-name="ID0ERNAG"/>
          <table:table-cell table:style-name="ID0ERNAG"/>
          <table:table-cell table:style-name="ID0ERNAG"/>
          <table:table-cell table:style-name="ID0ERNAG"/>
          <table:table-cell table:style-name="ID0E4SAG" office:value-type="string">
            <text:p>본인의 회원 정보를 수정할 수 있다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5JFM">
          <table:table-cell table:style-name="ID0ERNAG"/>
          <table:table-cell table:style-name="ID0ERNAG"/>
          <table:table-cell table:style-name="ID0ERNAG" office:value-type="string">
            <text:p>RM-A01-006</text:p>
          </table:table-cell>
          <table:table-cell table:style-name="ID0ERNAG"/>
          <table:table-cell table:style-name="ID0E4SAG" office:value-type="string">
            <text:p><text:span>회원</text:span><text:span text:style-name="ID0ESPDI"> </text:span><text:span text:style-name="ID0E4PDI">탈퇴를</text:span><text:span text:style-name="ID0EGQDI"> </text:span><text:span text:style-name="ID0ERQDI">누르면</text:span><text:span text:style-name="ID0E1QDI"> </text:span><text:span text:style-name="ID0EFRDI">회원정보가</text:span><text:span text:style-name="ID0EORDI"> </text:span><text:span text:style-name="ID0EZRDI">사라지고</text:span><text:span text:style-name="ID0ECSDI"> </text:span><text:span text:style-name="ID0ENSDI">탈퇴가</text:span><text:span text:style-name="ID0EWSDI"> </text:span><text:span text:style-name="ID0EBTDI">된다</text:span><text:span text:style-name="ID0EKTDI">.회원 </text:span><text:span text:style-name="ID0EUTDI">탈퇴를</text:span><text:span text:style-name="ID0E4TDI"> </text:span><text:span text:style-name="ID0EIUDI">누르면</text:span><text:span text:style-name="ID0ERUDI"> </text:span><text:span text:style-name="ID0E3UDI">회원정보가</text:span><text:span text:style-name="ID0EFVDI"> </text:span><text:span text:style-name="ID0EQVDI">사라지고</text:span><text:span text:style-name="ID0EZVDI"> </text:span><text:span text:style-name="ID0EEWDI">탈퇴가</text:span><text:span text:style-name="ID0ENWDI"> </text:span><text:span text:style-name="ID0EYWDI">된다</text:span><text:span text:style-name="ID0EBXDI">.회원 </text:span><text:span text:style-name="ID0ELXDI">탈퇴를</text:span><text:span text:style-name="ID0EUXDI"> </text:span><text:span text:style-name="ID0E6XDI">누르면</text:span><text:span text:style-name="ID0EIYDI"> </text:span><text:span text:style-name="ID0ETYDI">회원정보가</text:span><text:span text:style-name="ID0E3YDI"> </text:span><text:span text:style-name="ID0EHZDI">사라지고</text:span><text:span text:style-name="ID0EQZDI"> </text:span><text:span text:style-name="ID0E2ZDI">탈퇴가</text:span><text:span text:style-name="ID0EE1DI"> </text:span><text:span text:style-name="ID0EP1DI">된다</text:span><text:span text:style-name="ID0EY1DI">.회원 </text:span><text:span text:style-name="ID0EC2DI">탈퇴를</text:span><text:span text:style-name="ID0EL2DI"> </text:span><text:span text:style-name="ID0EW2DI">누르면</text:span><text:span text:style-name="ID0E62DI"> </text:span><text:span text:style-name="ID0EK3DI">회원정보가</text:span><text:span text:style-name="ID0ET3DI"> </text:span><text:span text:style-name="ID0E53DI">사라지고</text:span><text:span text:style-name="ID0EH4DI"> </text:span><text:span text:style-name="ID0ES4DI">탈퇴가</text:span><text:span text:style-name="ID0E24DI"> </text:span><text:span text:style-name="ID0EG5DI">된다</text:span><text:span text:style-name="ID0EP5DI">.회원 </text:span><text:span text:style-name="ID0EZ5DI">탈퇴를</text:span><text:span text:style-name="ID0EC6DI"> </text:span><text:span text:style-name="ID0EN6DI">누르면</text:span><text:span text:style-name="ID0EW6DI"> </text:span><text:span text:style-name="ID0ECAAK">회원정보가</text:span><text:span text:style-name="ID0ELAAK"> </text:span><text:span text:style-name="ID0EWAAK">사라지고</text:span><text:span text:style-name="ID0E6AAK"> </text:span><text:span text:style-name="ID0EKBAK">탈퇴가</text:span><text:span text:style-name="ID0ETBAK"> </text:span><text:span text:style-name="ID0E5BAK">된다</text:span><text:span text:style-name="ID0EHCAK">.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SLFM">
          <table:table-cell table:style-name="ID0ERNAG"/>
          <table:table-cell table:style-name="ID0ERNAG"/>
          <table:table-cell table:style-name="ID0ERNAG" office:value-type="string">
            <text:p>RM-A01-007</text:p>
          </table:table-cell>
          <table:table-cell table:style-name="ID0EQRAG" office:value-type="string">
            <text:p>물품등록</text:p>
          </table:table-cell>
          <table:table-cell table:style-name="ID0E4SAG" office:value-type="string">
            <text:p><text:span>물품</text:span><text:span text:style-name="ID0EORCM"> </text:span><text:span text:style-name="ID0EZRCM">등록시</text:span><text:span text:style-name="ID0ECSCM"> </text:span><text:span text:style-name="ID0ENSCM">형식에</text:span><text:span text:style-name="ID0EWSCM"> </text:span><text:span text:style-name="ID0EBTCM">맞게</text:span><text:span text:style-name="ID0EKTCM"> </text:span><text:span text:style-name="ID0EVTCM">게시글을</text:span><text:span text:style-name="ID0E5TCM"> </text:span><text:span text:style-name="ID0EJUCM">작성하여</text:span><text:span text:style-name="ID0ESUCM"> </text:span><text:span text:style-name="ID0E4UCM">등록한다물품</text:span><text:span text:style-name="ID0EGVCM"> </text:span><text:span text:style-name="ID0ERVCM">등록시</text:span><text:span text:style-name="ID0E1VCM"> </text:span><text:span text:style-name="ID0EFWCM">형식에</text:span><text:span text:style-name="ID0EOWCM"> </text:span><text:span text:style-name="ID0EZWCM">맞게</text:span><text:span text:style-name="ID0ECXCM"> </text:span><text:span text:style-name="ID0ENXCM">게시글을</text:span><text:span text:style-name="ID0EWXCM"> </text:span><text:span text:style-name="ID0EBYCM">작성하여</text:span><text:span text:style-name="ID0EKYCM"> </text:span><text:span text:style-name="ID0EVYCM">등록한다물품</text:span><text:span text:style-name="ID0E5YCM"> </text:span><text:span text:style-name="ID0EJZCM">등록시</text:span><text:span text:style-name="ID0ESZCM"> </text:span><text:span text:style-name="ID0E4ZCM">형식에</text:span><text:span text:style-name="ID0EG1CM"> </text:span><text:span text:style-name="ID0ER1CM">맞게</text:span><text:span text:style-name="ID0E11CM"> </text:span><text:span text:style-name="ID0EF2CM">게시글을</text:span><text:span text:style-name="ID0EO2CM"> </text:span><text:span text:style-name="ID0EZ2CM">작성하여</text:span><text:span text:style-name="ID0EC3CM"> </text:span><text:span text:style-name="ID0EN3CM">등록한다물품</text:span><text:span text:style-name="ID0EW3CM"> </text:span><text:span text:style-name="ID0EB4CM">등록시</text:span><text:span text:style-name="ID0EK4CM"> </text:span><text:span text:style-name="ID0EV4CM">형식에</text:span><text:span text:style-name="ID0E54CM"> </text:span><text:span text:style-name="ID0EJ5CM">맞게</text:span><text:span text:style-name="ID0ES5CM"> </text:span><text:span text:style-name="ID0E45CM">게시글을</text:span><text:span text:style-name="ID0EG6CM"> </text:span><text:span text:style-name="ID0ER6CM">작성하여</text:span><text:span text:style-name="ID0E16CM"> </text:span><text:span text:style-name="ID0EFADM">등록한다물품</text:span><text:span text:style-name="ID0EOADM"> </text:span><text:span text:style-name="ID0EZADM">등록시</text:span><text:span text:style-name="ID0ECBDM"> </text:span><text:span text:style-name="ID0ENBDM">형식에</text:span><text:span text:style-name="ID0EWBDM"> </text:span><text:span text:style-name="ID0EBCDM">맞게</text:span><text:span text:style-name="ID0EKCDM"> </text:span><text:span text:style-name="ID0EVCDM">게시글을</text:span><text:span text:style-name="ID0E5CDM"> </text:span><text:span text:style-name="ID0EJDDM">작성하여</text:span><text:span text:style-name="ID0ESDDM"> </text:span><text:span text:style-name="ID0E4DDM">등록한다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 office:value-type="string">
            <text:p>O</text:p>
          </table:table-cell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GNF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등록한</text:span><text:span text:style-name="ID0ERPAM"> </text:span><text:span text:style-name="ID0E3PAM">상품을</text:span><text:span text:style-name="ID0EFQAM"> </text:span><text:span text:style-name="ID0EQQAM">조회할</text:span><text:span text:style-name="ID0EZQAM"> </text:span><text:span text:style-name="ID0EERAM">수</text:span><text:span text:style-name="ID0ENRAM"> </text:span><text:span text:style-name="ID0EYRAM">있다등록한</text:span><text:span text:style-name="ID0EBSAM"> </text:span><text:span text:style-name="ID0EMSAM">상품을</text:span><text:span text:style-name="ID0EVSAM"> </text:span><text:span text:style-name="ID0EATAM">조회할</text:span><text:span text:style-name="ID0EJTAM"> </text:span><text:span text:style-name="ID0EUTAM">수</text:span><text:span text:style-name="ID0E4TAM"> </text:span><text:span text:style-name="ID0EIUAM">있다등록한</text:span><text:span text:style-name="ID0ERUAM"> </text:span><text:span text:style-name="ID0E3UAM">상품을</text:span><text:span text:style-name="ID0EFVAM"> </text:span><text:span text:style-name="ID0EQVAM">조회할</text:span><text:span text:style-name="ID0EZVAM"> </text:span><text:span text:style-name="ID0EEWAM">수</text:span><text:span text:style-name="ID0ENWAM"> </text:span><text:span text:style-name="ID0EYWAM">있다등록한</text:span><text:span text:style-name="ID0EBXAM"> </text:span><text:span text:style-name="ID0EMXAM">상품을</text:span><text:span text:style-name="ID0EVXAM"> </text:span><text:span text:style-name="ID0EAYAM">조회할</text:span><text:span text:style-name="ID0EJYAM"> </text:span><text:span text:style-name="ID0EUYAM">수</text:span><text:span text:style-name="ID0E4YAM"> </text:span><text:span text:style-name="ID0EIZAM">있다등록한</text:span><text:span text:style-name="ID0ERZAM"> </text:span><text:span text:style-name="ID0E3ZAM">상품을</text:span><text:span text:style-name="ID0EF1AM"> </text:span><text:span text:style-name="ID0EQ1AM">조회할</text:span><text:span text:style-name="ID0EZ1AM"> </text:span><text:span text:style-name="ID0EE2AM">수</text:span><text:span text:style-name="ID0EN2AM"> </text:span><text:span text:style-name="ID0EY2AM">있다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1OF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등록한 상품을 수정할 수 있다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 office:value-type="string">
            <text:p>O</text:p>
          </table:table-cell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KQF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등록한 상품을 삭제할 수 있다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3RFM">
          <table:table-cell table:style-name="ID0ERNAG"/>
          <table:table-cell table:style-name="ID0ERNAG"/>
          <table:table-cell table:style-name="ID0ERNAG" office:value-type="string">
            <text:p>RM-A01-008</text:p>
          </table:table-cell>
          <table:table-cell table:style-name="ID0EQRAG" office:value-type="string">
            <text:p>상품검색</text:p>
          </table:table-cell>
          <table:table-cell table:style-name="ID0E4SAG" office:value-type="string">
            <text:p>카테고리목록에 있는 상품들을 선택하여 해당 상품의 상세정보 확인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UTFM">
          <table:table-cell table:style-name="ID0ERNAG"/>
          <table:table-cell table:style-name="ID0ERNAG"/>
          <table:table-cell table:style-name="ID0ERNAG" office:value-type="string">
            <text:p>RM-A01-009</text:p>
          </table:table-cell>
          <table:table-cell table:style-name="ID0EQRAG"/>
          <table:table-cell table:style-name="ID0E4SAG" office:value-type="string">
            <text:p><text:span>검색하여</text:span><text:span text:style-name="ID0E3MFK"> </text:span><text:span text:style-name="ID0EHNFK">일치하는</text:span><text:span text:style-name="ID0EQNFK"> </text:span><text:span text:style-name="ID0E2NFK">상품의</text:span><text:span text:style-name="ID0EEOFK"> </text:span><text:span text:style-name="ID0EPOFK">정보</text:span><text:span text:style-name="ID0EYOFK"> </text:span><text:span text:style-name="ID0EDPFK">확인검색하여</text:span><text:span text:style-name="ID0EMPFK"> </text:span><text:span text:style-name="ID0EXPFK">일치하는</text:span><text:span text:style-name="ID0EAQFK"> </text:span><text:span text:style-name="ID0ELQFK">상품의</text:span><text:span text:style-name="ID0EUQFK"> </text:span><text:span text:style-name="ID0E6QFK">정보</text:span><text:span text:style-name="ID0EIRFK"> </text:span><text:span text:style-name="ID0ETRFK">확인검색하여</text:span><text:span text:style-name="ID0E3RFK"> </text:span><text:span text:style-name="ID0EHSFK">일치하는</text:span><text:span text:style-name="ID0EQSFK"> </text:span><text:span text:style-name="ID0E2SFK">상품의</text:span><text:span text:style-name="ID0EETFK"> </text:span><text:span text:style-name="ID0EPTFK">정보</text:span><text:span text:style-name="ID0EYTFK"> </text:span><text:span text:style-name="ID0EDUFK">확인검색하여</text:span><text:span text:style-name="ID0EMUFK"> </text:span><text:span text:style-name="ID0EXUFK">일치하는</text:span><text:span text:style-name="ID0EAVFK"> </text:span><text:span text:style-name="ID0ELVFK">상품의</text:span><text:span text:style-name="ID0EUVFK"> </text:span><text:span text:style-name="ID0E6VFK">정보</text:span><text:span text:style-name="ID0EIWFK"> </text:span><text:span text:style-name="ID0ETWFK">확인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KVFM">
          <table:table-cell table:style-name="ID0ERNAG"/>
          <table:table-cell table:style-name="ID0ERNAG" office:value-type="string">
            <text:p>게임</text:p>
          </table:table-cell>
          <table:table-cell table:style-name="ID0ERNAG" office:value-type="string">
            <text:p>RM-A01-010</text:p>
          </table:table-cell>
          <table:table-cell table:style-name="ID0EQRAG" office:value-type="string">
            <text:p><text:span>상품</text:span><text:span text:style-name="ID0EOLCM"> </text:span><text:span text:style-name="ID0EZLCM">리뷰상품</text:span><text:span text:style-name="ID0ECMCM"> </text:span><text:span text:style-name="ID0ENMCM">리뷰상품</text:span><text:span text:style-name="ID0EWMCM"> </text:span><text:span text:style-name="ID0EBNCM">리뷰상품</text:span><text:span text:style-name="ID0EKNCM"> </text:span><text:span text:style-name="ID0EVNCM">리뷰</text:span></text:p>
          </table:table-cell>
          <table:table-cell table:style-name="ID0E4SAG" office:value-type="string">
            <text:p><text:span>해당</text:span><text:span text:style-name="ID0ESADK"> </text:span><text:span text:style-name="ID0E4ADK">상품</text:span><text:span text:style-name="ID0EGBDK"> </text:span><text:span text:style-name="ID0ERBDK">리뷰</text:span><text:span text:style-name="ID0E1BDK"> </text:span><text:span text:style-name="ID0EFCDK">조회해당</text:span><text:span text:style-name="ID0EOCDK"> </text:span><text:span text:style-name="ID0EZCDK">상품</text:span><text:span text:style-name="ID0ECDDK"> </text:span><text:span text:style-name="ID0ENDDK">리뷰</text:span><text:span text:style-name="ID0EWDDK"> </text:span><text:span text:style-name="ID0EBEDK">조회해당</text:span><text:span text:style-name="ID0EKEDK"> </text:span><text:span text:style-name="ID0EVEDK">상품</text:span><text:span text:style-name="ID0E5EDK"> </text:span><text:span text:style-name="ID0EJFDK">리뷰</text:span><text:span text:style-name="ID0ESFDK"> </text:span><text:span text:style-name="ID0E4FDK">조회해당</text:span><text:span text:style-name="ID0EGGDK"> </text:span><text:span text:style-name="ID0ERGDK">상품</text:span><text:span text:style-name="ID0E1GDK"> </text:span><text:span text:style-name="ID0EFHDK">리뷰</text:span><text:span text:style-name="ID0EOHDK"> </text:span><text:span text:style-name="ID0EZHDK">조회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EXF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해당</text:span><text:span text:style-name="ID0ENNDK"> </text:span><text:span text:style-name="ID0EYNDK">상품</text:span><text:span text:style-name="ID0EBODK"> </text:span><text:span text:style-name="ID0EMODK">리뷰</text:span><text:span text:style-name="ID0EVODK"> </text:span><text:span text:style-name="ID0EAPDK">등록해당</text:span><text:span text:style-name="ID0EJPDK"> </text:span><text:span text:style-name="ID0EUPDK">상품</text:span><text:span text:style-name="ID0E4PDK"> </text:span><text:span text:style-name="ID0EIQDK">리뷰</text:span><text:span text:style-name="ID0ERQDK"> </text:span><text:span text:style-name="ID0E3QDK">등록해당</text:span><text:span text:style-name="ID0EFRDK"> </text:span><text:span text:style-name="ID0EQRDK">상품</text:span><text:span text:style-name="ID0EZRDK"> </text:span><text:span text:style-name="ID0EESDK">리뷰</text:span><text:span text:style-name="ID0ENSDK"> </text:span><text:span text:style-name="ID0EYSDK">등록해당</text:span><text:span text:style-name="ID0EBTDK"> </text:span><text:span text:style-name="ID0EMTDK">상품</text:span><text:span text:style-name="ID0EVTDK"> </text:span><text:span text:style-name="ID0EAUDK">리뷰</text:span><text:span text:style-name="ID0EJUDK"> </text:span><text:span text:style-name="ID0EUUDK">등록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UYF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해당</text:span><text:span text:style-name="ID0EKRCK"> </text:span><text:span text:style-name="ID0EVRCK">상품</text:span><text:span text:style-name="ID0E5RCK"> </text:span><text:span text:style-name="ID0EJSCK">리뷰</text:span><text:span text:style-name="ID0ESSCK"> </text:span><text:span text:style-name="ID0E4SCK">수정해당</text:span><text:span text:style-name="ID0EGTCK"> </text:span><text:span text:style-name="ID0ERTCK">상품</text:span><text:span text:style-name="ID0E1TCK"> </text:span><text:span text:style-name="ID0EFUCK">리뷰</text:span><text:span text:style-name="ID0EOUCK"> </text:span><text:span text:style-name="ID0EZUCK">수정해당</text:span><text:span text:style-name="ID0ECVCK"> </text:span><text:span text:style-name="ID0ENVCK">상품</text:span><text:span text:style-name="ID0EWVCK"> </text:span><text:span text:style-name="ID0EBWCK">리뷰</text:span><text:span text:style-name="ID0EKWCK"> </text:span><text:span text:style-name="ID0EVWCK">수정해당</text:span><text:span text:style-name="ID0E5WCK"> </text:span><text:span text:style-name="ID0EJXCK">상품</text:span><text:span text:style-name="ID0ESXCK"> </text:span><text:span text:style-name="ID0E4XCK">리뷰</text:span><text:span text:style-name="ID0EGYCK"> </text:span><text:span text:style-name="ID0ERYCK">수정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E1F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해당</text:span><text:span text:style-name="ID0E5YCK"> </text:span><text:span text:style-name="ID0EJZCK">상품</text:span><text:span text:style-name="ID0ESZCK"> </text:span><text:span text:style-name="ID0E4ZCK">리뷰</text:span><text:span text:style-name="ID0EG1CK"> </text:span><text:span text:style-name="ID0ER1CK">삭제해당</text:span><text:span text:style-name="ID0E11CK"> </text:span><text:span text:style-name="ID0EF2CK">상품</text:span><text:span text:style-name="ID0EO2CK"> </text:span><text:span text:style-name="ID0EZ2CK">리뷰</text:span><text:span text:style-name="ID0EC3CK"> </text:span><text:span text:style-name="ID0EN3CK">삭제해당</text:span><text:span text:style-name="ID0EW3CK"> </text:span><text:span text:style-name="ID0EB4CK">상품</text:span><text:span text:style-name="ID0EK4CK"> </text:span><text:span text:style-name="ID0EV4CK">리뷰</text:span><text:span text:style-name="ID0E54CK"> </text:span><text:span text:style-name="ID0EJ5CK">삭제해당</text:span><text:span text:style-name="ID0ES5CK"> </text:span><text:span text:style-name="ID0E45CK">상품</text:span><text:span text:style-name="ID0EG6CK"> </text:span><text:span text:style-name="ID0ER6CK">리뷰</text:span><text:span text:style-name="ID0E16CK"> </text:span><text:span text:style-name="ID0EFADK">삭제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W2FM">
          <table:table-cell table:style-name="ID0ERNAG"/>
          <table:table-cell table:style-name="ID0ERNAG"/>
          <table:table-cell table:style-name="ID0ERNAG" office:value-type="string">
            <text:p>RM-A01-011</text:p>
          </table:table-cell>
          <table:table-cell table:style-name="ID0E6RAG" office:value-type="string">
            <text:p><text:span>1:1 </text:span><text:span text:style-name="ID0E61BM">채팅1:1 채팅1:1 채팅1:1 채팅</text:span></text:p>
          </table:table-cell>
          <table:table-cell table:style-name="ID0E4SAG" office:value-type="string">
            <text:p><text:span>챗봇</text:span><text:span text:style-name="ID0EHLBK">(</text:span><text:span text:style-name="ID0EQLBK">디스코드봇</text:span><text:span text:style-name="ID0EZLBK">)API</text:span><text:span text:style-name="ID0ECMBK">를</text:span><text:span text:style-name="ID0ELMBK"> </text:span><text:span text:style-name="ID0EWMBK">통한</text:span><text:span text:style-name="ID0E6MBK"> 1:1 </text:span><text:span text:style-name="ID0EJNBK">채팅챗봇</text:span><text:span text:style-name="ID0ESNBK">(</text:span><text:span text:style-name="ID0E2NBK">디스코드봇</text:span><text:span text:style-name="ID0EEOBK">)API</text:span><text:span text:style-name="ID0ENOBK">를</text:span><text:span text:style-name="ID0EWOBK"> </text:span><text:span text:style-name="ID0EBPBK">통한</text:span><text:span text:style-name="ID0EKPBK"> 1:1 </text:span><text:span text:style-name="ID0EUPBK">채팅챗봇</text:span><text:span text:style-name="ID0E4PBK">(</text:span><text:span text:style-name="ID0EGQBK">디스코드봇</text:span><text:span text:style-name="ID0EPQBK">)API</text:span><text:span text:style-name="ID0EYQBK">를</text:span><text:span text:style-name="ID0EBRBK"> </text:span><text:span text:style-name="ID0EMRBK">통한</text:span><text:span text:style-name="ID0EVRBK"> 1:1 </text:span><text:span text:style-name="ID0E6RBK">채팅챗봇</text:span><text:span text:style-name="ID0EISBK">(</text:span><text:span text:style-name="ID0ERSBK">디스코드봇</text:span><text:span text:style-name="ID0E1SBK">)API</text:span><text:span text:style-name="ID0EDTBK">를</text:span><text:span text:style-name="ID0EMTBK"> </text:span><text:span text:style-name="ID0EXTBK">통한</text:span><text:span text:style-name="ID0EAUBK"> 1:1 </text:span><text:span text:style-name="ID0EKUBK">채팅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K4FM">
          <table:table-cell table:style-name="ID0ERNAG"/>
          <table:table-cell table:style-name="ID0ERNAG"/>
          <table:table-cell table:style-name="ID0ERNAG" office:value-type="string">
            <text:p>RM-A01-012</text:p>
          </table:table-cell>
          <table:table-cell table:style-name="ID0EQRAG" office:value-type="string">
            <text:p>문의게시판</text:p>
          </table:table-cell>
          <table:table-cell table:style-name="ID0E4SAG" office:value-type="string">
            <text:p><text:span>배송문의</text:span><text:span text:style-name="ID0EV2BM">/</text:span><text:span text:style-name="ID0E52BM">상품문의</text:span><text:span text:style-name="ID0EH3BM"> </text:span><text:span text:style-name="ID0ES3BM">게시판</text:span><text:span text:style-name="ID0E23BM"> </text:span><text:span text:style-name="ID0EG4BM">조회배송문의</text:span><text:span text:style-name="ID0EP4BM">/</text:span><text:span text:style-name="ID0EY4BM">상품문의</text:span><text:span text:style-name="ID0EB5BM"> </text:span><text:span text:style-name="ID0EM5BM">게시판</text:span><text:span text:style-name="ID0EV5BM"> </text:span><text:span text:style-name="ID0EA6BM">조회배송문의</text:span><text:span text:style-name="ID0EJ6BM">/</text:span><text:span text:style-name="ID0ES6BM">상품문의</text:span><text:span text:style-name="ID0E26BM"> </text:span><text:span text:style-name="ID0EGACM">게시판</text:span><text:span text:style-name="ID0EPACM"> </text:span><text:span text:style-name="ID0E1ACM">조회배송문의</text:span><text:span text:style-name="ID0EDBCM">/</text:span><text:span text:style-name="ID0EMBCM">상품문의</text:span><text:span text:style-name="ID0EVBCM"> </text:span><text:span text:style-name="ID0EACCM">게시판</text:span><text:span text:style-name="ID0EJCCM"> </text:span><text:span text:style-name="ID0EUCCM">조회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C6F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배송문의/상품문의 게시판 작성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SAG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배송문의</text:span><text:span text:style-name="ID0EBDCM">/</text:span><text:span text:style-name="ID0EKDCM">상품문의</text:span><text:span text:style-name="ID0ETDCM"> </text:span><text:span text:style-name="ID0E5DCM">게시판</text:span><text:span text:style-name="ID0EHECM"> </text:span><text:span text:style-name="ID0ESECM">수정배송문의</text:span><text:span text:style-name="ID0E2ECM">/</text:span><text:span text:style-name="ID0EEFCM">상품문의</text:span><text:span text:style-name="ID0ENFCM"> </text:span><text:span text:style-name="ID0EYFCM">게시판</text:span><text:span text:style-name="ID0EBGCM"> </text:span><text:span text:style-name="ID0EMGCM">수정배송문의</text:span><text:span text:style-name="ID0EVGCM">/</text:span><text:span text:style-name="ID0E5GCM">상품문의</text:span><text:span text:style-name="ID0EHHCM"> </text:span><text:span text:style-name="ID0ESHCM">게시판</text:span><text:span text:style-name="ID0E2HCM"> </text:span><text:span text:style-name="ID0EGICM">수정배송문의</text:span><text:span text:style-name="ID0EPICM">/</text:span><text:span text:style-name="ID0EYICM">상품문의</text:span><text:span text:style-name="ID0EBJCM"> </text:span><text:span text:style-name="ID0EMJCM">게시판</text:span><text:span text:style-name="ID0EVJCM"> </text:span><text:span text:style-name="ID0EAKCM">수정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CCG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배송문의/상품의 게시판 삭제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UDGM">
          <table:table-cell table:style-name="ID0ERNAG"/>
          <table:table-cell table:style-name="ID0ERNAG"/>
          <table:table-cell table:style-name="ID0ERNAG" office:value-type="string">
            <text:p>RM-A01-013</text:p>
          </table:table-cell>
          <table:table-cell table:style-name="ID0EQRAG"/>
          <table:table-cell table:style-name="ID0E4SAG" office:value-type="string">
            <text:p>문의 게시판 댓글 조회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KFG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문의 게시판 댓글 작성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 office:value-type="string">
            <text:p>O</text:p>
          </table:table-cell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1GG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문의 게시판 댓글 수정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 office:value-type="string">
            <text:p>O</text:p>
          </table:table-cell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KIG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문의 게시판 댓글 삭제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3JGM">
          <table:table-cell table:style-name="ID0ERNAG"/>
          <table:table-cell table:style-name="ID0ERNAG"/>
          <table:table-cell table:style-name="ID0ERNAG" office:value-type="string">
            <text:p>RM-A01-014</text:p>
          </table:table-cell>
          <table:table-cell table:style-name="ID0EQRAG" office:value-type="string">
            <text:p>쿠폰발급</text:p>
          </table:table-cell>
          <table:table-cell table:style-name="ID0E4SAG" office:value-type="string">
            <text:p>할인 쿠폰 생성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QLGM">
          <table:table-cell table:style-name="ID0ERNAG"/>
          <table:table-cell table:style-name="ID0ERNAG"/>
          <table:table-cell table:style-name="ID0ERNAG" office:value-type="string">
            <text:p>RM-A01-015</text:p>
          </table:table-cell>
          <table:table-cell table:style-name="ID0EQRAG"/>
          <table:table-cell table:style-name="ID0E4SAG" office:value-type="string">
            <text:p><text:span>매달</text:span><text:span text:style-name="ID0E2EBI"> </text:span><text:span text:style-name="ID0EGFBI">생일인</text:span><text:span text:style-name="ID0EPFBI"> </text:span><text:span text:style-name="ID0E1FBI">고객에게</text:span><text:span text:style-name="ID0EDGBI"> </text:span><text:span text:style-name="ID0EOGBI">할인쿠폰</text:span><text:span text:style-name="ID0EXGBI"> </text:span><text:span text:style-name="ID0ECHBI">발급매달</text:span><text:span text:style-name="ID0ELHBI"> </text:span><text:span text:style-name="ID0EWHBI">생일인</text:span><text:span text:style-name="ID0E6HBI"> </text:span><text:span text:style-name="ID0EKIBI">고객에게</text:span><text:span text:style-name="ID0ETIBI"> </text:span><text:span text:style-name="ID0E5IBI">할인쿠폰</text:span><text:span text:style-name="ID0EHJBI"> </text:span><text:span text:style-name="ID0ESJBI">발급매달</text:span><text:span text:style-name="ID0E2JBI"> </text:span><text:span text:style-name="ID0EGKBI">생일인</text:span><text:span text:style-name="ID0EPKBI"> </text:span><text:span text:style-name="ID0E1KBI">고객에게</text:span><text:span text:style-name="ID0EDLBI"> </text:span><text:span text:style-name="ID0EOLBI">할인쿠폰</text:span><text:span text:style-name="ID0EXLBI"> </text:span><text:span text:style-name="ID0ECMBI">발급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CNGM">
          <table:table-cell table:style-name="ID0ERNAG"/>
          <table:table-cell table:style-name="ID0ERNAG"/>
          <table:table-cell table:style-name="ID0ERNAG" office:value-type="string">
            <text:p>RM-A01-016</text:p>
          </table:table-cell>
          <table:table-cell table:style-name="ID0EQRAG"/>
          <table:table-cell table:style-name="ID0E4SAG" office:value-type="string">
            <text:p>구매 건수에 따른 회원등급으로 매달 할인쿠폰 발급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UOGM">
          <table:table-cell table:style-name="ID0ERNAG"/>
          <table:table-cell table:style-name="ID0ERNAG"/>
          <table:table-cell table:style-name="ID0ERNAG" office:value-type="string">
            <text:p>RM-A01-017</text:p>
          </table:table-cell>
          <table:table-cell table:style-name="ID0EQRAG"/>
          <table:table-cell table:style-name="ID0E4SAG" office:value-type="string">
            <text:p><text:span>연속</text:span><text:span text:style-name="ID0EQXHK"> 15</text:span><text:span text:style-name="ID0E1XHK">일이상</text:span><text:span text:style-name="ID0EDYHK"> </text:span><text:span text:style-name="ID0EOYHK">출석체크</text:span><text:span text:style-name="ID0EXYHK"> </text:span><text:span text:style-name="ID0ECZHK">이벤트에</text:span><text:span text:style-name="ID0ELZHK"> </text:span><text:span text:style-name="ID0EWZHK">도장을</text:span><text:span text:style-name="ID0E6ZHK"> </text:span><text:span text:style-name="ID0EK1HK">찍으면</text:span><text:span text:style-name="ID0ET1HK"> </text:span><text:span text:style-name="ID0E51HK">할인쿠폰</text:span><text:span text:style-name="ID0EH2HK"> </text:span><text:span text:style-name="ID0ES2HK">발급연속</text:span><text:span text:style-name="ID0E22HK"> 15</text:span><text:span text:style-name="ID0EF3HK">일이상</text:span><text:span text:style-name="ID0EO3HK"> </text:span><text:span text:style-name="ID0EZ3HK">출석체크</text:span><text:span text:style-name="ID0EC4HK"> </text:span><text:span text:style-name="ID0EN4HK">이벤트에</text:span><text:span text:style-name="ID0EW4HK"> </text:span><text:span text:style-name="ID0EB5HK">도장을</text:span><text:span text:style-name="ID0EK5HK"> </text:span><text:span text:style-name="ID0EV5HK">찍으면</text:span><text:span text:style-name="ID0E55HK"> </text:span><text:span text:style-name="ID0EJ6HK">할인쿠폰</text:span><text:span text:style-name="ID0ES6HK"> </text:span><text:span text:style-name="ID0E46HK">발급연속</text:span><text:span text:style-name="ID0EHAAM"> 15</text:span><text:span text:style-name="ID0ERAAM">일이상</text:span><text:span text:style-name="ID0E1AAM"> </text:span><text:span text:style-name="ID0EFBAM">출석체크</text:span><text:span text:style-name="ID0EOBAM"> </text:span><text:span text:style-name="ID0EZBAM">이벤트에</text:span><text:span text:style-name="ID0ECCAM"> </text:span><text:span text:style-name="ID0ENCAM">도장을</text:span><text:span text:style-name="ID0EWCAM"> </text:span><text:span text:style-name="ID0EBDAM">찍으면</text:span><text:span text:style-name="ID0EKDAM"> </text:span><text:span text:style-name="ID0EVDAM">할인쿠폰</text:span><text:span text:style-name="ID0E5DAM"> </text:span><text:span text:style-name="ID0EJEAM">발급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GQGM">
          <table:table-cell table:style-name="ID0ERNAG"/>
          <table:table-cell table:style-name="ID0ERNAG"/>
          <table:table-cell table:style-name="ID0ERNAG" office:value-type="string">
            <text:p>RM-A01-018</text:p>
          </table:table-cell>
          <table:table-cell table:style-name="ID0EQRAG"/>
          <table:table-cell table:style-name="ID0E4SAG" office:value-type="string">
            <text:p>고객 마이페이지에서 할인쿠폰 조회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YRGM">
          <table:table-cell table:style-name="ID0ERNAG"/>
          <table:table-cell table:style-name="ID0ERNAG"/>
          <table:table-cell table:style-name="ID0ERNAG" office:value-type="string">
            <text:p>RM-A01-019</text:p>
          </table:table-cell>
          <table:table-cell table:style-name="ID0EQRAG" office:value-type="string">
            <text:p><text:span>공지사항</text:span><text:span text:style-name="ID0EMKAM"> 공지사항 공지사항 </text:span></text:p>
          </table:table-cell>
          <table:table-cell table:style-name="ID0E4SAG" office:value-type="string">
            <text:p>공지사항 &amp; 자주 묻는 질문 등록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MTG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공지사항</text:span><text:span text:style-name="ID0EPMBI"> &amp; </text:span><text:span text:style-name="ID0EZMBI">자주</text:span><text:span text:style-name="ID0ECNBI"> </text:span><text:span text:style-name="ID0ENNBI">묻는</text:span><text:span text:style-name="ID0EWNBI"> </text:span><text:span text:style-name="ID0EBOBI">질문</text:span><text:span text:style-name="ID0EKOBI"> </text:span><text:span text:style-name="ID0EVOBI">조회공지사항</text:span><text:span text:style-name="ID0E5OBI"> &amp; </text:span><text:span text:style-name="ID0EIPBI">자주</text:span><text:span text:style-name="ID0ERPBI"> </text:span><text:span text:style-name="ID0E3PBI">묻는</text:span><text:span text:style-name="ID0EFQBI"> </text:span><text:span text:style-name="ID0EQQBI">질문</text:span><text:span text:style-name="ID0EZQBI"> </text:span><text:span text:style-name="ID0EERBI">조회공지사항</text:span><text:span text:style-name="ID0ENRBI"> &amp; </text:span><text:span text:style-name="ID0EXRBI">자주</text:span><text:span text:style-name="ID0EASBI"> </text:span><text:span text:style-name="ID0ELSBI">묻는</text:span><text:span text:style-name="ID0EUSBI"> </text:span><text:span text:style-name="ID0E6SBI">질문</text:span><text:span text:style-name="ID0EITBI"> </text:span><text:span text:style-name="ID0ETTBI">조회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AVG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공지사항</text:span><text:span text:style-name="ID0EAUBI"> &amp; </text:span><text:span text:style-name="ID0EKUBI">자주</text:span><text:span text:style-name="ID0ETUBI"> </text:span><text:span text:style-name="ID0E5UBI">묻는</text:span><text:span text:style-name="ID0EHVBI"> </text:span><text:span text:style-name="ID0ESVBI">질문</text:span><text:span text:style-name="ID0E2VBI"> </text:span><text:span text:style-name="ID0EGWBI">수정공지사항</text:span><text:span text:style-name="ID0EPWBI"> &amp; </text:span><text:span text:style-name="ID0EZWBI">자주</text:span><text:span text:style-name="ID0ECXBI"> </text:span><text:span text:style-name="ID0ENXBI">묻는</text:span><text:span text:style-name="ID0EWXBI"> </text:span><text:span text:style-name="ID0EBYBI">질문</text:span><text:span text:style-name="ID0EKYBI"> </text:span><text:span text:style-name="ID0EVYBI">수정공지사항</text:span><text:span text:style-name="ID0E5YBI"> &amp; </text:span><text:span text:style-name="ID0EIZBI">자주</text:span><text:span text:style-name="ID0ERZBI"> </text:span><text:span text:style-name="ID0E3ZBI">묻는</text:span><text:span text:style-name="ID0EF1BI"> </text:span><text:span text:style-name="ID0EQ1BI">질문</text:span><text:span text:style-name="ID0EZ1BI"> </text:span><text:span text:style-name="ID0EE2BI">수정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QWG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공지사항</text:span><text:span text:style-name="ID0ER2BI"> &amp; </text:span><text:span text:style-name="ID0E22BI">자주</text:span><text:span text:style-name="ID0EE3BI"> </text:span><text:span text:style-name="ID0EP3BI">묻는</text:span><text:span text:style-name="ID0EY3BI"> </text:span><text:span text:style-name="ID0ED4BI">질문</text:span><text:span text:style-name="ID0EM4BI"> </text:span><text:span text:style-name="ID0EX4BI">삭제공지사항</text:span><text:span text:style-name="ID0EA5BI"> &amp; </text:span><text:span text:style-name="ID0EK5BI">자주</text:span><text:span text:style-name="ID0ET5BI"> </text:span><text:span text:style-name="ID0E55BI">묻는</text:span><text:span text:style-name="ID0EH6BI"> </text:span><text:span text:style-name="ID0ES6BI">질문</text:span><text:span text:style-name="ID0E26BI"> </text:span><text:span text:style-name="ID0EGACI">삭제공지사항</text:span><text:span text:style-name="ID0EPACI"> &amp; </text:span><text:span text:style-name="ID0EZACI">자주</text:span><text:span text:style-name="ID0ECBCI"> </text:span><text:span text:style-name="ID0ENBCI">묻는</text:span><text:span text:style-name="ID0EWBCI"> </text:span><text:span text:style-name="ID0EBCCI">질문</text:span><text:span text:style-name="ID0EKCCI"> </text:span><text:span text:style-name="ID0EVCCI">삭제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AYGM">
          <table:table-cell table:style-name="ID0ERNAG"/>
          <table:table-cell table:style-name="ID0ERNAG"/>
          <table:table-cell table:style-name="ID0ERNAG" office:value-type="string">
            <text:p>RM-A01-020</text:p>
          </table:table-cell>
          <table:table-cell table:style-name="ID0EQRAG" office:value-type="string">
            <text:p>상품관리</text:p>
          </table:table-cell>
          <table:table-cell table:style-name="ID0E4SAG" office:value-type="string">
            <text:p><text:span>상품</text:span><text:span text:style-name="ID0EVSBM"> </text:span><text:span text:style-name="ID0EATBM">카테고리</text:span><text:span text:style-name="ID0EJTBM"> </text:span><text:span text:style-name="ID0EUTBM">조회상품</text:span><text:span text:style-name="ID0E4TBM"> </text:span><text:span text:style-name="ID0EIUBM">카테고리</text:span><text:span text:style-name="ID0ERUBM"> </text:span><text:span text:style-name="ID0E3UBM">조회상품</text:span><text:span text:style-name="ID0EFVBM"> </text:span><text:span text:style-name="ID0EQVBM">카테고리</text:span><text:span text:style-name="ID0EZVBM"> </text:span><text:span text:style-name="ID0EEWBM">조회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YZG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상품</text:span><text:span text:style-name="ID0ETOBM"> </text:span><text:span text:style-name="ID0E5OBM">카테고리</text:span><text:span text:style-name="ID0EHPBM"> </text:span><text:span text:style-name="ID0ESPBM">수정상품</text:span><text:span text:style-name="ID0E2PBM"> </text:span><text:span text:style-name="ID0EGQBM">카테고리</text:span><text:span text:style-name="ID0EPQBM"> </text:span><text:span text:style-name="ID0E1QBM">수정상품</text:span><text:span text:style-name="ID0EDRBM"> </text:span><text:span text:style-name="ID0EORBM">카테고리</text:span><text:span text:style-name="ID0EXRBM"> </text:span><text:span text:style-name="ID0ECSBM">수정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I2G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상품</text:span><text:span text:style-name="ID0EDBBM"> </text:span><text:span text:style-name="ID0EOBBM">카테고리</text:span><text:span text:style-name="ID0EXBBM"> </text:span><text:span text:style-name="ID0ECCBM">삭제상품</text:span><text:span text:style-name="ID0ELCBM"> </text:span><text:span text:style-name="ID0EWCBM">카테고리</text:span><text:span text:style-name="ID0E6CBM"> </text:span><text:span text:style-name="ID0EKDBM">삭제상품</text:span><text:span text:style-name="ID0ETDBM"> </text:span><text:span text:style-name="ID0E5DBM">카테고리</text:span><text:span text:style-name="ID0EHEBM"> </text:span><text:span text:style-name="ID0ESEBM">삭제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Y3G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상품 카테고리 추가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I5GM">
          <table:table-cell table:style-name="ID0ERNAG"/>
          <table:table-cell table:style-name="ID0ERNAG"/>
          <table:table-cell table:style-name="ID0ERNAG" office:value-type="string">
            <text:p>RM-A01-021</text:p>
          </table:table-cell>
          <table:table-cell table:style-name="ID0EQRAG" office:value-type="string">
            <text:p>스타일링</text:p>
          </table:table-cell>
          <table:table-cell table:style-name="ID0E4SAG" office:value-type="string">
            <text:p><text:span>본인의</text:span><text:span text:style-name="ID0ECOAK"> </text:span><text:span text:style-name="ID0ENOAK">사진</text:span><text:span text:style-name="ID0EWOAK"> </text:span><text:span text:style-name="ID0EBPAK">등록</text:span><text:span text:style-name="ID0EKPAK"> </text:span><text:span text:style-name="ID0EVPAK">후</text:span><text:span text:style-name="ID0E5PAK"> WatsonClovar </text:span><text:span text:style-name="ID0EIQAK">얼굴인식</text:span><text:span text:style-name="ID0ERQAK"> API </text:span><text:span text:style-name="ID0E2QAK">사용하여</text:span><text:span text:style-name="ID0EERAK"> </text:span><text:span text:style-name="ID0EPRAK">유사</text:span><text:span text:style-name="ID0EYRAK"> </text:span><text:span text:style-name="ID0EDSAK">연애인을</text:span><text:span text:style-name="ID0EMSAK"> </text:span><text:span text:style-name="ID0EXSAK">보여준다</text:span><text:span text:style-name="ID0EATAK">.본인의 </text:span><text:span text:style-name="ID0EKTAK">사진</text:span><text:span text:style-name="ID0ETTAK"> </text:span><text:span text:style-name="ID0E5TAK">등록</text:span><text:span text:style-name="ID0EHUAK"> </text:span><text:span text:style-name="ID0ESUAK">후</text:span><text:span text:style-name="ID0E2UAK"> WatsonClovar </text:span><text:span text:style-name="ID0EFVAK">얼굴인식</text:span><text:span text:style-name="ID0EOVAK"> API </text:span><text:span text:style-name="ID0EYVAK">사용하여</text:span><text:span text:style-name="ID0EBWAK"> </text:span><text:span text:style-name="ID0EMWAK">유사</text:span><text:span text:style-name="ID0EVWAK"> </text:span><text:span text:style-name="ID0EAXAK">연애인을</text:span><text:span text:style-name="ID0EJXAK"> </text:span><text:span text:style-name="ID0EUXAK">보여준다</text:span><text:span text:style-name="ID0E4XAK">.본인의 </text:span><text:span text:style-name="ID0EHYAK">사진</text:span><text:span text:style-name="ID0EQYAK"> </text:span><text:span text:style-name="ID0E2YAK">등록</text:span><text:span text:style-name="ID0EEZAK"> </text:span><text:span text:style-name="ID0EPZAK">후</text:span><text:span text:style-name="ID0EYZAK"> WatsonClovar </text:span><text:span text:style-name="ID0EC1AK">얼굴인식</text:span><text:span text:style-name="ID0EL1AK"> API </text:span><text:span text:style-name="ID0EV1AK">사용하여</text:span><text:span text:style-name="ID0E51AK"> </text:span><text:span text:style-name="ID0EJ2AK">유사</text:span><text:span text:style-name="ID0ES2AK"> </text:span><text:span text:style-name="ID0E42AK">연애인을</text:span><text:span text:style-name="ID0EG3AK"> </text:span><text:span text:style-name="ID0ER3AK">보여준다</text:span><text:span text:style-name="ID0E13AK">.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36GM">
          <table:table-cell table:style-name="ID0ERNAG"/>
          <table:table-cell table:style-name="ID0ERNAG"/>
          <table:table-cell table:style-name="ID0ERNAG" office:value-type="string">
            <text:p>RM-A01-022</text:p>
          </table:table-cell>
          <table:table-cell table:style-name="ID0EQRAG"/>
          <table:table-cell table:style-name="ID0E4SAG" office:value-type="string">
            <text:p><text:span>본인과</text:span><text:span text:style-name="ID0EXUBK"> </text:span><text:span text:style-name="ID0ECVBK">유사</text:span><text:span text:style-name="ID0ELVBK"> </text:span><text:span text:style-name="ID0EWVBK">연예인의</text:span><text:span text:style-name="ID0E6VBK"> </text:span><text:span text:style-name="ID0EKWBK">스타일링</text:span><text:span text:style-name="ID0ETWBK"> </text:span><text:span text:style-name="ID0E5WBK">목록</text:span><text:span text:style-name="ID0EHXBK"> </text:span><text:span text:style-name="ID0ESXBK">출력본인과</text:span><text:span text:style-name="ID0E2XBK"> </text:span><text:span text:style-name="ID0EGYBK">유사</text:span><text:span text:style-name="ID0EPYBK"> </text:span><text:span text:style-name="ID0E1YBK">연예인의</text:span><text:span text:style-name="ID0EDZBK"> </text:span><text:span text:style-name="ID0EOZBK">스타일링</text:span><text:span text:style-name="ID0EXZBK"> </text:span><text:span text:style-name="ID0EC1BK">목록</text:span><text:span text:style-name="ID0EL1BK"> </text:span><text:span text:style-name="ID0EW1BK">출력본인과</text:span><text:span text:style-name="ID0E61BK"> </text:span><text:span text:style-name="ID0EK2BK">유사</text:span><text:span text:style-name="ID0ET2BK"> </text:span><text:span text:style-name="ID0E52BK">연예인의</text:span><text:span text:style-name="ID0EH3BK"> </text:span><text:span text:style-name="ID0ES3BK">스타일링</text:span><text:span text:style-name="ID0E23BK"> </text:span><text:span text:style-name="ID0EG4BK">목록</text:span><text:span text:style-name="ID0EP4BK"> </text:span><text:span text:style-name="ID0E14BK">출력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OBHM">
          <table:table-cell table:style-name="ID0ERNAG" office:value-type="string">
            <text:p>홈페이지</text:p>
          </table:table-cell>
          <table:table-cell table:style-name="ID0ERNAG" office:value-type="string">
            <text:p>문의 게시판</text:p>
          </table:table-cell>
          <table:table-cell table:style-name="ID0ERNAG" office:value-type="string">
            <text:p>RM-A02-001</text:p>
          </table:table-cell>
          <table:table-cell table:style-name="ID0EQRAG" office:value-type="string">
            <text:p>장바구니</text:p>
          </table:table-cell>
          <table:table-cell table:style-name="ID0E4SAG" office:value-type="string">
            <text:p><text:span>상품</text:span><text:span text:style-name="ID0EH5BK"> </text:span><text:span text:style-name="ID0ES5BK">상세정보에서</text:span><text:span text:style-name="ID0E25BK"> </text:span><text:span text:style-name="ID0EG6BK">옵션을</text:span><text:span text:style-name="ID0EP6BK"> </text:span><text:span text:style-name="ID0E16BK">선택하여</text:span><text:span text:style-name="ID0EDACK"> </text:span><text:span text:style-name="ID0EOACK">자신의</text:span><text:span text:style-name="ID0EXACK"> </text:span><text:span text:style-name="ID0ECBCK">장바구니에</text:span><text:span text:style-name="ID0ELBCK"> </text:span><text:span text:style-name="ID0EWBCK">상품</text:span><text:span text:style-name="ID0E6BCK"> </text:span><text:span text:style-name="ID0EKCCK">담기상품</text:span><text:span text:style-name="ID0ETCCK"> </text:span><text:span text:style-name="ID0E5CCK">상세정보에서</text:span><text:span text:style-name="ID0EHDCK"> </text:span><text:span text:style-name="ID0ESDCK">옵션을</text:span><text:span text:style-name="ID0E2DCK"> </text:span><text:span text:style-name="ID0EGECK">선택하여</text:span><text:span text:style-name="ID0EPECK"> </text:span><text:span text:style-name="ID0E1ECK">자신의</text:span><text:span text:style-name="ID0EDFCK"> </text:span><text:span text:style-name="ID0EOFCK">장바구니에</text:span><text:span text:style-name="ID0EXFCK"> </text:span><text:span text:style-name="ID0ECGCK">상품</text:span><text:span text:style-name="ID0ELGCK"> </text:span><text:span text:style-name="ID0EWGCK">담기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FDH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장바구니</text:span><text:span text:style-name="ID0EPWCI"> </text:span><text:span text:style-name="ID0E1WCI">목록</text:span><text:span text:style-name="ID0EDXCI"> </text:span><text:span text:style-name="ID0EOXCI">전체선택</text:span><text:span text:style-name="ID0EXXCI">/ </text:span><text:span text:style-name="ID0EBYCI">전체해제</text:span><text:span text:style-name="ID0EKYCI">/</text:span><text:span text:style-name="ID0ETYCI">선택항목</text:span><text:span text:style-name="ID0E3YCI"> </text:span><text:span text:style-name="ID0EHZCI">장바구니해제장바구니</text:span><text:span text:style-name="ID0EQZCI"> </text:span><text:span text:style-name="ID0E2ZCI">목록</text:span><text:span text:style-name="ID0EE1CI"> </text:span><text:span text:style-name="ID0EP1CI">전체선택</text:span><text:span text:style-name="ID0EY1CI">/ </text:span><text:span text:style-name="ID0EC2CI">전체해제</text:span><text:span text:style-name="ID0EL2CI">/</text:span><text:span text:style-name="ID0EU2CI">선택항목</text:span><text:span text:style-name="ID0E42CI"> </text:span><text:span text:style-name="ID0EI3CI">장바구니해제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VEHM">
          <table:table-cell table:style-name="ID0ERNAG"/>
          <table:table-cell table:style-name="ID0E2OAG" office:value-type="string">
            <text:p>마이페이지</text:p>
          </table:table-cell>
          <table:table-cell table:style-name="ID0E2OAG" office:value-type="string">
            <text:p>RM-A02-002</text:p>
          </table:table-cell>
          <table:table-cell table:style-name="ID0EQRAG" office:value-type="string">
            <text:p>상품주문</text:p>
          </table:table-cell>
          <table:table-cell table:style-name="ID0E4SAG" office:value-type="string">
            <text:p><text:span>장바구니에</text:span><text:span text:style-name="ID0ECDCI"> </text:span><text:span text:style-name="ID0ENDCI">있는</text:span><text:span text:style-name="ID0EWDCI"> </text:span><text:span text:style-name="ID0EBECI">목록들</text:span><text:span text:style-name="ID0EKECI"> </text:span><text:span text:style-name="ID0EVECI">선택하여</text:span><text:span text:style-name="ID0E5ECI"> </text:span><text:span text:style-name="ID0EJFCI">주문장바구니에</text:span><text:span text:style-name="ID0ESFCI"> </text:span><text:span text:style-name="ID0E4FCI">있는</text:span><text:span text:style-name="ID0EGGCI"> </text:span><text:span text:style-name="ID0ERGCI">목록들</text:span><text:span text:style-name="ID0E1GCI"> </text:span><text:span text:style-name="ID0EFHCI">선택하여</text:span><text:span text:style-name="ID0EOHCI"> </text:span><text:span text:style-name="ID0EZHCI">주문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LGHM">
          <table:table-cell table:style-name="ID0ERNAG"/>
          <table:table-cell table:style-name="ID0E2OAG"/>
          <table:table-cell table:style-name="ID0E2OAG" office:value-type="string">
            <text:p>RM-A02-003</text:p>
          </table:table-cell>
          <table:table-cell table:style-name="ID0EQRAG"/>
          <table:table-cell table:style-name="ID0E4SAG" office:value-type="string">
            <text:p><text:span>고객이</text:span><text:span text:style-name="ID0EGICI"> </text:span><text:span text:style-name="ID0ERICI">주문한</text:span><text:span text:style-name="ID0E1ICI"> </text:span><text:span text:style-name="ID0EFJCI">사항을</text:span><text:span text:style-name="ID0EOJCI"> </text:span><text:span text:style-name="ID0EZJCI">확인</text:span><text:span text:style-name="ID0ECKCI"> </text:span><text:span text:style-name="ID0ENKCI">및</text:span><text:span text:style-name="ID0EWKCI"> </text:span><text:span text:style-name="ID0EBLCI">관리고객이</text:span><text:span text:style-name="ID0EKLCI"> </text:span><text:span text:style-name="ID0EVLCI">주문한</text:span><text:span text:style-name="ID0E5LCI"> </text:span><text:span text:style-name="ID0EJMCI">사항을</text:span><text:span text:style-name="ID0ESMCI"> </text:span><text:span text:style-name="ID0E4MCI">확인</text:span><text:span text:style-name="ID0EGNCI"> </text:span><text:span text:style-name="ID0ERNCI">및</text:span><text:span text:style-name="ID0E1NCI"> </text:span><text:span text:style-name="ID0EFOCI">관리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6HHM">
          <table:table-cell table:style-name="ID0ERNAG"/>
          <table:table-cell table:style-name="ID0E2OAG"/>
          <table:table-cell table:style-name="ID0E2OAG" office:value-type="string">
            <text:p>RM-A02-004</text:p>
          </table:table-cell>
          <table:table-cell table:style-name="ID0EQRAG" office:value-type="string">
            <text:p>관심상품</text:p>
          </table:table-cell>
          <table:table-cell table:style-name="ID0E4SAG" office:value-type="string">
            <text:p><text:span>고객이</text:span><text:span text:style-name="ID0EL6FK"> </text:span><text:span text:style-name="ID0EW6FK">관심있는</text:span><text:span text:style-name="ID0E66FK"> </text:span><text:span text:style-name="ID0EKAGK">상품</text:span><text:span text:style-name="ID0ETAGK"> </text:span><text:span text:style-name="ID0E5AGK">출력고객이</text:span><text:span text:style-name="ID0EHBGK"> </text:span><text:span text:style-name="ID0ESBGK">관심있는</text:span><text:span text:style-name="ID0E2BGK"> </text:span><text:span text:style-name="ID0EGCGK">상품</text:span><text:span text:style-name="ID0EPCGK"> </text:span><text:span text:style-name="ID0E1CGK">출력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VJHM">
          <table:table-cell table:style-name="ID0ERNAG"/>
          <table:table-cell table:style-name="ID0E2OAG"/>
          <table:table-cell table:style-name="ID0E2OAG" office:value-type="string">
            <text:p>RM-A02-005</text:p>
          </table:table-cell>
          <table:table-cell table:style-name="ID0EQRAG" office:value-type="string">
            <text:p>상품결제</text:p>
          </table:table-cell>
          <table:table-cell table:style-name="ID0E4SAG" office:value-type="string">
            <text:p><text:span>고객이</text:span><text:span text:style-name="ID0ETDBK"> </text:span><text:span text:style-name="ID0E5DBK">물품</text:span><text:span text:style-name="ID0EHEBK"> </text:span><text:span text:style-name="ID0ESEBK">가격에</text:span><text:span text:style-name="ID0E2EBK"> </text:span><text:span text:style-name="ID0EGFBK">맞게</text:span><text:span text:style-name="ID0EPFBK"> </text:span><text:span text:style-name="ID0E1FBK">포인트</text:span><text:span text:style-name="ID0EDGBK"> </text:span><text:span text:style-name="ID0EOGBK">결제가</text:span><text:span text:style-name="ID0EXGBK"> </text:span><text:span text:style-name="ID0ECHBK">가능고객이</text:span><text:span text:style-name="ID0ELHBK"> </text:span><text:span text:style-name="ID0EWHBK">물품</text:span><text:span text:style-name="ID0E6HBK"> </text:span><text:span text:style-name="ID0EKIBK">가격에</text:span><text:span text:style-name="ID0ETIBK"> </text:span><text:span text:style-name="ID0E5IBK">맞게</text:span><text:span text:style-name="ID0EHJBK"> </text:span><text:span text:style-name="ID0ESJBK">포인트</text:span><text:span text:style-name="ID0E2JBK"> </text:span><text:span text:style-name="ID0EGKBK">결제가</text:span><text:span text:style-name="ID0EPKBK"> </text:span><text:span text:style-name="ID0E1KBK">가능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JLHM">
          <table:table-cell table:style-name="ID0ERNAG"/>
          <table:table-cell table:style-name="ID0E2OAG"/>
          <table:table-cell table:style-name="ID0E2OAG" office:value-type="string">
            <text:p>RM-A02-006</text:p>
          </table:table-cell>
          <table:table-cell table:style-name="ID0EQRAG"/>
          <table:table-cell table:style-name="ID0E4SAG" office:value-type="string">
            <text:p><text:span>충전시</text:span><text:span text:style-name="ID0EH4AK"> </text:span><text:span text:style-name="ID0ES4AK">원하는</text:span><text:span text:style-name="ID0E24AK"> </text:span><text:span text:style-name="ID0EG5AK">카드사를</text:span><text:span text:style-name="ID0EP5AK"> </text:span><text:span text:style-name="ID0E15AK">선택하여</text:span><text:span text:style-name="ID0ED6AK"> </text:span><text:span text:style-name="ID0EO6AK">충전</text:span><text:span text:style-name="ID0EX6AK"> </text:span><text:span text:style-name="ID0ECABK">가능충전시</text:span><text:span text:style-name="ID0ELABK"> </text:span><text:span text:style-name="ID0EWABK">원하는</text:span><text:span text:style-name="ID0E6ABK"> </text:span><text:span text:style-name="ID0EKBBK">카드사를</text:span><text:span text:style-name="ID0ETBBK"> </text:span><text:span text:style-name="ID0E5BBK">선택하여</text:span><text:span text:style-name="ID0EHCBK"> </text:span><text:span text:style-name="ID0ESCBK">충전</text:span><text:span text:style-name="ID0E2CBK"> </text:span><text:span text:style-name="ID0EGDBK">가능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2MHM">
          <table:table-cell table:style-name="ID0ERNAG"/>
          <table:table-cell table:style-name="ID0ERNAG"/>
          <table:table-cell table:style-name="ID0ERNAG" office:value-type="string">
            <text:p>RM-A02-007</text:p>
          </table:table-cell>
          <table:table-cell table:style-name="ID0EQRAG" office:value-type="string">
            <text:p><text:span>카드사</text:span><text:span text:style-name="ID0EK6DK"> </text:span><text:span text:style-name="ID0EV6DK">관리카드사</text:span><text:span text:style-name="ID0E56DK"> </text:span><text:span text:style-name="ID0EJAEK">관리</text:span></text:p>
          </table:table-cell>
          <table:table-cell table:style-name="ID0E4SAG" office:value-type="string">
            <text:p><text:span>카드사</text:span><text:span text:style-name="ID0EICEK"> </text:span><text:span text:style-name="ID0ETCEK">등록카드사</text:span><text:span text:style-name="ID0E3CEK"> </text:span><text:span text:style-name="ID0EHDEK">등록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POH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카드사</text:span><text:span text:style-name="ID0EWAEK"> </text:span><text:span text:style-name="ID0EBBEK">조회카드사</text:span><text:span text:style-name="ID0EKBEK"> </text:span><text:span text:style-name="ID0EVBEK">조회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6PH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카드사</text:span><text:span text:style-name="ID0E54DK"> </text:span><text:span text:style-name="ID0EJ5DK">추가카드사</text:span><text:span text:style-name="ID0ES5DK"> </text:span><text:span text:style-name="ID0E45DK">추가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PRH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JUAG" office:value-type="string">
            <text:p><text:span>카드사</text:span><text:span text:style-name="ID0EALAM"> </text:span><text:span text:style-name="ID0ELLAM">삭제</text:span><text:span text:style-name="ID0EULAM"> 카드사 </text:span><text:span text:style-name="ID0E5LAM">삭제</text:span><text:span text:style-name="ID0EHMAM"> 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6SHM">
          <table:table-cell table:style-name="ID0ERNAG"/>
          <table:table-cell table:style-name="ID0ERNAG"/>
          <table:table-cell table:style-name="ID0ERNAG" office:value-type="string">
            <text:p>RM-A02-008</text:p>
          </table:table-cell>
          <table:table-cell table:style-name="ID0EQRAG" office:value-type="string">
            <text:p>주문내역</text:p>
          </table:table-cell>
          <table:table-cell table:style-name="ID0E4SAG" office:value-type="string">
            <text:p><text:span>마이페이지에</text:span><text:span text:style-name="ID0EH4AI"> </text:span><text:span text:style-name="ID0ES4AI">있는</text:span><text:span text:style-name="ID0E24AI"> </text:span><text:span text:style-name="ID0EG5AI">달력을</text:span><text:span text:style-name="ID0EP5AI"> </text:span><text:span text:style-name="ID0E15AI">통해</text:span><text:span text:style-name="ID0ED6AI"> </text:span><text:span text:style-name="ID0EO6AI">한눈에</text:span><text:span text:style-name="ID0EX6AI"> </text:span><text:span text:style-name="ID0ECABI">주문일정</text:span><text:span text:style-name="ID0ELABI"> </text:span><text:span text:style-name="ID0EWABI">확인마이페이지에</text:span><text:span text:style-name="ID0E6ABI"> </text:span><text:span text:style-name="ID0EKBBI">있는</text:span><text:span text:style-name="ID0ETBBI"> </text:span><text:span text:style-name="ID0E5BBI">달력을</text:span><text:span text:style-name="ID0EHCBI"> </text:span><text:span text:style-name="ID0ESCBI">통해</text:span><text:span text:style-name="ID0E2CBI"> </text:span><text:span text:style-name="ID0EGDBI">한눈에</text:span><text:span text:style-name="ID0EPDBI"> </text:span><text:span text:style-name="ID0E1DBI">주문일정</text:span><text:span text:style-name="ID0EDEBI"> </text:span><text:span text:style-name="ID0EOEBI">확인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TUHM">
          <table:table-cell table:style-name="ID0ERNAG"/>
          <table:table-cell table:style-name="ID0ERNAG"/>
          <table:table-cell table:style-name="ID0ERNAG" office:value-type="string">
            <text:p>RM-A02-009</text:p>
          </table:table-cell>
          <table:table-cell table:style-name="ID0EQRAG"/>
          <table:table-cell table:style-name="ID0E4SAG" office:value-type="string">
            <text:p><text:span>마이페이지를</text:span><text:span text:style-name="ID0EGIDK"> </text:span><text:span text:style-name="ID0ERIDK">통해</text:span><text:span text:style-name="ID0E1IDK"> </text:span><text:span text:style-name="ID0EFJDK">상품별</text:span><text:span text:style-name="ID0EOJDK"> </text:span><text:span text:style-name="ID0EZJDK">주문내역</text:span><text:span text:style-name="ID0ECKDK"> </text:span><text:span text:style-name="ID0ENKDK">확인마이페이지를</text:span><text:span text:style-name="ID0EWKDK"> </text:span><text:span text:style-name="ID0EBLDK">통해</text:span><text:span text:style-name="ID0EKLDK"> </text:span><text:span text:style-name="ID0EVLDK">상품별</text:span><text:span text:style-name="ID0E5LDK"> </text:span><text:span text:style-name="ID0EJMDK">주문내역</text:span><text:span text:style-name="ID0ESMDK"> </text:span><text:span text:style-name="ID0E4MDK">확인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FWHM">
          <table:table-cell table:style-name="ID0ERNAG"/>
          <table:table-cell table:style-name="ID0ERNAG"/>
          <table:table-cell table:style-name="ID0ERNAG" office:value-type="string">
            <text:p>RM-A02-010</text:p>
          </table:table-cell>
          <table:table-cell table:style-name="ID0EQRAG"/>
          <table:table-cell table:style-name="ID0EMTAG" office:value-type="string">
            <text:p><text:span>7</text:span><text:span text:style-name="ID0ESOCI">일</text:span><text:span text:style-name="ID0E2OCI"> </text:span><text:span text:style-name="ID0EGPCI">이내</text:span><text:span text:style-name="ID0EPPCI"> </text:span><text:span text:style-name="ID0E1PCI">주문</text:span><text:span text:style-name="ID0EDQCI"> </text:span><text:span text:style-name="ID0EOQCI">취소</text:span><text:span text:style-name="ID0EXQCI"> </text:span><text:span text:style-name="ID0ECRCI">및</text:span><text:span text:style-name="ID0ELRCI"> </text:span><text:span text:style-name="ID0EWRCI">반품</text:span><text:span text:style-name="ID0E6RCI"> </text:span><text:span text:style-name="ID0EKSCI">가능7일</text:span><text:span text:style-name="ID0ETSCI"> </text:span><text:span text:style-name="ID0E5SCI">이내</text:span><text:span text:style-name="ID0EHTCI"> </text:span><text:span text:style-name="ID0ESTCI">주문</text:span><text:span text:style-name="ID0E2TCI"> </text:span><text:span text:style-name="ID0EGUCI">취소</text:span><text:span text:style-name="ID0EPUCI"> </text:span><text:span text:style-name="ID0E1UCI">및</text:span><text:span text:style-name="ID0EDVCI"> </text:span><text:span text:style-name="ID0EOVCI">반품</text:span><text:span text:style-name="ID0EXVCI"> </text:span><text:span text:style-name="ID0ECWCI">가능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XXHM">
          <table:table-cell table:style-name="ID0ERNAG" office:value-type="string">
            <text:p>게임</text:p>
          </table:table-cell>
          <table:table-cell table:style-name="ID0ERNAG" office:value-type="string">
            <text:p>채팅</text:p>
          </table:table-cell>
          <table:table-cell table:style-name="ID0ERNAG" office:value-type="string">
            <text:p>RM-A03-001</text:p>
          </table:table-cell>
          <table:table-cell table:style-name="ID0EOSAG" office:value-type="string">
            <text:p>배송업체관리</text:p>
          </table:table-cell>
          <table:table-cell table:style-name="ID0E4SAG" office:value-type="string">
            <text:p><text:span>배송업체</text:span><text:span text:style-name="ID0EWMAM"> </text:span><text:span text:style-name="ID0EBNAM">조회배송업체</text:span><text:span text:style-name="ID0EKNAM"> </text:span><text:span text:style-name="ID0EVNAM">조회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TZHM">
          <table:table-cell table:style-name="ID0ERNAG"/>
          <table:table-cell table:style-name="ID0ERNAG"/>
          <table:table-cell table:style-name="ID0ERNAG"/>
          <table:table-cell table:style-name="ID0EOSAG"/>
          <table:table-cell table:style-name="ID0E4SAG" office:value-type="string">
            <text:p><text:span>배송업체</text:span><text:span text:style-name="ID0ECOAM"> </text:span><text:span text:style-name="ID0ENOAM">추가배송업체</text:span><text:span text:style-name="ID0EWOAM"> </text:span><text:span text:style-name="ID0EBPAM">추가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D2HM">
          <table:table-cell table:style-name="ID0ERNAG"/>
          <table:table-cell table:style-name="ID0ERNAG"/>
          <table:table-cell table:style-name="ID0ERNAG"/>
          <table:table-cell table:style-name="ID0EOSAG"/>
          <table:table-cell table:style-name="ID0E4SAG" office:value-type="string">
            <text:p><text:span>배송업체</text:span><text:span text:style-name="ID0EBYFK"> </text:span><text:span text:style-name="ID0EMYFK">삭제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T3HM">
          <table:table-cell table:style-name="ID0ERNAG"/>
          <table:table-cell table:style-name="ID0ERNAG"/>
          <table:table-cell table:style-name="ID0ERNAG" office:value-type="string">
            <text:p>RM-A03-002</text:p>
          </table:table-cell>
          <table:table-cell table:style-name="ID0EQRAG" office:value-type="string">
            <text:p>배송관리</text:p>
          </table:table-cell>
          <table:table-cell table:style-name="ID0E4SAG" office:value-type="string">
            <text:p><text:span>배송사항</text:span><text:span text:style-name="ID0EZYFK"> </text:span><text:span text:style-name="ID0EEZFK">조회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L5H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판매자의 배송 정보를 등록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 office:value-type="string">
            <text:p>O</text:p>
          </table:table-cell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26HM">
          <table:table-cell table:style-name="ID0ERNAG"/>
          <table:table-cell table:style-name="ID0ERNAG"/>
          <table:table-cell table:style-name="ID0ERNAG" office:value-type="string">
            <text:p>RM-A04-001</text:p>
          </table:table-cell>
          <table:table-cell table:style-name="ID0EQRAG" office:value-type="string">
            <text:p>매출현황</text:p>
          </table:table-cell>
          <table:table-cell table:style-name="ID0E4SAG" office:value-type="string">
            <text:p><text:span>총</text:span><text:span text:style-name="ID0E4WBM"> </text:span><text:span text:style-name="ID0EIXBM">매출</text:span><text:span text:style-name="ID0ERXBM">/ </text:span><text:span text:style-name="ID0E2XBM">상품별</text:span><text:span text:style-name="ID0EEYBM"> </text:span><text:span text:style-name="ID0EPYBM">매출</text:span><text:span text:style-name="ID0EYYBM"> </text:span><text:span text:style-name="ID0EDZBM">등을</text:span><text:span text:style-name="ID0EMZBM"> </text:span><text:span text:style-name="ID0EXZBM">그래프로</text:span><text:span text:style-name="ID0EA1BM"> </text:span><text:span text:style-name="ID0EL1BM">확인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 office:value-type="string">
            <text:p>O</text:p>
          </table:table-cell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RBIM">
          <table:table-cell table:style-name="ID0ERNAG"/>
          <table:table-cell table:style-name="ID0ERNAG"/>
          <table:table-cell table:style-name="ID0ERNAG" office:value-type="string">
            <text:p>RM-A04-002</text:p>
          </table:table-cell>
          <table:table-cell table:style-name="ID0EQRAG"/>
          <table:table-cell table:style-name="ID0E4SAG" office:value-type="string">
            <text:p><text:span>판매자별로</text:span><text:span text:style-name="ID0ECFAM"> </text:span><text:span text:style-name="ID0ENFAM">매출을</text:span><text:span text:style-name="ID0EWFAM"> </text:span><text:span text:style-name="ID0EBGAM">그래프로</text:span><text:span text:style-name="ID0EKGAM"> </text:span><text:span text:style-name="ID0EVGAM">표시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DDIM">
          <table:table-cell table:style-name="ID0ERNAG"/>
          <table:table-cell table:style-name="ID0ERNAG"/>
          <table:table-cell table:style-name="ID0ERNAG" office:value-type="string">
            <text:p>RM-A04-003</text:p>
          </table:table-cell>
          <table:table-cell table:style-name="ID0EQRAG" office:value-type="string">
            <text:p>환불</text:p>
          </table:table-cell>
          <table:table-cell table:style-name="ID0E4SAG" office:value-type="string">
            <text:p><text:span>고객이</text:span><text:span text:style-name="ID0EUOCM"> </text:span><text:span text:style-name="ID0E6OCM">물품을</text:span><text:span text:style-name="ID0EIPCM"> </text:span><text:span text:style-name="ID0ETPCM">반품하면</text:span><text:span text:style-name="ID0E3PCM"> </text:span><text:span text:style-name="ID0EHQCM">포인트</text:span><text:span text:style-name="ID0EQQCM"> </text:span><text:span text:style-name="ID0E2QCM">환불</text:span></text:p>
          </table:table-cell>
          <table:table-cell table:style-name="ID0ERNAG" office:value-type="string">
            <text:p>기능</text:p>
          </table:table-cell>
          <table:table-cell table:style-name="ID0ERNAG" office:value-type="string">
            <text:p>O</text:p>
          </table:table-cell>
          <table:table-cell table:style-name="ID0ERNAG"/>
          <table:table-cell table:style-name="ID0ERNAG"/>
          <table:table-cell table:number-columns-repeated="247"/>
        </table:table-row>
        <table:table-row xmlns:xdr="http://schemas.openxmlformats.org/drawingml/2006/spreadsheetDrawing" table:style-name="ID0EXEIM">
          <table:table-cell table:style-name="ID0ERNAG"/>
          <table:table-cell table:style-name="ID0ERNAG"/>
          <table:table-cell table:style-name="ID0ERNAG" office:value-type="string">
            <text:p>RM-A05-001</text:p>
          </table:table-cell>
          <table:table-cell table:style-name="ID0EQRAG" office:value-type="string">
            <text:p>회원관리</text:p>
          </table:table-cell>
          <table:table-cell table:style-name="ID0E4SAG" office:value-type="string">
            <text:p><text:span>고객</text:span><text:span text:style-name="ID0EUHAM">/</text:span><text:span text:style-name="ID0E4HAM">물품관리자</text:span><text:span text:style-name="ID0EGIAM"> </text:span><text:span text:style-name="ID0ERIAM">모든</text:span><text:span text:style-name="ID0E1IAM"> </text:span><text:span text:style-name="ID0EFJAM">회원</text:span><text:span text:style-name="ID0EOJAM"> </text:span><text:span text:style-name="ID0EZJAM">조회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LGI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회원</text:span><text:span text:style-name="ID0EE2FK"> </text:span><text:span text:style-name="ID0EP2FK">정보</text:span><text:span text:style-name="ID0EY2FK"> </text:span><text:span text:style-name="ID0ED3FK">추가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2HI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회원</text:span><text:span text:style-name="ID0EQ3FK"> </text:span><text:span text:style-name="ID0E23FK">정보</text:span><text:span text:style-name="ID0EE4FK"> </text:span><text:span text:style-name="ID0EP4FK">수정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LJI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회원</text:span><text:span text:style-name="ID0E64FK"> </text:span><text:span text:style-name="ID0EK5FK">정보</text:span><text:span text:style-name="ID0ET5FK"> </text:span><text:span text:style-name="ID0E55FK">삭제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2KIM">
          <table:table-cell table:style-name="ID0ERNAG"/>
          <table:table-cell table:style-name="ID0ERNAG"/>
          <table:table-cell table:style-name="ID0ERNAG" office:value-type="string">
            <text:p>RM-A05-002</text:p>
          </table:table-cell>
          <table:table-cell table:style-name="ID0EQRAG"/>
          <table:table-cell table:style-name="ID0E4SAG" office:value-type="string">
            <text:p><text:span>관리자가</text:span><text:span text:style-name="ID0E1JBM"> </text:span><text:span text:style-name="ID0EFKBM">승인을</text:span><text:span text:style-name="ID0EOKBM"> </text:span><text:span text:style-name="ID0EZKBM">하여야</text:span><text:span text:style-name="ID0ECLBM"> </text:span><text:span text:style-name="ID0ENLBM">판매자가</text:span><text:span text:style-name="ID0EWLBM"> </text:span><text:span text:style-name="ID0EBMBM">물품을</text:span><text:span text:style-name="ID0EKMBM"> </text:span><text:span text:style-name="ID0EVMBM">등록할</text:span><text:span text:style-name="ID0E5MBM"> </text:span><text:span text:style-name="ID0EJNBM">수</text:span><text:span text:style-name="ID0ESNBM"> </text:span><text:span text:style-name="ID0E4NBM">있다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NMIM">
          <table:table-cell table:style-name="ID0ERNAG"/>
          <table:table-cell table:style-name="ID0ERNAG"/>
          <table:table-cell table:style-name="ID0ERNAG" office:value-type="string">
            <text:p>RM-A05-003</text:p>
          </table:table-cell>
          <table:table-cell table:style-name="ID0EQRAG"/>
          <table:table-cell table:style-name="ID0E4SAG" office:value-type="string">
            <text:p><text:span>블랙리스트</text:span><text:span text:style-name="ID0ERZFK"> </text:span><text:span text:style-name="ID0E3ZFK">조회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6NI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블래길스트</text:span><text:span text:style-name="ID0EM1FK"> </text:span><text:span text:style-name="ID0EX1FK">수정</text:span></text:p>
          </table:table-cell>
          <table:table-cell table:style-name="ID0ERNAG" office:value-type="string">
            <text:p>기능</text:p>
          </table:table-cell>
          <table:table-cell table:style-name="ID0ERNAG"/>
          <table:table-cell table:style-name="ID0ERN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PPIM">
          <table:table-cell table:style-name="ID0ERNAG"/>
          <table:table-cell table:style-name="ID0ERNAG"/>
          <table:table-cell table:style-name="ID0ERNAG"/>
          <table:table-cell table:style-name="ID0EQRAG"/>
          <table:table-cell table:style-name="ID0E4SAG" office:value-type="string">
            <text:p><text:span>반품횟수</text:span><text:span text:style-name="ID0E6EBM">/ </text:span><text:span text:style-name="ID0EJFBM">댓글</text:span><text:span text:style-name="ID0ESFBM"> </text:span><text:span text:style-name="ID0E4FBM">신고를</text:span><text:span text:style-name="ID0EGGBM"> </text:span><text:span text:style-name="ID0ERGBM">많이</text:span><text:span text:style-name="ID0E1GBM"> </text:span><text:span text:style-name="ID0EFHBM">받는</text:span><text:span text:style-name="ID0EOHBM"> </text:span><text:span text:style-name="ID0EZHBM">고객</text:span><text:span text:style-name="ID0ECIBM"> </text:span><text:span text:style-name="ID0ENIBM">블랙리스트로</text:span><text:span text:style-name="ID0EWIBM"> </text:span><text:span text:style-name="ID0EBJBM">추가</text:span></text:p>
          </table:table-cell>
          <table:table-cell table:style-name="ID0ERNAG" office:value-type="string">
            <text:p>기능</text:p>
          </table:table-cell>
          <table:table-cell table:style-name="ID0ETVAG"/>
          <table:table-cell table:style-name="ID0ETVAG"/>
          <table:table-cell table:style-name="ID0ERNAG" office:value-type="string">
            <text:p>O</text:p>
          </table:table-cell>
          <table:table-cell table:number-columns-repeated="247"/>
        </table:table-row>
        <table:table-row xmlns:xdr="http://schemas.openxmlformats.org/drawingml/2006/spreadsheetDrawing" table:style-name="ID0E6QIM">
          <table:table-cell table:number-columns-repeated="1"/>
          <table:table-cell table:style-name="ID0EGQAG"/>
          <table:table-cell table:style-name="ID0ECRAG"/>
          <table:table-cell table:style-name="ID0E6NAG"/>
          <table:table-cell table:number-columns-repeated="252"/>
        </table:table-row>
        <table:table-row xmlns:xdr="http://schemas.openxmlformats.org/drawingml/2006/spreadsheetDrawing" table:style-name="ID0EQRIM">
          <table:table-cell table:number-columns-repeated="1"/>
          <table:table-cell table:style-name="ID0EGQAG"/>
          <table:table-cell table:style-name="ID0ECRAG"/>
          <table:table-cell table:style-name="ID0E6NAG"/>
          <table:table-cell table:number-columns-repeated="252"/>
        </table:table-row>
        <table:table-row xmlns:xdr="http://schemas.openxmlformats.org/drawingml/2006/spreadsheetDrawing" table:style-name="ID0ECSIM">
          <table:table-cell table:number-columns-repeated="1"/>
          <table:table-cell table:style-name="ID0EGQAG"/>
          <table:table-cell table:style-name="ID0ECRAG"/>
          <table:table-cell table:style-name="ID0E6NAG"/>
          <table:table-cell table:number-columns-repeated="252"/>
        </table:table-row>
        <table:table-row xmlns:xdr="http://schemas.openxmlformats.org/drawingml/2006/spreadsheetDrawing" table:style-name="ID0EUSIM">
          <table:table-cell table:number-columns-repeated="1"/>
          <table:table-cell table:style-name="ID0EGQAG"/>
          <table:table-cell table:style-name="ID0ECRAG"/>
          <table:table-cell table:style-name="ID0E6NAG"/>
          <table:table-cell table:number-columns-repeated="252"/>
        </table:table-row>
        <table:table-row xmlns:xdr="http://schemas.openxmlformats.org/drawingml/2006/spreadsheetDrawing" table:style-name="ID0EGTIM">
          <table:table-cell table:number-columns-repeated="1"/>
          <table:table-cell table:style-name="ID0EGQAG"/>
          <table:table-cell table:style-name="ID0ECRAG"/>
          <table:table-cell table:style-name="ID0E6NAG"/>
          <table:table-cell table:number-columns-repeated="252"/>
        </table:table-row>
        <table:table-row xmlns:xdr="http://schemas.openxmlformats.org/drawingml/2006/spreadsheetDrawing" table:style-name="ID0EYTIM">
          <table:table-cell table:number-columns-repeated="1"/>
          <table:table-cell table:style-name="ID0EGQAG"/>
          <table:table-cell table:style-name="ID0ECRAG"/>
          <table:table-cell table:style-name="ID0E6NAG"/>
          <table:table-cell table:number-columns-repeated="252"/>
        </table:table-row>
        <table:table-row table:style-name="ro10" table:number-rows-repeated="65535">
          <table:table-cell table:number-columns-repeated="256"/>
        </table:table-row>
      </table:table>
      <table:table table:name="정의서2" table:style-name="ID0EPVNM">
        <table:table-column table:style-name="ID0ER1IM" table:default-cell-style-name="ID0EOXAG"/>
        <table:table-column table:style-name="ID0EY1IM" table:default-cell-style-name="ID0EX6AE"/>
        <table:table-column table:style-name="ID0E51IM" table:default-cell-style-name="ID0EX6AE"/>
        <table:table-column table:style-name="ID0EF2IM" table:default-cell-style-name="ID0EX6AE"/>
        <table:table-column table:style-name="ID0EL2IM" table:default-cell-style-name="ID0EX6AE"/>
        <table:table-column table:style-name="ID0ER2IM" table:number-columns-repeated="4" table:default-cell-style-name="ID0EX6AE"/>
        <table:table-column table:style-name="co11" table:number-columns-repeated="247" table:default-cell-style-name="ID0EX6AE"/>
        <table:table-row xmlns:xdr="http://schemas.openxmlformats.org/drawingml/2006/spreadsheetDrawing" table:style-name="ID0EY2IM">
          <table:table-cell table:style-name="ID0EEIAI" office:value-type="string">
            <text:p>요구사항정의서</text:p>
          </table:table-cell>
          <table:table-cell table:style-name="ID0EEIAI"/>
          <table:table-cell table:style-name="ID0EEIAI"/>
          <table:table-cell table:style-name="ID0EEIAI"/>
          <table:table-cell table:style-name="ID0EEIAI"/>
          <table:table-cell table:style-name="ID0EEIAI"/>
          <table:table-cell table:style-name="ID0EEIAI"/>
          <table:table-cell table:style-name="ID0EEI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E4IM">
          <table:table-cell table:style-name="ID0EUIAI" office:value-type="string">
            <text:p>시스템명</text:p>
          </table:table-cell>
          <table:table-cell table:style-name="ID0EUIAI"/>
          <table:table-cell table:style-name="ID0EEJAI" office:value-type="string">
            <text:p>한.끝(한글끝말잇기)</text:p>
          </table:table-cell>
          <table:table-cell table:style-name="ID0EEJAI"/>
          <table:table-cell table:style-name="ID0EUIAI" office:value-type="string">
            <text:p>작성일</text:p>
          </table:table-cell>
          <table:table-cell table:style-name="ID0ETJAI" office:value-type="string">
            <text:p>2021.02.10</text:p>
          </table:table-cell>
          <table:table-cell table:style-name="ID0ETJAI"/>
          <table:table-cell table:style-name="ID0ETJ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W5IM">
          <table:table-cell table:style-name="ID0EUIAI" office:value-type="string">
            <text:p>대분류</text:p>
          </table:table-cell>
          <table:table-cell table:style-name="ID0EUIAI" office:value-type="string">
            <text:p>요구사항 ID</text:p>
          </table:table-cell>
          <table:table-cell table:style-name="ID0EUIAI" office:value-type="string">
            <text:p>중분류</text:p>
          </table:table-cell>
          <table:table-cell table:style-name="ID0EUIAI" office:value-type="string">
            <text:p>요구사항 상세내역 </text:p>
          </table:table-cell>
          <table:table-cell table:style-name="ID0EUIAI" office:value-type="string">
            <text:p>유형</text:p>
          </table:table-cell>
          <table:table-cell table:style-name="ID0EUIAI" office:value-type="string">
            <text:p>회원</text:p>
          </table:table-cell>
          <table:table-cell table:style-name="ID0EUIAI" office:value-type="string">
            <text:p>비회원</text:p>
          </table:table-cell>
          <table:table-cell table:style-name="ID0EUIAI" office:value-type="string">
            <text:p>관리자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PAJM">
          <table:table-cell table:style-name="ID0EBKAI" office:value-type="string">
            <text:p>홈페이지</text:p>
          </table:table-cell>
          <table:table-cell table:style-name="ID0EPKAI" office:value-type="string">
            <text:p>RM-A01-001</text:p>
          </table:table-cell>
          <table:table-cell table:style-name="ID0E4KAI" office:value-type="string">
            <text:p>로그인 &amp; 로그아웃</text:p>
          </table:table-cell>
          <table:table-cell table:style-name="ID0ELLAI" office:value-type="string">
            <text:p><text:span>로그인을</text:span><text:span text:style-name="ID0E5QGK"> </text:span><text:span text:style-name="ID0EJRGK">할때</text:span><text:span text:style-name="ID0ESRGK"> </text:span><text:span text:style-name="ID0E4RGK">아이디와</text:span><text:span text:style-name="ID0EGSGK"> </text:span><text:span text:style-name="ID0ERSGK">비밀번호를</text:span><text:span text:style-name="ID0E1SGK"> </text:span><text:span text:style-name="ID0EFTGK">받고</text:span><text:span text:style-name="ID0EOTGK"> </text:span><text:span text:style-name="ID0EZTGK">틀리면</text:span><text:span text:style-name="ID0ECUGK"> </text:span><text:span text:style-name="ID0ENUGK">경고</text:span><text:span text:style-name="ID0EWUGK"> </text:span><text:span text:style-name="ID0EBVGK">표시를</text:span><text:span text:style-name="ID0EKVGK"> </text:span><text:span text:style-name="ID0EVVGK">해준다로그인을</text:span><text:span text:style-name="ID0E5VGK"> </text:span><text:span text:style-name="ID0EJWGK">할때</text:span><text:span text:style-name="ID0ESWGK"> </text:span><text:span text:style-name="ID0E4WGK">아이디와</text:span><text:span text:style-name="ID0EGXGK"> </text:span><text:span text:style-name="ID0ERXGK">비밀번호를</text:span><text:span text:style-name="ID0E1XGK"> </text:span><text:span text:style-name="ID0EFYGK">받고</text:span><text:span text:style-name="ID0EOYGK"> </text:span><text:span text:style-name="ID0EZYGK">틀리면</text:span><text:span text:style-name="ID0ECZGK"> </text:span><text:span text:style-name="ID0ENZGK">경고</text:span><text:span text:style-name="ID0EWZGK"> </text:span><text:span text:style-name="ID0EB1GK">표시를</text:span><text:span text:style-name="ID0EK1GK"> </text:span><text:span text:style-name="ID0EV1GK">해준다</text:span>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ICJM">
          <table:table-cell table:style-name="ID0EBKAI"/>
          <table:table-cell table:style-name="ID0EPKAI" office:value-type="string">
            <text:p>RM-A01-002</text:p>
          </table:table-cell>
          <table:table-cell table:style-name="ID0E4KAI"/>
          <table:table-cell table:style-name="ID0E1LAI" office:value-type="string">
            <text:p><text:span>ID찾기는</text:span><text:span text:style-name="ID0E51AI"> </text:span><text:span text:style-name="ID0EJ2AI">이름과</text:span><text:span text:style-name="ID0ES2AI"> 전화번호가 일치 할 때 창으로,  PW찾기는 아이디와 </text:span></text:p>
            <text:p><text:span text:style-name="ID0ES2AI">휴대폰 번호가 일치할 때 이메일로 전송한다.ID</text:span><text:span text:style-name="ID0E32AI">찾기는</text:span><text:span text:style-name="ID0EF3AI"> </text:span><text:span text:style-name="ID0EQ3AI">이름과</text:span><text:span text:style-name="ID0EZ3AI"> 전화번호가 일치 할 때 창으로,  PW찾기는 아이디와 </text:span></text:p>
            <text:p><text:span text:style-name="ID0EZ3AI">휴대폰 번호가 일치할 때 이메일로 전송한다.</text:span>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4DJM">
          <table:table-cell table:style-name="ID0EBKAI"/>
          <table:table-cell table:style-name="ID0EPKAI" office:value-type="string">
            <text:p>RM-A01-003</text:p>
          </table:table-cell>
          <table:table-cell table:style-name="ID0E4KAI"/>
          <table:table-cell table:style-name="ID0EIMAI" office:value-type="string">
            <text:p>로그아웃 버튼을 누르면 로그아웃이 된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TFJM">
          <table:table-cell table:style-name="ID0EBKAI"/>
          <table:table-cell table:style-name="ID0EPKAI" office:value-type="string">
            <text:p>RM-A01-004</text:p>
          </table:table-cell>
          <table:table-cell table:style-name="ID0E4KAI"/>
          <table:table-cell table:style-name="ID0E1LAI" office:value-type="string">
            <text:p>아이디 비밀번호 5회 이상 오류시 자동로그인 방지 이미지
 출력후 맞는 입력값을 입력해야 한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61AG" office:value-type="string">
            <text:p>추가</text:p>
          </table:table-cell>
          <table:table-cell table:style-name="ID0EN2AG"/>
          <table:table-cell table:number-columns-repeated="246"/>
        </table:table-row>
        <table:table-row xmlns:xdr="http://schemas.openxmlformats.org/drawingml/2006/spreadsheetDrawing" table:style-name="ID0EOHJM">
          <table:table-cell table:style-name="ID0EBKAI"/>
          <table:table-cell table:style-name="ID0EPKAI" office:value-type="string">
            <text:p>RM-A01-005</text:p>
          </table:table-cell>
          <table:table-cell table:style-name="ID0EBKAI" office:value-type="string">
            <text:p>회원가입</text:p>
          </table:table-cell>
          <table:table-cell table:style-name="ID0ELLAI" office:value-type="string">
            <text:p><text:span>개인정보입력</text:span><text:span text:style-name="ID0EUCAK">(</text:span><text:span text:style-name="ID0E4CAK">아이디</text:span><text:span text:style-name="ID0EGDAK">/</text:span><text:span text:style-name="ID0EPDAK">비밀번호</text:span><text:span text:style-name="ID0EYDAK">/성별/</text:span><text:span text:style-name="ID0EBEAK">생년월일/이메일/(대)주소/(소)주소/우편주소/핸드폰번호</text:span><text:span text:style-name="ID0EKEAK"> </text:span><text:span text:style-name="ID0EVEAK">등</text:span><text:span text:style-name="ID0E5EAK">)개인정보입력(</text:span><text:span text:style-name="ID0EHFAK">아이디</text:span><text:span text:style-name="ID0EQFAK">/</text:span><text:span text:style-name="ID0EZFAK">비밀번호</text:span><text:span text:style-name="ID0ECGAK">/성별/</text:span><text:span text:style-name="ID0ELGAK">생년월일/이메일/(대)주소/(소)주소/우편주소/핸드폰번호</text:span><text:span text:style-name="ID0EUGAK"> </text:span><text:span text:style-name="ID0E6GAK">등</text:span><text:span text:style-name="ID0EIHAK">)</text:span>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FJJM">
          <table:table-cell table:style-name="ID0EBKAI"/>
          <table:table-cell table:style-name="ID0EPKAI" office:value-type="string">
            <text:p>RM-A01-006</text:p>
          </table:table-cell>
          <table:table-cell table:style-name="ID0EBKAI"/>
          <table:table-cell table:style-name="ID0ELLAI" office:value-type="string">
            <text:p><text:span>입력사항</text:span><text:span text:style-name="ID0EV3CI"> </text:span><text:span text:style-name="ID0EA4CI">미기재시</text:span><text:span text:style-name="ID0EJ4CI"> </text:span><text:span text:style-name="ID0EU4CI">미입력사항이</text:span><text:span text:style-name="ID0E44CI"> </text:span><text:span text:style-name="ID0EI5CI">있다는</text:span><text:span text:style-name="ID0ER5CI"> </text:span><text:span text:style-name="ID0E35CI">경고창을</text:span><text:span text:style-name="ID0EF6CI"> </text:span><text:span text:style-name="ID0EQ6CI">띄운다입력사항</text:span><text:span text:style-name="ID0EZ6CI"> </text:span><text:span text:style-name="ID0EEADI">미기재시</text:span><text:span text:style-name="ID0ENADI"> </text:span><text:span text:style-name="ID0EYADI">미입력사항이</text:span><text:span text:style-name="ID0EBBDI"> </text:span><text:span text:style-name="ID0EMBDI">있다는</text:span><text:span text:style-name="ID0EVBDI"> </text:span><text:span text:style-name="ID0EACDI">경고창을</text:span><text:span text:style-name="ID0EJCDI"> </text:span><text:span text:style-name="ID0EUCDI">띄운다</text:span>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1KJM">
          <table:table-cell table:style-name="ID0EBKAI"/>
          <table:table-cell table:style-name="ID0EPKAI" office:value-type="string">
            <text:p>RM-A01-007</text:p>
          </table:table-cell>
          <table:table-cell table:style-name="ID0EBKAI"/>
          <table:table-cell table:style-name="ID0ELLAI" office:value-type="string">
            <text:p><text:span>비밀번호를</text:span><text:span text:style-name="ID0EDHCK"> </text:span><text:span text:style-name="ID0EOHCK">입력하고</text:span><text:span text:style-name="ID0EXHCK"> </text:span><text:span text:style-name="ID0ECICK">다시</text:span><text:span text:style-name="ID0ELICK"> </text:span><text:span text:style-name="ID0EWICK">입력하여</text:span><text:span text:style-name="ID0E6ICK"> </text:span><text:span text:style-name="ID0EKJCK">두</text:span><text:span text:style-name="ID0ETJCK"> </text:span><text:span text:style-name="ID0E5JCK">비밀번호</text:span><text:span text:style-name="ID0EHKCK"> </text:span><text:span text:style-name="ID0ESKCK">일치</text:span><text:span text:style-name="ID0E2KCK"> </text:span><text:span text:style-name="ID0EGLCK">여부</text:span><text:span text:style-name="ID0EPLCK"> </text:span><text:span text:style-name="ID0E1LCK">판별비밀번호를</text:span><text:span text:style-name="ID0EDMCK"> </text:span><text:span text:style-name="ID0EOMCK">입력하고</text:span><text:span text:style-name="ID0EXMCK"> </text:span><text:span text:style-name="ID0ECNCK">다시</text:span><text:span text:style-name="ID0ELNCK"> </text:span><text:span text:style-name="ID0EWNCK">입력하여</text:span><text:span text:style-name="ID0E6NCK"> </text:span><text:span text:style-name="ID0EKOCK">두</text:span><text:span text:style-name="ID0ETOCK"> </text:span><text:span text:style-name="ID0E5OCK">비밀번호</text:span><text:span text:style-name="ID0EHPCK"> </text:span><text:span text:style-name="ID0ESPCK">일치</text:span><text:span text:style-name="ID0E2PCK"> </text:span><text:span text:style-name="ID0EGQCK">여부</text:span><text:span text:style-name="ID0EPQCK"> </text:span><text:span text:style-name="ID0E1QCK">판별</text:span>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PMJM">
          <table:table-cell table:style-name="ID0EBKAI"/>
          <table:table-cell table:style-name="ID0EPKAI" office:value-type="string">
            <text:p>RM-A01-008</text:p>
          </table:table-cell>
          <table:table-cell table:style-name="ID0EBKAI"/>
          <table:table-cell table:style-name="ID0ELLAI" office:value-type="string">
            <text:p>이메일주소 입력시 메일로 인증번호를 보내고 인증번호를 입력받아 일치여부 반별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61AG" office:value-type="string">
            <text:p>추가</text:p>
          </table:table-cell>
          <table:table-cell table:style-name="ID0EN2AG"/>
          <table:table-cell table:number-columns-repeated="246"/>
        </table:table-row>
        <table:table-row xmlns:xdr="http://schemas.openxmlformats.org/drawingml/2006/spreadsheetDrawing" table:style-name="ID0EKOJM">
          <table:table-cell table:style-name="ID0EBKAI"/>
          <table:table-cell table:style-name="ID0EPKAI" office:value-type="string">
            <text:p>RM-A01-009</text:p>
          </table:table-cell>
          <table:table-cell table:style-name="ID0EBKAI"/>
          <table:table-cell table:style-name="ID0ELLAI" office:value-type="string">
            <text:p>이메일 인증번호 오류시 인증번호 일치오류라는 경고표시를 해준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61AG" office:value-type="string">
            <text:p>추가</text:p>
          </table:table-cell>
          <table:table-cell table:style-name="ID0EN2AG"/>
          <table:table-cell table:number-columns-repeated="246"/>
        </table:table-row>
        <table:table-row xmlns:xdr="http://schemas.openxmlformats.org/drawingml/2006/spreadsheetDrawing" table:style-name="ID0EFQJM">
          <table:table-cell table:style-name="ID0EBKAI"/>
          <table:table-cell table:style-name="ID0EPKAI" office:value-type="string">
            <text:p>RM-A01-010</text:p>
          </table:table-cell>
          <table:table-cell table:style-name="ID0EBKAI"/>
          <table:table-cell table:style-name="ID0ELLAI" office:value-type="string">
            <text:p>아이디가 존재하면 중복된 아이디라는 경고 표시를 해준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2RJM">
          <table:table-cell table:style-name="ID0EBKAI"/>
          <table:table-cell table:style-name="ID0EPKAI" office:value-type="string">
            <text:p>RM-A01-011</text:p>
          </table:table-cell>
          <table:table-cell table:style-name="ID0EBKAI"/>
          <table:table-cell table:style-name="ID0ELLAI" office:value-type="string">
            <text:p>개인정보입력 하는 곳에 정규식을 지키지 않으면 경고 표시를 해준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QTJM">
          <table:table-cell table:style-name="ID0EBKAI"/>
          <table:table-cell table:style-name="ID0EPKAI" office:value-type="string">
            <text:p>RM-A01-012</text:p>
          </table:table-cell>
          <table:table-cell table:style-name="ID0EWMAI" office:value-type="string">
            <text:p>공지게시판
&amp;
이벤트 게시판공지게시판
&amp;
이벤트 게시판</text:p>
          </table:table-cell>
          <table:table-cell table:style-name="ID0ELLAI" office:value-type="string">
            <text:p><text:span>공지사항</text:span><text:span text:style-name="ID0EIJGK"> &amp; 이벤트 조</text:span><text:span text:style-name="ID0ESJGK">회공지사항</text:span><text:span text:style-name="ID0E2JGK"> &amp; 이벤트 조</text:span><text:span text:style-name="ID0EFKGK">회</text:span>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HVJM">
          <table:table-cell table:style-name="ID0EBKAI"/>
          <table:table-cell table:style-name="ID0EPKAI" office:value-type="string">
            <text:p>RM-A01-013</text:p>
          </table:table-cell>
          <table:table-cell table:style-name="ID0EENAI"/>
          <table:table-cell table:style-name="ID0ELLAI" office:value-type="string">
            <text:p>공지사항 &amp; 이벤트 등록</text:p>
          </table:table-cell>
          <table:table-cell table:style-name="ID0EPKAI" office:value-type="string">
            <text:p>기능</text:p>
          </table:table-cell>
          <table:table-cell table:style-name="ID0EPKAI"/>
          <table:table-cell table:style-name="ID0EPKAI"/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YWJM">
          <table:table-cell table:style-name="ID0EBKAI"/>
          <table:table-cell table:style-name="ID0EPKAI" office:value-type="string">
            <text:p>RM-A01-014</text:p>
          </table:table-cell>
          <table:table-cell table:style-name="ID0EENAI"/>
          <table:table-cell table:style-name="ID0ELLAI" office:value-type="string">
            <text:p><text:span>공지사항</text:span><text:span text:style-name="ID0E2KGK"> &amp; 이벤트 </text:span><text:span text:style-name="ID0EFLGK">수정공지사항</text:span><text:span text:style-name="ID0EOLGK"> &amp; 이벤트 </text:span><text:span text:style-name="ID0EYLGK">수정</text:span></text:p>
          </table:table-cell>
          <table:table-cell table:style-name="ID0EPKAI" office:value-type="string">
            <text:p>기능</text:p>
          </table:table-cell>
          <table:table-cell table:style-name="ID0EPKAI"/>
          <table:table-cell table:style-name="ID0EPKAI"/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JYJM">
          <table:table-cell table:style-name="ID0EBKAI"/>
          <table:table-cell table:style-name="ID0EPKAI" office:value-type="string">
            <text:p>RM-A01-015</text:p>
          </table:table-cell>
          <table:table-cell table:style-name="ID0EENAI"/>
          <table:table-cell table:style-name="ID0ELLAI" office:value-type="string">
            <text:p><text:span>공지사항</text:span><text:span text:style-name="ID0EYHGK"> &amp; 이벤트 </text:span><text:span text:style-name="ID0ECIGK">삭제공지사항</text:span><text:span text:style-name="ID0ELIGK"> &amp; 이벤트 </text:span><text:span text:style-name="ID0EVIGK">삭제</text:span></text:p>
          </table:table-cell>
          <table:table-cell table:style-name="ID0EPKAI" office:value-type="string">
            <text:p>기능</text:p>
          </table:table-cell>
          <table:table-cell table:style-name="ID0EPKAI"/>
          <table:table-cell table:style-name="ID0EPKAI"/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1ZJM">
          <table:table-cell table:style-name="ID0EBKAI"/>
          <table:table-cell table:style-name="ID0EPKAI" office:value-type="string">
            <text:p>RM-A01-016</text:p>
          </table:table-cell>
          <table:table-cell table:style-name="ID0EBKAI" office:value-type="string">
            <text:p>자유게시판 </text:p>
          </table:table-cell>
          <table:table-cell table:style-name="ID0EIMAI" office:value-type="string">
            <text:p>자유게시판 조회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R2JM">
          <table:table-cell table:style-name="ID0EBKAI"/>
          <table:table-cell table:style-name="ID0EPKAI" office:value-type="string">
            <text:p>RM-A01-017</text:p>
          </table:table-cell>
          <table:table-cell table:style-name="ID0EBKAI"/>
          <table:table-cell table:style-name="ID0EIMAI" office:value-type="string">
            <text:p>자유게시판 등록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C4JM">
          <table:table-cell table:style-name="ID0EBKAI"/>
          <table:table-cell table:style-name="ID0EPKAI" office:value-type="string">
            <text:p>RM-A01-018</text:p>
          </table:table-cell>
          <table:table-cell table:style-name="ID0EBKAI"/>
          <table:table-cell table:style-name="ID0EIMAI" office:value-type="string">
            <text:p>자유게시판 수정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T5JM">
          <table:table-cell table:style-name="ID0EBKAI"/>
          <table:table-cell table:style-name="ID0EPKAI" office:value-type="string">
            <text:p>RM-A01-019</text:p>
          </table:table-cell>
          <table:table-cell table:style-name="ID0EBKAI"/>
          <table:table-cell table:style-name="ID0EIMAI" office:value-type="string">
            <text:p>자유게시판 삭제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IAKM">
          <table:table-cell table:style-name="ID0EBKAI"/>
          <table:table-cell table:style-name="ID0EPKAI" office:value-type="string">
            <text:p>RM-A01-020</text:p>
          </table:table-cell>
          <table:table-cell table:style-name="ID0EBKAI"/>
          <table:table-cell table:style-name="ID0EIMAI" office:value-type="string">
            <text:p>자유게시판 검색</text:p>
          </table:table-cell>
          <table:table-cell table:style-name="ID0EPKAI"/>
          <table:table-cell table:style-name="ID0EPKAI"/>
          <table:table-cell table:style-name="ID0EPKAI"/>
          <table:table-cell table:style-name="ID0EPKAI"/>
          <table:table-cell table:style-name="ID0E61AG" office:value-type="string">
            <text:p>추가</text:p>
          </table:table-cell>
          <table:table-cell table:style-name="ID0EN2AG"/>
          <table:table-cell table:number-columns-repeated="246"/>
        </table:table-row>
        <table:table-row xmlns:xdr="http://schemas.openxmlformats.org/drawingml/2006/spreadsheetDrawing" table:style-name="ID0E2BKM">
          <table:table-cell table:style-name="ID0EBKAI"/>
          <table:table-cell table:style-name="ID0EPKAI" office:value-type="string">
            <text:p>RM-A01-021</text:p>
          </table:table-cell>
          <table:table-cell table:style-name="ID0EBKAI" office:value-type="string">
            <text:p>문의 게시판</text:p>
          </table:table-cell>
          <table:table-cell table:style-name="ID0ELLAI" office:value-type="string">
            <text:p>버그/신고 유형에 따른 문의게시판 조회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QDKM">
          <table:table-cell table:style-name="ID0EBKAI"/>
          <table:table-cell table:style-name="ID0EPKAI" office:value-type="string">
            <text:p>RM-A01-022</text:p>
          </table:table-cell>
          <table:table-cell table:style-name="ID0EBKAI"/>
          <table:table-cell table:style-name="ID0ELLAI" office:value-type="string">
            <text:p>버그/신고 유형에 따른 문의게시판 작성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BFKM">
          <table:table-cell table:style-name="ID0EBKAI"/>
          <table:table-cell table:style-name="ID0EPKAI" office:value-type="string">
            <text:p>RM-A01-023</text:p>
          </table:table-cell>
          <table:table-cell table:style-name="ID0EBKAI"/>
          <table:table-cell table:style-name="ID0ELLAI" office:value-type="string">
            <text:p>버그/신고 유형에 따른 문의게시판 수정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SGKM">
          <table:table-cell table:style-name="ID0EBKAI"/>
          <table:table-cell table:style-name="ID0EPKAI" office:value-type="string">
            <text:p>RM-A01-024</text:p>
          </table:table-cell>
          <table:table-cell table:style-name="ID0EBKAI"/>
          <table:table-cell table:style-name="ID0ELLAI" office:value-type="string">
            <text:p>버그/신고 유형에 따른 문의게시판 삭제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DIKM">
          <table:table-cell table:style-name="ID0EBKAI"/>
          <table:table-cell table:style-name="ID0EPKAI" office:value-type="string">
            <text:p>RM-A01-025</text:p>
          </table:table-cell>
          <table:table-cell table:style-name="ID0EBKAI"/>
          <table:table-cell table:style-name="ID0ELLAI" office:value-type="string">
            <text:p>문의 게시판 댓글 조회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WJKM">
          <table:table-cell table:style-name="ID0EBKAI"/>
          <table:table-cell table:style-name="ID0EPKAI" office:value-type="string">
            <text:p>RM-A01-026</text:p>
          </table:table-cell>
          <table:table-cell table:style-name="ID0EBKAI"/>
          <table:table-cell table:style-name="ID0ELLAI" office:value-type="string">
            <text:p>문의 게시판 댓글 작성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JLKM">
          <table:table-cell table:style-name="ID0EBKAI"/>
          <table:table-cell table:style-name="ID0EPKAI" office:value-type="string">
            <text:p>RM-A01-027</text:p>
          </table:table-cell>
          <table:table-cell table:style-name="ID0EBKAI"/>
          <table:table-cell table:style-name="ID0ELLAI" office:value-type="string">
            <text:p>문의 게시판 댓글 수정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3MKM">
          <table:table-cell table:style-name="ID0EBKAI"/>
          <table:table-cell table:style-name="ID0EPKAI" office:value-type="string">
            <text:p>RM-A01-028</text:p>
          </table:table-cell>
          <table:table-cell table:style-name="ID0EBKAI"/>
          <table:table-cell table:style-name="ID0ELLAI" office:value-type="string">
            <text:p>문의 게시판 댓글 삭제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POKM">
          <table:table-cell table:style-name="ID0EBKAI"/>
          <table:table-cell table:style-name="ID0EPKAI" office:value-type="string">
            <text:p>RM-A01-029</text:p>
          </table:table-cell>
          <table:table-cell table:style-name="ID0EBKAI"/>
          <table:table-cell table:style-name="ID0ELLAI" office:value-type="string">
            <text:p>문의 게시판 비밀글 설정해 자기 자신만 볼 수 있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61AG" office:value-type="string">
            <text:p>추가</text:p>
          </table:table-cell>
          <table:table-cell table:style-name="ID0EN2AG"/>
          <table:table-cell table:number-columns-repeated="246"/>
        </table:table-row>
        <table:table-row xmlns:xdr="http://schemas.openxmlformats.org/drawingml/2006/spreadsheetDrawing" table:style-name="ID0EGQKM">
          <table:table-cell table:style-name="ID0EBKAI"/>
          <table:table-cell table:style-name="ID0EPKAI" office:value-type="string">
            <text:p>RM-A01-030</text:p>
          </table:table-cell>
          <table:table-cell table:style-name="ID0EBKAI" office:value-type="string">
            <text:p>마이 페이지</text:p>
          </table:table-cell>
          <table:table-cell table:style-name="ID0ELLAI" office:value-type="string">
            <text:p>본인의 회원 정보를 조회할 수 있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ZRKM">
          <table:table-cell table:style-name="ID0EBKAI"/>
          <table:table-cell table:style-name="ID0EPKAI" office:value-type="string">
            <text:p>RM-A01-031</text:p>
          </table:table-cell>
          <table:table-cell table:style-name="ID0EBKAI"/>
          <table:table-cell table:style-name="ID0ELLAI" office:value-type="string">
            <text:p>본인의 회원 정보를 수정할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KTKM">
          <table:table-cell table:style-name="ID0EBKAI"/>
          <table:table-cell table:style-name="ID0EPKAI" office:value-type="string">
            <text:p>RM-A01-032</text:p>
          </table:table-cell>
          <table:table-cell table:style-name="ID0EBKAI"/>
          <table:table-cell table:style-name="ID0ELLAI" office:value-type="string">
            <text:p><text:span>회원</text:span><text:span text:style-name="ID0EHDGK"> </text:span><text:span text:style-name="ID0ESDGK">탈퇴를</text:span><text:span text:style-name="ID0E2DGK"> </text:span><text:span text:style-name="ID0EGEGK">누르면</text:span><text:span text:style-name="ID0EPEGK"> </text:span><text:span text:style-name="ID0E1EGK">회원정보가</text:span><text:span text:style-name="ID0EDFGK"> </text:span><text:span text:style-name="ID0EOFGK">사라지고</text:span><text:span text:style-name="ID0EXFGK"> </text:span><text:span text:style-name="ID0ECGGK">탈퇴가</text:span><text:span text:style-name="ID0ELGGK"> </text:span><text:span text:style-name="ID0EWGGK">된다</text:span><text:span text:style-name="ID0E6GGK">.</text:span>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2UKM">
          <table:table-cell table:style-name="ID0EBKAI"/>
          <table:table-cell table:style-name="ID0EPKAI" office:value-type="string">
            <text:p>RM-A01-033</text:p>
          </table:table-cell>
          <table:table-cell table:style-name="ID0EBKAI" office:value-type="string">
            <text:p>회원 관리</text:p>
          </table:table-cell>
          <table:table-cell table:style-name="ID0EIMAI" office:value-type="string">
            <text:p>회원 정보 수정</text:p>
          </table:table-cell>
          <table:table-cell table:style-name="ID0EPKAI" office:value-type="string">
            <text:p>기능</text:p>
          </table:table-cell>
          <table:table-cell table:style-name="ID0EPKAI"/>
          <table:table-cell table:style-name="ID0EPKAI"/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OWKM">
          <table:table-cell table:style-name="ID0EBKAI"/>
          <table:table-cell table:style-name="ID0EPKAI" office:value-type="string">
            <text:p>RM-A01-034</text:p>
          </table:table-cell>
          <table:table-cell table:style-name="ID0EBKAI"/>
          <table:table-cell table:style-name="ID0EIMAI" office:value-type="string">
            <text:p>블랙리스트 조회</text:p>
          </table:table-cell>
          <table:table-cell table:style-name="ID0EPKAI" office:value-type="string">
            <text:p>기능</text:p>
          </table:table-cell>
          <table:table-cell table:style-name="ID0EPKAI"/>
          <table:table-cell table:style-name="ID0EPKAI"/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6XKM">
          <table:table-cell table:style-name="ID0EBKAI"/>
          <table:table-cell table:style-name="ID0EPKAI" office:value-type="string">
            <text:p>RM-A01-035</text:p>
          </table:table-cell>
          <table:table-cell table:style-name="ID0EBKAI"/>
          <table:table-cell table:style-name="ID0EIMAI" office:value-type="string">
            <text:p>블랙리스트 등록</text:p>
          </table:table-cell>
          <table:table-cell table:style-name="ID0EPKAI" office:value-type="string">
            <text:p>기능</text:p>
          </table:table-cell>
          <table:table-cell table:style-name="ID0EPKAI"/>
          <table:table-cell table:style-name="ID0EPKAI"/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QZKM">
          <table:table-cell table:style-name="ID0EBKAI"/>
          <table:table-cell table:style-name="ID0EPKAI" office:value-type="string">
            <text:p>RM-A01-036</text:p>
          </table:table-cell>
          <table:table-cell table:style-name="ID0EBKAI"/>
          <table:table-cell table:style-name="ID0EIMAI" office:value-type="string">
            <text:p>블랙리스트 수정</text:p>
          </table:table-cell>
          <table:table-cell table:style-name="ID0EPKAI" office:value-type="string">
            <text:p>기능</text:p>
          </table:table-cell>
          <table:table-cell table:style-name="ID0EPKAI"/>
          <table:table-cell table:style-name="ID0EPKAI"/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B2KM">
          <table:table-cell table:style-name="ID0EBKAI"/>
          <table:table-cell table:style-name="ID0EPKAI" office:value-type="string">
            <text:p>RM-A01-037</text:p>
          </table:table-cell>
          <table:table-cell table:style-name="ID0EBKAI"/>
          <table:table-cell table:style-name="ID0EIMAI" office:value-type="string">
            <text:p>블랙리스트 삭제</text:p>
          </table:table-cell>
          <table:table-cell table:style-name="ID0EPKAI" office:value-type="string">
            <text:p>기능</text:p>
          </table:table-cell>
          <table:table-cell table:style-name="ID0EPKAI"/>
          <table:table-cell table:style-name="ID0EPKAI"/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S3KM">
          <table:table-cell table:style-name="ID0EBKAI"/>
          <table:table-cell table:style-name="ID0EPKAI" office:value-type="string">
            <text:p>RM-A01-038</text:p>
          </table:table-cell>
          <table:table-cell table:style-name="ID0EBKAI" office:value-type="string">
            <text:p>가이드</text:p>
          </table:table-cell>
          <table:table-cell table:style-name="ID0EIMAI" office:value-type="string">
            <text:p>가이드 화면 조회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61AG" office:value-type="string">
            <text:p>추가</text:p>
          </table:table-cell>
          <table:table-cell table:style-name="ID0EN2AG"/>
          <table:table-cell table:number-columns-repeated="246"/>
        </table:table-row>
        <table:table-row xmlns:xdr="http://schemas.openxmlformats.org/drawingml/2006/spreadsheetDrawing" table:style-name="ID0EP5KM">
          <table:table-cell table:style-name="ID0EBKAI"/>
          <table:table-cell table:style-name="ID0EPKAI" office:value-type="string">
            <text:p>RM-A01-039</text:p>
          </table:table-cell>
          <table:table-cell table:style-name="ID0EBKAI"/>
          <table:table-cell table:style-name="ID0EIMAI" office:value-type="string">
            <text:p>가이드 추가</text:p>
          </table:table-cell>
          <table:table-cell table:style-name="ID0EPKAI" office:value-type="string">
            <text:p>기능</text:p>
          </table:table-cell>
          <table:table-cell table:style-name="ID0EPKAI"/>
          <table:table-cell table:style-name="ID0EPKAI"/>
          <table:table-cell table:style-name="ID0EPKAI" office:value-type="string">
            <text:p>O</text:p>
          </table:table-cell>
          <table:table-cell table:style-name="ID0E61AG" office:value-type="string">
            <text:p>추가</text:p>
          </table:table-cell>
          <table:table-cell table:style-name="ID0EN2AG"/>
          <table:table-cell table:number-columns-repeated="246"/>
        </table:table-row>
        <table:table-row xmlns:xdr="http://schemas.openxmlformats.org/drawingml/2006/spreadsheetDrawing" table:style-name="ID0EGALM">
          <table:table-cell table:style-name="ID0EBKAI"/>
          <table:table-cell table:style-name="ID0EPKAI" office:value-type="string">
            <text:p>RM-A01-040</text:p>
          </table:table-cell>
          <table:table-cell table:style-name="ID0EBKAI"/>
          <table:table-cell table:style-name="ID0EIMAI" office:value-type="string">
            <text:p>가이드 삭제</text:p>
          </table:table-cell>
          <table:table-cell table:style-name="ID0EPKAI" office:value-type="string">
            <text:p>기능</text:p>
          </table:table-cell>
          <table:table-cell table:style-name="ID0EPKAI"/>
          <table:table-cell table:style-name="ID0EPKAI"/>
          <table:table-cell table:style-name="ID0EPKAI" office:value-type="string">
            <text:p>O</text:p>
          </table:table-cell>
          <table:table-cell table:style-name="ID0E61AG" office:value-type="string">
            <text:p>추가</text:p>
          </table:table-cell>
          <table:table-cell table:style-name="ID0EN2AG"/>
          <table:table-cell table:number-columns-repeated="246"/>
        </table:table-row>
        <table:table-row xmlns:xdr="http://schemas.openxmlformats.org/drawingml/2006/spreadsheetDrawing" table:style-name="ID0E4BLM">
          <table:table-cell table:style-name="ID0EBKAI" office:value-type="string">
            <text:p>게임</text:p>
          </table:table-cell>
          <table:table-cell table:style-name="ID0EPKAI" office:value-type="string">
            <text:p>RM-A02-001</text:p>
          </table:table-cell>
          <table:table-cell table:style-name="ID0EPKAI" office:value-type="string">
            <text:p>로비</text:p>
          </table:table-cell>
          <table:table-cell table:style-name="ID0E1LAI" office:value-type="string">
            <text:p>유저는 다른 유저가 만든 방을 제목이나 방 번호를
입력하여 찾아갈 수 있다유저는 다른 유저가 만든 방을 제목이나 방 번호를
입력하여 찾아갈 수 있다유저는 다른 유저가 만든 방을 제목이나 방 번호를
입력하여 찾아갈 수 있다유저는 다른 유저가 만든 방을 제목이나 방 번호를
입력하여 찾아갈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WDLM">
          <table:table-cell table:style-name="ID0EBKAI"/>
          <table:table-cell table:style-name="ID0EPKAI" office:value-type="string">
            <text:p>RM-A02-002</text:p>
          </table:table-cell>
          <table:table-cell table:style-name="ID0EBKAI" office:value-type="string">
            <text:p>방 만들기</text:p>
          </table:table-cell>
          <table:table-cell table:style-name="ID0EIMAI" office:value-type="string">
            <text:p>유저는 방을 생성을 할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NFLM">
          <table:table-cell table:style-name="ID0EBKAI"/>
          <table:table-cell table:style-name="ID0EPKAI" office:value-type="string">
            <text:p>RM-A02-003</text:p>
          </table:table-cell>
          <table:table-cell table:style-name="ID0EBKAI"/>
          <table:table-cell table:style-name="ID0EIMAI" office:value-type="string">
            <text:p>방 생성할 때 비밀번호를 걸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CHLM">
          <table:table-cell table:style-name="ID0EBKAI"/>
          <table:table-cell table:style-name="ID0EPKAI" office:value-type="string">
            <text:p>RM-A02-004</text:p>
          </table:table-cell>
          <table:table-cell table:style-name="ID0EBKAI"/>
          <table:table-cell table:style-name="ID0EIMAI" office:value-type="string">
            <text:p>방 입장 최대 인원을 설정 가능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XILM">
          <table:table-cell table:style-name="ID0EBKAI"/>
          <table:table-cell table:style-name="ID0EPKAI" office:value-type="string">
            <text:p>RM-A02-005</text:p>
          </table:table-cell>
          <table:table-cell table:style-name="ID0EBKAI"/>
          <table:table-cell table:style-name="ID0EIMAI" office:value-type="string">
            <text:p>한 게임 당 라운드 수를 설정 할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MKLM">
          <table:table-cell table:style-name="ID0EBKAI"/>
          <table:table-cell table:style-name="ID0EPKAI" office:value-type="string">
            <text:p>RM-A02-006</text:p>
          </table:table-cell>
          <table:table-cell table:style-name="ID0EBKAI"/>
          <table:table-cell table:style-name="ID0EIMAI" office:value-type="string">
            <text:p>한 라운드 당 게임 시간을 설정 할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BMLM">
          <table:table-cell table:style-name="ID0EBKAI"/>
          <table:table-cell table:style-name="ID0EPKAI" office:value-type="string">
            <text:p>RM-A02-007</text:p>
          </table:table-cell>
          <table:table-cell table:style-name="ID0EBKAI"/>
          <table:table-cell table:style-name="ID0EIMAI" office:value-type="string">
            <text:p>게임 유형을 설정 가능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WNLM">
          <table:table-cell table:style-name="ID0EBKAI"/>
          <table:table-cell table:style-name="ID0EPKAI" office:value-type="string">
            <text:p>RM-A02-008</text:p>
          </table:table-cell>
          <table:table-cell table:style-name="ID0EBKAI" office:value-type="string">
            <text:p>환경 설정</text:p>
          </table:table-cell>
          <table:table-cell table:style-name="ID0EIMAI" office:value-type="string">
            <text:p>게임 내의 볼륨을 설정 할 수 있다(배경음악, 효과음)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NPLM">
          <table:table-cell table:style-name="ID0EBKAI"/>
          <table:table-cell table:style-name="ID0EPKAI" office:value-type="string">
            <text:p>RM-A02-009</text:p>
          </table:table-cell>
          <table:table-cell table:style-name="ID0EBKAI"/>
          <table:table-cell table:style-name="ID0EIMAI" office:value-type="string">
            <text:p>요청거부를 설정 할 수 있다(초대, 친구추가, 귓속말)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CRLM">
          <table:table-cell table:style-name="ID0EBKAI"/>
          <table:table-cell table:style-name="ID0EPKAI" office:value-type="string">
            <text:p>RM-A02-010</text:p>
          </table:table-cell>
          <table:table-cell table:style-name="ID0EBKAI"/>
          <table:table-cell table:style-name="ID0EIMAI" office:value-type="string">
            <text:p>게임 방 입장 시 자동 레디유무를 설정 할 수 있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XSLM">
          <table:table-cell table:style-name="ID0EBKAI"/>
          <table:table-cell table:style-name="ID0EPKAI" office:value-type="string">
            <text:p>RM-A02-011</text:p>
          </table:table-cell>
          <table:table-cell table:style-name="ID0EBKAI"/>
          <table:table-cell table:style-name="ID0EIMAI" office:value-type="string">
            <text:p>게임 배경테마를 변경 가능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MULM">
          <table:table-cell table:style-name="ID0EBKAI"/>
          <table:table-cell table:style-name="ID0EPKAI" office:value-type="string">
            <text:p>RM-A02-012</text:p>
          </table:table-cell>
          <table:table-cell table:style-name="ID0EBKAI" office:value-type="string">
            <text:p>친구 관리</text:p>
          </table:table-cell>
          <table:table-cell table:style-name="ID0EIMAI" office:value-type="string">
            <text:p>친구 창이 존재 한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6VLM">
          <table:table-cell table:style-name="ID0EBKAI"/>
          <table:table-cell table:style-name="ID0EPKAI" office:value-type="string">
            <text:p>RM-A02-013</text:p>
          </table:table-cell>
          <table:table-cell table:style-name="ID0EBKAI"/>
          <table:table-cell table:style-name="ID0EIMAI" office:value-type="string">
            <text:p>회원인 유저 간의 친구 등록이 가능하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QXLM">
          <table:table-cell table:style-name="ID0EBKAI"/>
          <table:table-cell table:style-name="ID0EPKAI" office:value-type="string">
            <text:p>RM-A02-014</text:p>
          </table:table-cell>
          <table:table-cell table:style-name="ID0EBKAI"/>
          <table:table-cell table:style-name="ID0EIMAI" office:value-type="string">
            <text:p>친구 관리 창에서 친구 삭제가 가능하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BZLM">
          <table:table-cell table:style-name="ID0EBKAI"/>
          <table:table-cell table:style-name="ID0EPKAI" office:value-type="string">
            <text:p>RM-A02-015</text:p>
          </table:table-cell>
          <table:table-cell table:style-name="ID0EBKAI"/>
          <table:table-cell table:style-name="ID0EIMAI" office:value-type="string">
            <text:p>친구 추가된 유저와 1:1 귓속말이 가능하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S1LM">
          <table:table-cell table:style-name="ID0EBKAI"/>
          <table:table-cell table:style-name="ID0EPKAI" office:value-type="string">
            <text:p>RM-A02-016</text:p>
          </table:table-cell>
          <table:table-cell table:style-name="ID0EBKAI"/>
          <table:table-cell table:style-name="ID0EIMAI" office:value-type="string">
            <text:p>게임 플레이 중인 친구 방을 따라 갈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D3LM">
          <table:table-cell table:style-name="ID0EBKAI"/>
          <table:table-cell table:style-name="ID0EPKAI" office:value-type="string">
            <text:p>RM-A02-017</text:p>
          </table:table-cell>
          <table:table-cell table:style-name="ID0EBKAI" office:value-type="string">
            <text:p>채팅</text:p>
          </table:table-cell>
          <table:table-cell table:style-name="ID0EIMAI" office:value-type="string">
            <text:p>유저 간의 귓속말이 가능하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W4LM">
          <table:table-cell table:style-name="ID0EBKAI"/>
          <table:table-cell table:style-name="ID0EPKAI" office:value-type="string">
            <text:p>RM-A02-018</text:p>
          </table:table-cell>
          <table:table-cell table:style-name="ID0EBKAI"/>
          <table:table-cell table:style-name="ID0EIMAI" office:value-type="string">
            <text:p>로비에 함께 있는 유저 간의 채팅을 할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J6LM">
          <table:table-cell table:style-name="ID0EBKAI"/>
          <table:table-cell table:style-name="ID0EPKAI" office:value-type="string">
            <text:p>RM-A02-019</text:p>
          </table:table-cell>
          <table:table-cell table:style-name="ID0EBKAI" office:value-type="string">
            <text:p>내 정보 보기</text:p>
          </table:table-cell>
          <table:table-cell table:style-name="ID0EIMAI" office:value-type="string">
            <text:p>자신의 전적을 확인 할 수 있다(승/패, 승률)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3AMM">
          <table:table-cell table:style-name="ID0EBKAI"/>
          <table:table-cell table:style-name="ID0EPKAI" office:value-type="string">
            <text:p>RM-A02-020</text:p>
          </table:table-cell>
          <table:table-cell table:style-name="ID0EBKAI"/>
          <table:table-cell table:style-name="ID0EIMAI" office:value-type="string">
            <text:p>자신의 캐릭터가 존재한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PCMM">
          <table:table-cell table:style-name="ID0EBKAI"/>
          <table:table-cell table:style-name="ID0EPKAI" office:value-type="string">
            <text:p>RM-A02-021</text:p>
          </table:table-cell>
          <table:table-cell table:style-name="ID0EBKAI"/>
          <table:table-cell table:style-name="ID0EIMAI" office:value-type="string">
            <text:p>캐릭터 닉네임 지정할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AEMM">
          <table:table-cell table:style-name="ID0EBKAI"/>
          <table:table-cell table:style-name="ID0EPKAI" office:value-type="string">
            <text:p>RM-A02-022</text:p>
          </table:table-cell>
          <table:table-cell table:style-name="ID0EBKAI"/>
          <table:table-cell table:style-name="ID0EIMAI" office:value-type="string">
            <text:p>캐릭터 레벨이 존재한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TFMM">
          <table:table-cell table:style-name="ID0EBKAI"/>
          <table:table-cell table:style-name="ID0EPKAI" office:value-type="string">
            <text:p>RM-A02-023</text:p>
          </table:table-cell>
          <table:table-cell table:style-name="ID0EBKAI"/>
          <table:table-cell table:style-name="ID0EIMAI" office:value-type="string">
            <text:p>경험치를 통해 레벨 업이 가능하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GHMM">
          <table:table-cell table:style-name="ID0EBKAI"/>
          <table:table-cell table:style-name="ID0EPKAI" office:value-type="string">
            <text:p>RM-A02-024</text:p>
          </table:table-cell>
          <table:table-cell table:style-name="ID0EBKAI"/>
          <table:table-cell table:style-name="ID0EIMAI" office:value-type="string">
            <text:p>게임 머니가 존재한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XIMM">
          <table:table-cell table:style-name="ID0EBKAI"/>
          <table:table-cell table:style-name="ID0EPKAI" office:value-type="string">
            <text:p>RM-A02-025</text:p>
          </table:table-cell>
          <table:table-cell table:style-name="ID0EBKAI"/>
          <table:table-cell table:style-name="ID0EIMAI" office:value-type="string">
            <text:p>자기소개글 작성이 가능하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IKMM">
          <table:table-cell table:style-name="ID0EBKAI"/>
          <table:table-cell table:style-name="ID0EPKAI" office:value-type="string">
            <text:p>RM-A02-026</text:p>
          </table:table-cell>
          <table:table-cell table:style-name="ID0EBKAI" office:value-type="string">
            <text:p>게임 시작 대기방</text:p>
          </table:table-cell>
          <table:table-cell table:style-name="ID0EIMAI" office:value-type="string">
            <text:p>게임 방에 접속한 모든 플레이어들이 레디를 눌러야 게임 시작이 가능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4LMM">
          <table:table-cell table:style-name="ID0EBKAI"/>
          <table:table-cell table:style-name="ID0EPKAI" office:value-type="string">
            <text:p>RM-A02-027</text:p>
          </table:table-cell>
          <table:table-cell table:style-name="ID0EBKAI"/>
          <table:table-cell table:style-name="ID0EIMAI" office:value-type="string">
            <text:p>대기실에 있는 유저나 친구로 등록된 유저를 초대할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QNMM">
          <table:table-cell table:style-name="ID0EBKAI"/>
          <table:table-cell table:style-name="ID0EPKAI" office:value-type="string">
            <text:p>RM-A02-028</text:p>
          </table:table-cell>
          <table:table-cell table:style-name="ID0EBKAI"/>
          <table:table-cell table:style-name="ID0EIMAI" office:value-type="string">
            <text:p>게임 방 반장은 방을 재설정 할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DPMM">
          <table:table-cell table:style-name="ID0EBKAI"/>
          <table:table-cell table:style-name="ID0EPKAI" office:value-type="string">
            <text:p>RM-A02-029</text:p>
          </table:table-cell>
          <table:table-cell table:style-name="ID0EBKAI"/>
          <table:table-cell table:style-name="ID0EIMAI" office:value-type="string">
            <text:p>게임 시작 전에 채팅이 가능하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WQMM">
          <table:table-cell table:style-name="ID0EBKAI"/>
          <table:table-cell table:style-name="ID0EPKAI" office:value-type="string">
            <text:p>RM-A02-030</text:p>
          </table:table-cell>
          <table:table-cell table:style-name="ID0EBKAI"/>
          <table:table-cell table:style-name="ID0E1LAI" office:value-type="string">
            <text:p>게임 대기방 전체인원 중 1 명이 1분간 레디를 하지 않았을 시
자동 퇴장 처리가 된다.게임 대기방 전체인원 중 1 명이 1분간 레디를 하지 않았을 시
자동 퇴장 처리가 된다.게임 대기방 전체인원 중 1 명이 1분간 레디를 하지 않았을 시
자동 퇴장 처리가 된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JSMM">
          <table:table-cell table:style-name="ID0EBKAI"/>
          <table:table-cell table:style-name="ID0EPKAI" office:value-type="string">
            <text:p>RM-A02-031</text:p>
          </table:table-cell>
          <table:table-cell table:style-name="ID0EBKAI"/>
          <table:table-cell table:style-name="ID0EIMAI" office:value-type="string">
            <text:p>비 매너 유저를 강제퇴장 시키기 위한 투표가 존재한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3TMM">
          <table:table-cell table:style-name="ID0EBKAI"/>
          <table:table-cell table:style-name="ID0EPKAI" office:value-type="string">
            <text:p>RM-A02-032</text:p>
          </table:table-cell>
          <table:table-cell table:style-name="ID0EBKAI" office:value-type="string">
            <text:p>게임 시작</text:p>
          </table:table-cell>
          <table:table-cell table:style-name="ID0EIMAI" office:value-type="string">
            <text:p>게임 시작 후엔 채팅이 불가능하고 오로지 정답만 입력할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RVMM">
          <table:table-cell table:style-name="ID0EBKAI"/>
          <table:table-cell table:style-name="ID0EPKAI" office:value-type="string">
            <text:p>RM-A02-033</text:p>
          </table:table-cell>
          <table:table-cell table:style-name="ID0EBKAI"/>
          <table:table-cell table:style-name="ID0EIMAI" office:value-type="string">
            <text:p>게임이 시작 되면 라운드 수 만큼의 제시어가 주어진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EXMM">
          <table:table-cell table:style-name="ID0EBKAI"/>
          <table:table-cell table:style-name="ID0EPKAI" office:value-type="string">
            <text:p>RM-A02-034</text:p>
          </table:table-cell>
          <table:table-cell table:style-name="ID0EBKAI"/>
          <table:table-cell table:style-name="ID0EIMAI" office:value-type="string">
            <text:p>한 라운드 당 방 설정에 따른 시간이 존재한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XYMM">
          <table:table-cell table:style-name="ID0EBKAI"/>
          <table:table-cell table:style-name="ID0EPKAI" office:value-type="string">
            <text:p>RM-A02-035</text:p>
          </table:table-cell>
          <table:table-cell table:style-name="ID0EBKAI"/>
          <table:table-cell table:style-name="ID0EIMAI" office:value-type="string">
            <text:p>각 한 턴마다 입력 제한 시간이 존재한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K1MM">
          <table:table-cell table:style-name="ID0EBKAI"/>
          <table:table-cell table:style-name="ID0EPKAI" office:value-type="string">
            <text:p>RM-A02-036</text:p>
          </table:table-cell>
          <table:table-cell table:style-name="ID0EBKAI"/>
          <table:table-cell table:style-name="ID0EIMAI" office:value-type="string">
            <text:p>한 라운드 당 중복 단어를 말할 수 없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42MM">
          <table:table-cell table:style-name="ID0EBKAI"/>
          <table:table-cell table:style-name="ID0EPKAI" office:value-type="string">
            <text:p>RM-A02-037</text:p>
          </table:table-cell>
          <table:table-cell table:style-name="ID0EBKAI"/>
          <table:table-cell table:style-name="ID0E1LAI" office:value-type="string">
            <text:p>유저가 제한 시간 안에 단어를 통과했을 경우 점수를 득점한다.
(득점 점수는 상황에 따라 다르다)유저가 제한 시간 안에 단어를 통과했을 경우 점수를 득점한다.
(득점 점수는 상황에 따라 다르다)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Q4MM">
          <table:table-cell table:style-name="ID0EBKAI"/>
          <table:table-cell table:style-name="ID0EPKAI" office:value-type="string">
            <text:p>RM-A02-038</text:p>
          </table:table-cell>
          <table:table-cell table:style-name="ID0EBKAI" office:value-type="string">
            <text:p>게임 종료</text:p>
          </table:table-cell>
          <table:table-cell table:style-name="ID0EIMAI" office:value-type="string">
            <text:p>유저가 얻은 총 점수를 집계한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F6MM">
          <table:table-cell table:style-name="ID0EBKAI"/>
          <table:table-cell table:style-name="ID0EPKAI" office:value-type="string">
            <text:p>RM-A02-039</text:p>
          </table:table-cell>
          <table:table-cell table:style-name="ID0EBKAI"/>
          <table:table-cell table:style-name="ID0EIMAI" office:value-type="string">
            <text:p>점수 집계에 따른 순위를 보여준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YANM">
          <table:table-cell table:style-name="ID0EBKAI"/>
          <table:table-cell table:style-name="ID0EPKAI" office:value-type="string">
            <text:p>RM-A02-040</text:p>
          </table:table-cell>
          <table:table-cell table:style-name="ID0EBKAI"/>
          <table:table-cell table:style-name="ID0EIMAI" office:value-type="string">
            <text:p>점수에 따른 경험치와 게임머니를 얻는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LCNM">
          <table:table-cell table:style-name="ID0EBKAI"/>
          <table:table-cell table:style-name="ID0EPKAI" office:value-type="string">
            <text:p>RM-A02-041</text:p>
          </table:table-cell>
          <table:table-cell table:style-name="ID0EBKAI" office:value-type="string">
            <text:p>상점</text:p>
          </table:table-cell>
          <table:table-cell table:style-name="ID0EIMAI" office:value-type="string">
            <text:p>게임 머니를 통해 캐릭터 부위별 치장 아이템을 살 수 있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5DNM">
          <table:table-cell table:style-name="ID0EBKAI"/>
          <table:table-cell table:style-name="ID0EPKAI" office:value-type="string">
            <text:p>RM-A02-042</text:p>
          </table:table-cell>
          <table:table-cell table:style-name="ID0EBKAI"/>
          <table:table-cell table:style-name="ID0EIMAI" office:value-type="string">
            <text:p>게임 내에서 사용할 수 있는 아이템을 살 수 있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PFNM">
          <table:table-cell table:style-name="ID0EBKAI"/>
          <table:table-cell table:style-name="ID0EPKAI" office:value-type="string">
            <text:p>RM-A02-043</text:p>
          </table:table-cell>
          <table:table-cell table:style-name="ID0EBKAI"/>
          <table:table-cell table:style-name="ID0EIMAI" office:value-type="string">
            <text:p>게임 아이템 추가</text:p>
          </table:table-cell>
          <table:table-cell table:style-name="ID0EPKAI" office:value-type="string">
            <text:p>기능</text:p>
          </table:table-cell>
          <table:table-cell table:style-name="ID0EPKAI"/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AHNM">
          <table:table-cell table:style-name="ID0EBKAI"/>
          <table:table-cell table:style-name="ID0EPKAI" office:value-type="string">
            <text:p>RM-A02-044</text:p>
          </table:table-cell>
          <table:table-cell table:style-name="ID0EBKAI"/>
          <table:table-cell table:style-name="ID0EIMAI" office:value-type="string">
            <text:p>게임 아이템 삭제</text:p>
          </table:table-cell>
          <table:table-cell table:style-name="ID0EPKAI" office:value-type="string">
            <text:p>기능</text:p>
          </table:table-cell>
          <table:table-cell table:style-name="ID0EPKAI"/>
          <table:table-cell table:style-name="ID0EPKAI" office:value-type="string">
            <text:p>O</text:p>
          </table:table-cell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RINM">
          <table:table-cell table:style-name="ID0EBKAI"/>
          <table:table-cell table:style-name="ID0EPKAI" office:value-type="string">
            <text:p>RM-A02-045</text:p>
          </table:table-cell>
          <table:table-cell table:style-name="ID0EPKAI" office:value-type="string">
            <text:p>인벤토리</text:p>
          </table:table-cell>
          <table:table-cell table:style-name="ID0EIMAI" office:value-type="string">
            <text:p>상점에서 구입한 아이템을 저장 할 인벤토리가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EKNM">
          <table:table-cell table:style-name="ID0EBKAI"/>
          <table:table-cell table:style-name="ID0EPKAI" office:value-type="string">
            <text:p>RM-A02-046</text:p>
          </table:table-cell>
          <table:table-cell table:style-name="ID0EBKAI" office:value-type="string">
            <text:p>랭킹 &amp; 전적</text:p>
          </table:table-cell>
          <table:table-cell table:style-name="ID0EIMAI" office:value-type="string">
            <text:p>총 경험치 별 랭킹이 존재한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XLNM">
          <table:table-cell table:style-name="ID0EBKAI"/>
          <table:table-cell table:style-name="ID0EPKAI" office:value-type="string">
            <text:p>RM-A02-047</text:p>
          </table:table-cell>
          <table:table-cell table:style-name="ID0EBKAI"/>
          <table:table-cell table:style-name="ID0EIMAI" office:value-type="string">
            <text:p>친구 추가한 유저 간의 랭킹을 볼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INNM">
          <table:table-cell table:style-name="ID0EBKAI"/>
          <table:table-cell table:style-name="ID0EPKAI" office:value-type="string">
            <text:p>RM-A02-048</text:p>
          </table:table-cell>
          <table:table-cell table:style-name="ID0EBKAI"/>
          <table:table-cell table:style-name="ID0EIMAI" office:value-type="string">
            <text:p>전적 검색을 통해 해당 유저의 전적과 순위를 볼 수 있다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ID0EZONM">
          <table:table-cell table:style-name="ID0EBKAI"/>
          <table:table-cell table:style-name="ID0EPKAI" office:value-type="string">
            <text:p>RM-A02-049</text:p>
          </table:table-cell>
          <table:table-cell table:style-name="ID0EBKAI"/>
          <table:table-cell table:style-name="ID0EIMAI" office:value-type="string">
            <text:p>상세전적보기를 통해 유저의 랭킹&amp;전적을 볼 수 있다.</text:p>
          </table:table-cell>
          <table:table-cell table:style-name="ID0EPKAI" office:value-type="string">
            <text:p>기능</text:p>
          </table:table-cell>
          <table:table-cell table:style-name="ID0EPKAI" office:value-type="string">
            <text:p>O</text:p>
          </table:table-cell>
          <table:table-cell table:style-name="ID0EPKAI"/>
          <table:table-cell table:style-name="ID0EPKAI"/>
          <table:table-cell table:style-name="ID0EOXAG"/>
          <table:table-cell table:number-columns-repeated="247"/>
        </table:table-row>
        <table:table-row xmlns:xdr="http://schemas.openxmlformats.org/drawingml/2006/spreadsheetDrawing" table:style-name="ro11">
          <table:table-cell table:style-name="ID0ETNAI"/>
          <table:table-cell table:style-name="ID0EAOAI"/>
          <table:table-cell table:style-name="ID0EAOAI"/>
          <table:table-cell table:style-name="ID0EAOAI"/>
          <table:table-cell table:style-name="ID0EAOAI"/>
          <table:table-cell table:style-name="ID0EAOAI"/>
          <table:table-cell table:style-name="ID0EAOAI"/>
          <table:table-cell table:style-name="ID0EAOAI"/>
          <table:table-cell table:number-columns-repeated="248"/>
        </table:table-row>
        <table:table-row table:style-name="ro11" table:number-rows-repeated="65535">
          <table:table-cell table:number-columns-repeated="256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바탕체" svg:font-family="바탕체"/>
    <style:font-face style:name="Arial" svg:font-family="Arial"/>
    <style:font-face style:name="굴림체" svg:font-family="굴림체"/>
    <style:font-face style:name="한컴바탕" svg:font-family="한컴바탕"/>
    <style:font-face style:name="한컴바탕" svg:font-family="한컴바탕"/>
    <style:font-face style:name="한컴바탕" svg:font-family="한컴바탕"/>
    <style:font-face style:name="Arial" svg:font-family="Arial"/>
    <style:font-face style:name="한컴바탕" svg:font-family="한컴바탕"/>
    <style:font-face style:name="Arial" svg:font-family="Arial"/>
    <style:font-face style:name="한컴바탕" svg:font-family="한컴바탕"/>
    <style:font-face style:name="한컴바탕" svg:font-family="한컴바탕"/>
    <style:font-face style:name="한컴바탕" svg:font-family="한컴바탕"/>
    <style:font-face style:name="한컴바탕" svg:font-family="한컴바탕"/>
    <style:font-face style:name="한컴바탕" svg:font-family="한컴바탕"/>
    <style:font-face style:name="한컴바탕" svg:font-family="한컴바탕"/>
    <style:font-face style:name="한컴바탕" svg:font-family="한컴바탕"/>
    <style:font-face style:name="한컴바탕" svg:font-family="한컴바탕"/>
    <style:font-face style:name="한컴바탕" svg:font-family="한컴바탕"/>
    <style:font-face style:name="돋움" svg:font-family="돋움"/>
    <style:font-face style:name="Arial" svg:font-family="Arial"/>
    <style:font-face style:name="돋움" svg:font-family="돋움"/>
    <style:font-face style:name="굴림" svg:font-family="굴림"/>
    <style:font-face style:name="굴림" svg:font-family="굴림"/>
    <style:font-face style:name="굴림" svg:font-family="굴림"/>
  </office:font-face-decls>
  <office:styles>
    <style:style style:name="Default" style:family="table-cell">
      <style:text-properties style:font-name="돋움" fo:font-size="10" style:font-size-asian="10pt" style:font-size-complex="10pt" style:font-name-asian="돋움" fo:color="#000000"/>
    </style:style>
    <style:style style:name="표준____" style:family="table-cell" style:data-style-name="N1" style:parent-style-name="Default">
      <style:table-cell-properties style:vertical-align="middle"/>
      <style:paragraph-properties fo:text-align="center"/>
      <style:text-properties style:font-name="한컴바탕" fo:font-size="14" style:font-size-asian="14pt" style:font-size-complex="14pt" style:font-name-asian="한컴바탕" fo:color="#000000" style:font-weight-asian="bold" fo:font-weight="bold"/>
    </style:style>
    <style:style style:name="표준__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 fo:background-color="#c0c0c0"/>
      <style:paragraph-properties fo:text-align="center"/>
      <style:text-properties style:font-name="한컴바탕" fo:font-size="14" style:font-size-asian="14pt" style:font-size-complex="14pt" style:font-name-asian="한컴바탕" fo:color="#000000" style:font-weight-asian="bold" fo:font-weight="bold"/>
    </style:style>
    <style:style style:name="표준_f_요구사항정의서_f_마켓플레이스" style:family="table-cell" style:data-style-name="N1" style:parent-style-name="Default">
      <style:table-cell-properties style:vertical-align="middle" fo:wrap-option="wrap" fo:border-bottom="none" fo:border-right="none" fo:border-left="0.002cm solid #000000" fo:border-top="none" fo:background-color="#bfbfbf"/>
      <style:paragraph-properties fo:text-align="center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표준____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 fo:background-color="#ffffff"/>
      <style:paragraph-properties fo:text-align="center"/>
      <style:text-properties style:font-name="한컴바탕" fo:font-size="12" style:font-size-asian="12pt" style:font-size-complex="12pt" style:font-name-asian="한컴바탕" fo:color="#000000"/>
    </style:style>
    <style:style style:name="Result" style:family="table-cell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 style:font-weight-asian="bold" fo:font-weight="bold" fo:font-style="italic" style:text-underline-type="single" style:text-underline-style="solid" style:text-underline-width="normal"/>
    </style:style>
    <style:style style:name="Result" style:family="table-cell" style:data-style-name="ID0EKD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 style:font-weight-asian="bold" fo:font-weight="bold" fo:font-style="italic" style:text-underline-type="single" style:text-underline-style="solid" style:text-underline-width="normal"/>
    </style:style>
    <style:style style:name="Heading" style:family="table-cell" style:parent-style-name="Default">
      <style:table-cell-properties style:vertical-align="bottom"/>
      <style:paragraph-properties fo:text-align="center"/>
      <style:text-properties style:font-name="돋움" fo:font-size="16" style:font-size-asian="16pt" style:font-size-complex="16pt" style:font-name-asian="돋움" fo:color="#000000" style:font-weight-asian="bold" fo:font-weight="bold" fo:font-style="italic"/>
    </style:style>
    <style:style style:name="Heading" style:family="table-cell" style:parent-style-name="Default">
      <style:table-cell-properties style:vertical-align="bottom" style:rotation-angle="90" style:rotation-align="none"/>
      <style:paragraph-properties fo:text-align="center"/>
      <style:text-properties style:font-name="돋움" fo:font-size="16" style:font-size-asian="16pt" style:font-size-complex="16pt" style:font-name-asian="돋움" fo:color="#000000" style:font-weight-asian="bold" fo:font-weight="bold" fo:font-style="italic"/>
    </style:style>
    <style:style style:name="_f_dimensions____" style:family="table-cell" style:data-style-name="N1" style:parent-style-name="Default">
      <style:table-cell-properties style:vertical-align="bottom"/>
      <style:paragraph-properties fo:text-align="general"/>
      <style:text-properties style:font-name="바탕체" fo:font-size="12" style:font-size-asian="12pt" style:font-size-complex="12pt" style:font-name-asian="바탕체" fo:color="#000000"/>
    </style:style>
    <style:style style:name="_f_엑셀문서표준_f_양식__세로__" style:family="table-cell" style:data-style-name="N1" style:parent-style-name="Default">
      <style:table-cell-properties style:vertical-align="bottom"/>
      <style:paragraph-properties fo:text-align="general"/>
      <style:text-properties style:font-name="바탕체" fo:font-size="12" style:font-size-asian="12pt" style:font-size-complex="12pt" style:font-name-asian="바탕체" fo:color="#000000"/>
    </style:style>
    <style:style style:name="_f_요구사항추적매트릭스__CS___f_보기" style:family="table-cell" style:data-style-name="N1" style:parent-style-name="Default">
      <style:table-cell-properties style:vertical-align="bottom"/>
      <style:paragraph-properties fo:text-align="general"/>
      <style:text-properties style:font-name="바탕체" fo:font-size="12" style:font-size-asian="12pt" style:font-size-complex="12pt" style:font-name-asian="바탕체" fo:color="#000000"/>
    </style:style>
    <style:style style:name="_f_요구사항추적표__웹___f_양식" style:family="table-cell" style:data-style-name="N1" style:parent-style-name="Default">
      <style:table-cell-properties style:vertical-align="bottom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_f_원가분석표" style:family="table-cell" style:data-style-name="N1" style:parent-style-name="Default">
      <style:table-cell-properties style:vertical-align="bottom"/>
      <style:paragraph-properties fo:text-align="general"/>
      <style:text-properties style:font-name="굴림체" fo:font-size="10" style:font-size-asian="10pt" style:font-size-complex="10pt" style:font-name-asian="굴림체" fo:color="#000000"/>
    </style:style>
    <style:style style:name="_f_통합테스트빌드목록" style:family="table-cell" style:data-style-name="N1" style:parent-style-name="Default">
      <style:table-cell-properties style:vertical-align="bottom"/>
      <style:paragraph-properties fo:text-align="general"/>
      <style:text-properties style:font-name="바탕체" fo:font-size="12" style:font-size-asian="12pt" style:font-size-complex="12pt" style:font-name-asian="바탕체" fo:color="#000000"/>
    </style:style>
    <style:style style:name="_f_회의록관리대장_f___업무영역명" style:family="table-cell" style:data-style-name="N1" style:parent-style-name="Default">
      <style:table-cell-properties style:vertical-align="bottom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AeE_ad____b__d__f_AMT__" style:family="table-cell" style:data-style-name="N1" style:parent-style-name="Default">
      <style:table-cell-properties style:vertical-align="bottom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AeE_ad__f_AMT__" style:family="table-cell" style:data-style-name="N1" style:parent-style-name="Default">
      <style:table-cell-properties style:vertical-align="bottom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ALIGNMENT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00"/>
    </style:style>
    <style:style style:name="ALIGNMENT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00"/>
    </style:style>
    <style:style style:name="AÞ_b__b____b__d__f_AN_b_y____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AÞ_b__b__f_AN_b_y____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category" style:family="table-cell" style:data-style-name="N1" style:parent-style-name="Default">
      <style:table-cell-properties style:vertical-align="bottom" fo:border-bottom="0.002cm solid #000000" fo:border-right="none" fo:border-left="none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00" style:font-weight-asian="bold" fo:font-weight="bold"/>
    </style:style>
    <style:style style:name="category__" style:family="table-cell" style:data-style-name="N1" style:parent-style-name="Default">
      <style:table-cell-properties style:vertical-align="bottom" fo:border-bottom="0.002cm solid #000000" fo:border-right="0.002cm solid #000000" fo:border-left="none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00" style:font-weight-asian="bold" fo:font-weight="bold"/>
    </style:style>
    <style:style style:name="Comma___b__d__f___SG__A__Bridge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comma__zerodec" style:family="table-cell" style:data-style-name="ID0EHD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comma__zerodec__" style:family="table-cell" style:data-style-name="ID0EHD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Comma_f___SG__A__Bridge__" style:family="table-cell" style:data-style-name="N2" style:parent-style-name="Default">
      <style:table-cell-properties style:vertical-align="bottom" fo:border-bottom="0.002cm solid #000000" fo:border-right="none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Curren_f___퐀___f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굴림체" fo:font-size="10" style:font-size-asian="10pt" style:font-size-complex="10pt" style:font-name-asian="굴림체" fo:color="#000000"/>
    </style:style>
    <style:style style:name="Currency___b__d__f___SG__A__Bridge__" style:family="table-cell" style:data-style-name="N5" style:parent-style-name="Default">
      <style:table-cell-properties style:vertical-align="bottom" fo:border-bottom="0.002cm solid #000000" fo:border-right="none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Currency" style:family="table-cell" style:data-style-name="ID0EED" style:parent-style-name="Default">
      <style:table-cell-properties style:vertical-align="bottom" fo:border-bottom="0.002cm solid #000000" fo:border-right="none" fo:border-left="none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Currency__" style:family="table-cell" style:data-style-name="ID0EED" style:parent-style-name="Default">
      <style:table-cell-properties style:vertical-align="bottom" fo:border-bottom="0.002cm solid #000000" fo:border-right="none" fo:border-left="none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Currency_f___SG__A__Bridge__" style:family="table-cell" style:data-style-name="N6" style:parent-style-name="Default">
      <style:table-cell-properties style:vertical-align="bottom" fo:border-bottom="0.002cm solid #000000" fo:border-right="0.002cm solid #000000" fo:border-left="none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C_ffe_AØ_f__b_c_be__f__ba_I_ba__b___AN_b_e__" style:family="table-cell" style:data-style-name="N1" style:parent-style-name="Default">
      <style:table-cell-properties style:vertical-align="bottom" fo:border-bottom="0.002cm solid #000000" fo:border-right="0.002cm solid #000000" fo:border-left="none" fo:border-top="0.002cm solid #000000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Dollar____zero__dec__" style:family="table-cell" style:data-style-name="N4" style:parent-style-name="Default">
      <style:table-cell-properties style:vertical-align="bottom" fo:border-bottom="0.002cm solid #000000" fo:border-right="none" fo:border-left="none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Dollar____zero__dec____" style:family="table-cell" style:data-style-name="N4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Grey" style:family="table-cell" style:data-style-name="N38" style:parent-style-name="Default">
      <style:table-cell-properties style:vertical-align="bottom" fo:border-bottom="0.002cm solid #000000" fo:border-right="0.002cm solid #000000" fo:border-left="none" fo:border-top="0.002cm solid #000000" fo:background-color="#ffffff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Grey__" style:family="table-cell" style:data-style-name="N38" style:parent-style-name="Default">
      <style:table-cell-properties style:vertical-align="bottom" fo:border-bottom="0.002cm solid #000000" fo:border-right="0.002cm solid #000000" fo:border-left="none" fo:border-top="0.002cm solid #000000" fo:background-color="#ffffff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Grey__" style:family="table-cell" style:data-style-name="N38" style:parent-style-name="Default">
      <style:table-cell-properties style:vertical-align="bottom" fo:border-bottom="none" fo:border-right="none" fo:border-left="0.002cm solid #000000" fo:border-top="none" fo:background-color="#c0c0c0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Grey__" style:family="table-cell" style:data-style-name="N38" style:parent-style-name="Default">
      <style:table-cell-properties style:vertical-align="bottom" fo:border-bottom="0.002cm solid #000000" fo:border-right="0.002cm solid #000000" fo:border-left="0.002cm solid #000000" fo:border-top="0.002cm solid #000000" fo:background-color="#c0c0c0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Grey__" style:family="table-cell" style:data-style-name="N38" style:parent-style-name="Default">
      <style:table-cell-properties style:vertical-align="bottom" fo:border-bottom="0.002cm solid #000000" fo:border-right="0.002cm solid #000000" fo:border-left="0.002cm solid #000000" fo:border-top="0.002cm solid #000000" fo:background-color="#ffffff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HEADER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start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HEADER__" style:family="table-cell" style:data-style-name="N1" style:parent-style-name="Default">
      <style:table-cell-properties style:vertical-align="bottom" fo:border-bottom="none" fo:border-right="0.002cm solid #000000" fo:border-left="0.002cm solid #000000" fo:border-top="none"/>
      <style:paragraph-properties fo:text-align="start"/>
      <style:text-properties style:font-name="한컴바탕" fo:font-size="12" style:font-size-asian="12pt" style:font-size-complex="12pt" style:font-name-asian="한컴바탕" fo:color="#000000" style:font-weight-asian="bold" fo:font-weight="bold"/>
    </style:style>
    <style:style style:name="Header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start"/>
      <style:text-properties style:font-name="Arial" fo:font-size="12" style:font-size-asian="12pt" style:font-size-complex="12pt" style:font-name-asian="Arial" fo:color="#000000" style:font-weight-asian="bold" fo:font-weight="bold"/>
    </style:style>
    <style:style style:name="Header__" style:family="table-cell" style:data-style-name="N1" style:parent-style-name="Default">
      <style:table-cell-properties style:vertical-align="middle" fo:border-bottom="none" fo:border-right="0.002cm solid #000000" fo:border-left="0.002cm solid #000000" fo:border-top="none"/>
      <style:paragraph-properties fo:text-align="start"/>
      <style:text-properties style:font-name="Arial" fo:font-size="12" style:font-size-asian="12pt" style:font-size-complex="12pt" style:font-name-asian="Arial" fo:color="#000000" style:font-weight-asian="bold" fo:font-weight="bold"/>
    </style:style>
    <style:style style:name="Header" style:family="table-cell" style:data-style-name="N1" style:parent-style-name="Default">
      <style:table-cell-properties style:vertical-align="middle" fo:border-bottom="0.002cm solid #000000" fo:border-right="0.002cm solid #000000" fo:border-left="0.002cm solid #000000" fo:border-top="none"/>
      <style:paragraph-properties fo:text-align="start"/>
      <style:text-properties style:font-name="Arial" fo:font-size="12" style:font-size-asian="12pt" style:font-size-complex="12pt" style:font-name-asian="Arial" fo:color="#000000" style:font-weight-asian="bold" fo:font-weight="bold"/>
    </style:style>
    <style:style style:name="Header__" style:family="table-cell" style:data-style-name="N1" style:parent-style-name="Default">
      <style:table-cell-properties style:vertical-align="middle"/>
      <style:paragraph-properties fo:text-align="start"/>
      <style:text-properties style:font-name="Arial" fo:font-size="12" style:font-size-asian="12pt" style:font-size-complex="12pt" style:font-name-asian="Arial" fo:color="#000000" style:font-weight-asian="bold" fo:font-weight="bold"/>
    </style:style>
    <style:style style:name="Hyperlink_f_NEGS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ff" style:text-underline-type="single" style:text-underline-style="solid" style:text-underline-width="normal"/>
    </style:style>
    <style:style style:name="Input___b_yellow_d_" style:family="table-cell" style:data-style-name="N10" style:parent-style-name="Default">
      <style:table-cell-properties style:vertical-align="bottom" fo:background-color="#ffffff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nput___b_yellow_d___" style:family="table-cell" style:data-style-name="N10" style:parent-style-name="Default">
      <style:table-cell-properties style:vertical-align="bottom" fo:border-bottom="0.002cm solid #000000" fo:border-right="0.002cm solid #000000" fo:border-left="0.002cm solid #000000" fo:border-top="0.002cm solid #000000" fo:background-color="#ffffff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nput___b_yellow_d___" style:family="table-cell" style:data-style-name="N10" style:parent-style-name="Default">
      <style:table-cell-properties style:vertical-align="bottom" fo:border-bottom="0.002cm solid #000000" fo:border-right="0.002cm solid #000000" fo:border-left="0.002cm solid #000000" fo:border-top="0.002cm solid #000000" fo:background-color="#ffffcc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nput___b_yellow_d___" style:family="table-cell" style:data-style-name="N10" style:parent-style-name="Default">
      <style:table-cell-properties style:vertical-align="bottom" fo:border-bottom="0.002cm solid #000000" fo:border-right="0.002cm solid #000000" fo:border-left="0.002cm solid #000000" fo:border-top="0.002cm solid #000000" fo:background-color="#ffffcc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Input___b_yellow_d___" style:family="table-cell" style:data-style-name="N10" style:parent-style-name="Default">
      <style:table-cell-properties style:vertical-align="bottom" fo:border-bottom="0.002cm solid #000000" fo:border-right="0.002cm solid #000000" fo:border-left="0.002cm solid #000000" fo:border-top="0.002cm solid #000000" fo:background-color="#ffffff"/>
      <style:paragraph-properties fo:text-align="general"/>
      <style:text-properties style:font-name="Arial" fo:font-size="8" style:font-size-asian="8pt" style:font-size-complex="8pt" style:font-name-asian="Arial" fo:color="#000000"/>
    </style:style>
    <style:style style:name="Model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1" style:font-size-asian="11pt" style:font-size-complex="11pt" style:font-name-asian="한컴바탕" fo:color="#000000" style:font-weight-asian="bold" fo:font-weight="bold"/>
    </style:style>
    <style:style style:name="Model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1" style:font-size-asian="11pt" style:font-size-complex="11pt" style:font-name-asian="한컴바탕" fo:color="#000000" style:font-weight-asian="bold" fo:font-weight="bold"/>
    </style:style>
    <style:style style:name="Normal____Style" style:family="table-cell" style:data-style-name="N3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Normal____Style__" style:family="table-cell" style:data-style-name="N3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Normal____Style__" style:family="table-cell" style:data-style-name="N1" style:parent-style-name="Default">
      <style:table-cell-properties style:vertical-align="bottom" fo:border-bottom="0.002cm solid #000000" fo:border-right="none" fo:border-left="0.002cm solid #000000" fo:border-top="none"/>
      <style:paragraph-properties fo:text-align="general"/>
      <style:text-properties style:font-name="한컴바탕" fo:font-size="10" style:font-size-asian="10pt" style:font-size-complex="10pt" style:font-name-asian="한컴바탕" fo:color="#000000"/>
    </style:style>
    <style:style style:name="Normal____Style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none"/>
      <style:paragraph-properties fo:text-align="general"/>
      <style:text-properties style:font-name="한컴바탕" fo:font-size="10" style:font-size-asian="10pt" style:font-size-complex="10pt" style:font-name-asian="한컴바탕" fo:color="#000000"/>
    </style:style>
    <style:style style:name="Normal____Style__" style:family="table-cell" style:data-style-name="N3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Normal_f___SG__A__Bridge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Percent___b__d_" style:family="table-cell" style:data-style-name="N10" style:parent-style-name="Default">
      <style:table-cell-properties style:vertical-align="bottom" fo:border-bottom="none" fo:border-right="none" fo:border-left="0.002cm solid #000000" fo:border-top="none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Percent___b__d___" style:family="table-cell" style:data-style-name="N10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subhead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1" style:font-size-asian="11pt" style:font-size-complex="11pt" style:font-name-asian="한컴바탕" fo:color="#000000" style:font-weight-asian="bold" fo:font-weight="bold"/>
    </style:style>
    <style:style style:name="subhead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1" style:font-size-asian="11pt" style:font-size-complex="11pt" style:font-name-asian="한컴바탕" fo:color="#000000" style:font-weight-asian="bold" fo:font-weight="bold"/>
    </style:style>
    <style:style style:name="_a____f_e_f_TEST__" style:family="table-cell" style:data-style-name="N1" style:parent-style-name="Default">
      <style:table-cell-properties style:vertical-align="bottom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똿뗦먛귟___b__d__f_PRODUCT__DETAIL__Q" style:family="table-cell" style:data-style-name="N40" style:parent-style-name="Default">
      <style:table-cell-properties style:vertical-align="bottom" fo:border-bottom="none" fo:border-right="0.002cm solid #000000" fo:border-left="0.002cm solid #000000" fo:border-top="none"/>
      <style:paragraph-properties fo:text-align="general"/>
      <style:text-properties style:font-name="한컴바탕" fo:font-size="14" style:font-size-asian="14pt" style:font-size-complex="14pt" style:font-name-asian="한컴바탕" fo:color="#000000"/>
    </style:style>
    <style:style style:name="똿뗦먛귟_f_PRODUCT__DETAIL__Q" style:family="table-cell" style:data-style-name="N38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4" style:font-size-asian="14pt" style:font-size-complex="14pt" style:font-name-asian="한컴바탕" fo:color="#000000"/>
    </style:style>
    <style:style style:name="믅됞___b__d__f_PRODUCT__DETAIL__Q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4" style:font-size-asian="14pt" style:font-size-complex="14pt" style:font-name-asian="한컴바탕" fo:color="#000000"/>
    </style:style>
    <style:style style:name="믅됞_f_PRODUCT__DETAIL__Q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4" style:font-size-asian="14pt" style:font-size-complex="14pt" style:font-name-asian="한컴바탕" fo:color="#000000"/>
    </style:style>
    <style:style style:name="뷭_f__f_BOOKSHIP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2" style:font-size-asian="12pt" style:font-size-complex="12pt" style:font-name-asian="한컴바탕" fo:color="#000000"/>
    </style:style>
    <style:style style:name="쉼표___b__d___" style:family="table-cell" style:data-style-name="N7" style:parent-style-name="Default">
      <style:table-cell-properties style:vertical-align="middle" fo:border-bottom="0.002cm solid #000000" fo:border-right="0.002cm solid #000000" fo:border-left="0.002cm solid #000000" fo:border-top="0.002cm solid #000000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스타일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스타일__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스타일__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00"/>
    </style:style>
    <style:style style:name="스타일__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한컴바탕" fo:font-size="10" style:font-size-asian="10pt" style:font-size-complex="10pt" style:font-name-asian="한컴바탕" fo:color="#000000"/>
    </style:style>
    <style:style style:name="스타일__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0.002cm solid #0000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콤마___b__d__f___견적기준__FLOW__" style:family="table-cell" style:data-style-name="N1" style:parent-style-name="Default">
      <style:table-cell-properties style:vertical-align="bottom"/>
      <style:paragraph-properties fo:text-align="general"/>
      <style:text-properties style:font-name="바탕체" fo:font-size="12" style:font-size-asian="12pt" style:font-size-complex="12pt" style:font-name-asian="바탕체" fo:color="#000000"/>
    </style:style>
    <style:style style:name="콤마_f___견적기준__FLOW__" style:family="table-cell" style:data-style-name="N1" style:parent-style-name="Default">
      <style:table-cell-properties style:vertical-align="bottom" fo:border-bottom="0.002cm solid #000000" fo:border-right="none" fo:border-left="0.002cm solid #000000" fo:border-top="none"/>
      <style:paragraph-properties fo:text-align="general"/>
      <style:text-properties style:font-name="바탕체" fo:font-size="12" style:font-size-asian="12pt" style:font-size-complex="12pt" style:font-name-asian="바탕체" fo:color="#000000"/>
    </style:style>
    <style:style style:name="표준__" style:family="table-cell" style:data-style-name="N1" style:parent-style-name="Default">
      <style:table-cell-properties style:vertical-align="bottom" fo:border-bottom="0.002cm solid #000000" fo:border-right="0.002cm solid #000000" fo:border-left="0.002cm solid #000000" fo:border-top="none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표준__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표준____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표준______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표준________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표준______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표준____" style:family="table-cell" style:data-style-name="N1" style:parent-style-name="Default">
      <style:table-cell-properties style:vertical-align="middle"/>
      <style:paragraph-properties fo:text-align="general"/>
      <style:text-properties style:font-name="한컴바탕" fo:font-size="11" style:font-size-asian="11pt" style:font-size-complex="11pt" style:font-name-asian="한컴바탕" fo:color="#000000"/>
    </style:style>
    <style:style style:name="표준____" style:family="table-cell" style:data-style-name="N1" style:parent-style-name="Default">
      <style:table-cell-properties style:vertical-align="middle"/>
      <style:paragraph-properties fo:text-align="general"/>
      <style:text-properties style:font-name="한컴바탕" fo:font-size="11" style:font-size-asian="11pt" style:font-size-complex="11pt" style:font-name-asian="한컴바탕" fo:color="#000000"/>
    </style:style>
    <style:style style:name="표준____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표준____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표준____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표준____" style:family="table-cell" style:data-style-name="N1" style:parent-style-name="Default">
      <style:table-cell-properties style:vertical-align="bottom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표준__" style:family="table-cell" style:data-style-name="N1" style:parent-style-name="Default">
      <style:table-cell-properties style:vertical-align="middle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표준__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표준__" style:family="table-cell" style:data-style-name="N1" style:parent-style-name="Default">
      <style:table-cell-properties style:vertical-align="bottom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표준__" style:family="table-cell" style:data-style-name="N1" style:parent-style-name="Default">
      <style:table-cell-properties style:vertical-align="middle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표준__" style:family="table-cell" style:data-style-name="N1" style:parent-style-name="Default">
      <style:table-cell-properties style:vertical-align="middle"/>
      <style:paragraph-properties fo:text-align="general"/>
      <style:text-properties style:font-name="한컴바탕" fo:font-size="11" style:font-size-asian="11pt" style:font-size-complex="11pt" style:font-name-asian="한컴바탕" fo:color="#000000"/>
    </style:style>
    <style:style style:name="표준__" style:family="table-cell" style:data-style-name="N1" style:parent-style-name="Default">
      <style:table-cell-properties style:vertical-align="middle"/>
      <style:paragraph-properties fo:text-align="general"/>
      <style:text-properties style:font-name="한컴바탕" fo:font-size="11" style:font-size-asian="11pt" style:font-size-complex="11pt" style:font-name-asian="한컴바탕" fo:color="#000000"/>
    </style:style>
  </office:styles>
  <office:automatic-styles>
    <style:page-layout style:name="pm1">
      <style:page-layout-properties fo:page-width="20.999cm" fo:page-height="29.699cm" style:print-orientation="portrait" style:scale-to="100" fo:margin-top="0.8cm" fo:margin-bottom="0.8cm" fo:margin-left="1.9cm" fo:margin-right="1.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creation-date>2021-02-18T23:49:44.035</meta:creation-date>
    <dc:creator xmlns:dc="http://purl.org/dc/elements/1.1/">PC-11</dc:creator>
    <dc:date xmlns:dc="http://purl.org/dc/elements/1.1/">2021-02-18T23:52:29.001</dc:date>
    <meta:editing-cycles>10</meta:editing-cycles>
    <meta:document-statistic/>
  </office:meta>
</office:document-meta>
</file>